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P302" style:family="paragraph" style:parent-style-name="Standard">
      <style:paragraph-properties fo:break-before="auto" fo:line-height="115%" style:writing-mode="lr-tb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P353" style:family="paragraph" style:parent-style-name="Standard">
      <style:paragraph-properties fo:break-before="auto" fo:line-height="115%" style:writing-mode="lr-tb"/>
    </style:style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P364" style:family="paragraph" style:parent-style-name="Standard">
      <style:paragraph-properties fo:break-before="auto" fo:line-height="115%" style:writing-mode="lr-tb"/>
    </style:style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P374" style:family="paragraph" style:parent-style-name="Standard">
      <style:paragraph-properties fo:break-before="auto" fo:line-height="115%" style:writing-mode="lr-tb"/>
    </style:style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P382" style:family="paragraph" style:parent-style-name="Standard">
      <style:paragraph-properties fo:break-before="auto" fo:line-height="115%" style:writing-mode="lr-tb"/>
    </style:style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P390" style:family="paragraph" style:parent-style-name="Standard">
      <style:paragraph-properties fo:break-before="auto" fo:line-height="115%" style:writing-mode="lr-tb"/>
    </style:style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/>
    <style:style style:name="T391_11" style:family="text"/>
    <style:style style:name="T391_12" style:family="text"/>
    <style:style style:name="T391_13" style:family="text"/>
    <style:style style:name="T391_14" style:family="text"/>
    <style:style style:name="T391_15" style:family="text"/>
    <style:style style:name="T391_16" style:family="text"/>
    <style:style style:name="T391_17" style:family="text"/>
    <style:style style:name="T391_18" style:family="text"/>
    <style:style style:name="T391_19" style:family="text"/>
    <style:style style:name="T391_20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T393_10" style:family="text"/>
    <style:style style:name="T393_11" style:family="text"/>
    <style:style style:name="T393_12" style:family="text"/>
    <style:style style:name="T393_13" style:family="text"/>
    <style:style style:name="T393_14" style:family="text"/>
    <style:style style:name="T393_15" style:family="text"/>
    <style:style style:name="T393_16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P398" style:family="paragraph" style:parent-style-name="Standard">
      <style:paragraph-properties fo:break-before="auto" fo:line-height="115%" style:writing-mode="lr-tb"/>
    </style:style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T399_17" style:family="text"/>
    <style:style style:name="T399_18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T401_11" style:family="text"/>
    <style:style style:name="T401_12" style:family="text"/>
    <style:style style:name="T401_13" style:family="text"/>
    <style:style style:name="T401_14" style:family="text"/>
    <style:style style:name="T401_15" style:family="text"/>
    <style:style style:name="T401_16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P406" style:family="paragraph" style:parent-style-name="Standard">
      <style:paragraph-properties fo:break-before="auto" fo:line-height="115%" style:writing-mode="lr-tb"/>
    </style:style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T407_17" style:family="text"/>
    <style:style style:name="T407_18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P414" style:family="paragraph" style:parent-style-name="Standard">
      <style:paragraph-properties fo:break-before="auto" fo:line-height="115%" style:writing-mode="lr-tb"/>
    </style:style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T415_17" style:family="text"/>
    <style:style style:name="T415_18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/>
    <style:style style:name="T420_16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P422" style:family="paragraph" style:parent-style-name="Standard">
      <style:paragraph-properties fo:break-before="auto" fo:line-height="115%" style:writing-mode="lr-tb"/>
    </style:style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P424" style:family="paragraph" style:parent-style-name="Standard">
      <style:paragraph-properties fo:break-before="auto" fo:line-height="115%" style:writing-mode="lr-tb"/>
    </style:style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T429_15" style:family="text"/>
    <style:style style:name="T429_16" style:family="text"/>
    <style:style style:name="T429_17" style:family="text"/>
    <style:style style:name="T429_18" style:family="text"/>
    <style:style style:name="T429_19" style:family="text"/>
    <style:style style:name="T429_20" style:family="text"/>
    <style:style style:name="T429_21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T432_25" style:family="text"/>
    <style:style style:name="T432_26" style:family="text"/>
    <style:style style:name="T432_27" style:family="text"/>
    <style:style style:name="T432_28" style:family="text"/>
    <style:style style:name="T432_29" style:family="text"/>
    <style:style style:name="T432_30" style:family="text"/>
    <style:style style:name="T432_31" style:family="text"/>
    <style:style style:name="T432_32" style:family="text"/>
    <style:style style:name="T432_33" style:family="text"/>
    <style:style style:name="T432_34" style:family="text"/>
    <style:style style:name="T432_35" style:family="text"/>
    <style:style style:name="T432_36" style:family="text"/>
    <style:style style:name="T432_37" style:family="text"/>
    <style:style style:name="T432_38" style:family="text"/>
    <style:style style:name="T432_39" style:family="text"/>
    <style:style style:name="T432_40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T436_2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P442" style:family="paragraph" style:parent-style-name="Standard">
      <style:paragraph-properties fo:break-before="auto" fo:line-height="115%" style:writing-mode="lr-tb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T443_15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T445_13" style:family="text"/>
    <style:style style:name="T445_14" style:family="text"/>
    <style:style style:name="T445_15" style:family="text"/>
    <style:style style:name="T445_16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T447_16" style:family="text"/>
    <style:style style:name="T447_17" style:family="text"/>
    <style:style style:name="T447_18" style:family="text"/>
    <style:style style:name="T447_19" style:family="text"/>
    <style:style style:name="T447_20" style:family="text"/>
    <style:style style:name="T447_21" style:family="text"/>
    <style:style style:name="T447_22" style:family="text"/>
    <style:style style:name="T447_23" style:family="text"/>
    <style:style style:name="T447_24" style:family="text"/>
    <style:style style:name="T447_25" style:family="text"/>
    <style:style style:name="T447_26" style:family="text"/>
    <style:style style:name="T447_27" style:family="text"/>
    <style:style style:name="T447_28" style:family="text"/>
    <style:style style:name="T447_29" style:family="text"/>
    <style:style style:name="T447_30" style:family="text"/>
    <style:style style:name="T447_31" style:family="text"/>
    <style:style style:name="T447_32" style:family="text"/>
    <style:style style:name="T447_33" style:family="text"/>
    <style:style style:name="T447_34" style:family="text"/>
    <style:style style:name="T447_35" style:family="text"/>
    <style:style style:name="T447_36" style:family="text"/>
    <style:style style:name="T447_37" style:family="text"/>
    <style:style style:name="T447_38" style:family="text"/>
    <style:style style:name="T447_39" style:family="text"/>
    <style:style style:name="T447_40" style:family="text"/>
    <style:style style:name="T447_41" style:family="text"/>
    <style:style style:name="T447_42" style:family="text"/>
    <style:style style:name="T447_43" style:family="text"/>
    <style:style style:name="T447_44" style:family="text"/>
    <style:style style:name="T447_45" style:family="text"/>
    <style:style style:name="T447_46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T455_15" style:family="text"/>
    <style:style style:name="T455_16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P457" style:family="paragraph" style:parent-style-name="Standard">
      <style:paragraph-properties fo:break-before="auto" fo:line-height="115%" style:writing-mode="lr-tb"/>
    </style:style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T462_17" style:family="text"/>
    <style:style style:name="T462_18" style:family="text"/>
    <style:style style:name="T462_19" style:family="text"/>
    <style:style style:name="T462_20" style:family="text"/>
    <style:style style:name="T462_21" style:family="text"/>
    <style:style style:name="T462_22" style:family="text"/>
    <style:style style:name="T462_23" style:family="text"/>
    <style:style style:name="T462_24" style:family="text"/>
    <style:style style:name="T462_25" style:family="text"/>
    <style:style style:name="T462_26" style:family="text"/>
    <style:style style:name="T462_27" style:family="text"/>
    <style:style style:name="T462_28" style:family="text"/>
    <style:style style:name="T462_29" style:family="text"/>
    <style:style style:name="T462_30" style:family="text"/>
    <style:style style:name="T462_31" style:family="text"/>
    <style:style style:name="T462_32" style:family="text"/>
    <style:style style:name="T462_33" style:family="text"/>
    <style:style style:name="T462_34" style:family="text"/>
    <style:style style:name="T462_35" style:family="text"/>
    <style:style style:name="T462_36" style:family="text"/>
    <style:style style:name="T462_37" style:family="text"/>
    <style:style style:name="T462_38" style:family="text"/>
    <style:style style:name="T462_39" style:family="text"/>
    <style:style style:name="T462_40" style:family="text"/>
    <style:style style:name="T462_41" style:family="text"/>
    <style:style style:name="T462_42" style:family="text"/>
    <style:style style:name="T462_43" style:family="text"/>
    <style:style style:name="T462_44" style:family="text"/>
    <style:style style:name="T462_45" style:family="text"/>
    <style:style style:name="T462_46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T469_2" style:family="text"/>
    <style:style style:name="T469_3" style:family="text"/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P472" style:family="paragraph" style:parent-style-name="Standard">
      <style:paragraph-properties fo:break-before="auto" fo:line-height="115%" style:writing-mode="lr-tb"/>
    </style:style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T476_18" style:family="text"/>
    <style:style style:name="T476_19" style:family="text"/>
    <style:style style:name="T476_20" style:family="text"/>
    <style:style style:name="T476_21" style:family="text"/>
    <style:style style:name="T476_22" style:family="text"/>
    <style:style style:name="T476_23" style:family="text"/>
    <style:style style:name="T476_24" style:family="text"/>
    <style:style style:name="T476_25" style:family="text"/>
    <style:style style:name="T476_26" style:family="text"/>
    <style:style style:name="T476_27" style:family="text"/>
    <style:style style:name="T476_28" style:family="text"/>
    <style:style style:name="T476_29" style:family="text"/>
    <style:style style:name="T476_30" style:family="text"/>
    <style:style style:name="T476_31" style:family="text"/>
    <style:style style:name="T476_32" style:family="text"/>
    <style:style style:name="T476_33" style:family="text"/>
    <style:style style:name="T476_34" style:family="text"/>
    <style:style style:name="T476_35" style:family="text"/>
    <style:style style:name="T476_36" style:family="text"/>
    <style:style style:name="T476_37" style:family="text"/>
    <style:style style:name="T476_38" style:family="text"/>
    <style:style style:name="T476_39" style:family="text"/>
    <style:style style:name="T476_40" style:family="text"/>
    <style:style style:name="T476_41" style:family="text"/>
    <style:style style:name="T476_42" style:family="text"/>
    <style:style style:name="T476_43" style:family="text"/>
    <style:style style:name="T476_44" style:family="text"/>
    <style:style style:name="T476_45" style:family="text"/>
    <style:style style:name="T476_46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T477_2" style:family="text"/>
    <style:style style:name="T477_3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T479_13" style:family="text"/>
    <style:style style:name="T479_14" style:family="text"/>
    <style:style style:name="T479_15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P486" style:family="paragraph" style:parent-style-name="Standard">
      <style:paragraph-properties fo:break-before="auto" fo:line-height="115%" style:writing-mode="lr-tb"/>
    </style:style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T487_11" style:family="text"/>
    <style:style style:name="T487_12" style:family="text"/>
    <style:style style:name="T487_13" style:family="text"/>
    <style:style style:name="T487_14" style:family="text"/>
    <style:style style:name="T487_15" style:family="text"/>
    <style:style style:name="T487_16" style:family="text"/>
    <style:style style:name="T487_17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T492_16" style:family="text"/>
    <style:style style:name="T492_17" style:family="text"/>
    <style:style style:name="T492_18" style:family="text"/>
    <style:style style:name="T492_19" style:family="text"/>
    <style:style style:name="T492_20" style:family="text"/>
    <style:style style:name="T492_21" style:family="text"/>
    <style:style style:name="T492_22" style:family="text"/>
    <style:style style:name="T492_23" style:family="text"/>
    <style:style style:name="T492_24" style:family="text"/>
    <style:style style:name="T492_25" style:family="text"/>
    <style:style style:name="T492_26" style:family="text"/>
    <style:style style:name="T492_27" style:family="text"/>
    <style:style style:name="T492_28" style:family="text"/>
    <style:style style:name="T492_29" style:family="text"/>
    <style:style style:name="T492_30" style:family="text"/>
    <style:style style:name="T492_31" style:family="text"/>
    <style:style style:name="T492_32" style:family="text"/>
    <style:style style:name="T492_33" style:family="text"/>
    <style:style style:name="T492_34" style:family="text"/>
    <style:style style:name="T492_35" style:family="text"/>
    <style:style style:name="T492_36" style:family="text"/>
    <style:style style:name="T492_37" style:family="text"/>
    <style:style style:name="T492_38" style:family="text"/>
    <style:style style:name="T492_39" style:family="text"/>
    <style:style style:name="T492_40" style:family="text"/>
    <style:style style:name="T492_41" style:family="text"/>
    <style:style style:name="T492_42" style:family="text"/>
    <style:style style:name="T492_43" style:family="text"/>
    <style:style style:name="T492_44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T495_12" style:family="text"/>
    <style:style style:name="T495_13" style:family="text"/>
    <style:style style:name="T495_14" style:family="text"/>
    <style:style style:name="T495_15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P502" style:family="paragraph" style:parent-style-name="Standard">
      <style:paragraph-properties fo:break-before="auto" fo:line-height="115%" style:writing-mode="lr-tb"/>
    </style:style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T518_9" style:family="text"/>
    <style:style style:name="T518_10" style:family="text"/>
    <style:style style:name="T518_11" style:family="text"/>
    <style:style style:name="T518_12" style:family="text"/>
    <style:style style:name="T518_13" style:family="text"/>
    <style:style style:name="T518_14" style:family="text"/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T521_3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T526_7" style:family="text"/>
    <style:style style:name="T526_8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T529_17" style:family="text"/>
    <style:style style:name="T529_18" style:family="text"/>
    <style:style style:name="T529_19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/>
    <style:style style:name="T532_3" style:family="text"/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T533_10" style:family="text"/>
    <style:style style:name="T533_11" style:family="text"/>
    <style:style style:name="T533_12" style:family="text"/>
    <style:style style:name="T533_13" style:family="text"/>
    <style:style style:name="T533_14" style:family="text"/>
    <style:style style:name="T533_15" style:family="text"/>
    <style:style style:name="T533_16" style:family="text"/>
    <style:style style:name="T533_17" style:family="text"/>
    <style:style style:name="T533_18" style:family="text"/>
    <style:style style:name="T533_19" style:family="text"/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/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P538" style:family="paragraph" style:parent-style-name="Standard">
      <style:paragraph-properties fo:break-before="auto" fo:line-height="115%" style:writing-mode="lr-tb"/>
    </style:style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T540_13" style:family="text"/>
    <style:style style:name="T540_14" style:family="text"/>
    <style:style style:name="T540_15" style:family="text"/>
    <style:style style:name="T540_16" style:family="text"/>
    <style:style style:name="T540_17" style:family="text"/>
    <style:style style:name="T540_18" style:family="text"/>
    <style:style style:name="T540_19" style:family="text"/>
    <style:style style:name="T540_20" style:family="text"/>
    <style:style style:name="T540_21" style:family="text"/>
    <style:style style:name="T540_22" style:family="text"/>
    <style:style style:name="T540_23" style:family="text"/>
    <style:style style:name="T540_24" style:family="text"/>
    <style:style style:name="T540_25" style:family="text"/>
    <style:style style:name="T540_26" style:family="text"/>
    <style:style style:name="T540_27" style:family="text"/>
    <style:style style:name="T540_28" style:family="text"/>
    <style:style style:name="T540_29" style:family="text"/>
    <style:style style:name="T540_30" style:family="text"/>
    <style:style style:name="T540_31" style:family="text"/>
    <style:style style:name="T540_32" style:family="text"/>
    <style:style style:name="T540_33" style:family="text"/>
    <style:style style:name="T540_34" style:family="text"/>
    <style:style style:name="T540_35" style:family="text"/>
    <style:style style:name="T540_36" style:family="text"/>
    <style:style style:name="T540_37" style:family="text"/>
    <style:style style:name="T540_38" style:family="text"/>
    <style:style style:name="T540_39" style:family="text"/>
    <style:style style:name="T540_40" style:family="text"/>
    <style:style style:name="T540_41" style:family="text"/>
    <style:style style:name="T540_42" style:family="text"/>
    <style:style style:name="T540_43" style:family="text"/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T545_2" style:family="text"/>
    <style:style style:name="T545_3" style:family="text"/>
    <style:style style:name="P546" style:family="paragraph" style:parent-style-name="Standard">
      <style:paragraph-properties fo:break-before="auto" fo:line-height="115%" style:writing-mode="lr-tb"/>
    </style:style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T548_2" style:family="text"/>
    <style:style style:name="T548_3" style:family="text"/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T549_9" style:family="text"/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T550_9" style:family="text"/>
    <style:style style:name="T550_10" style:family="text"/>
    <style:style style:name="T550_11" style:family="text"/>
    <style:style style:name="T550_12" style:family="text"/>
    <style:style style:name="T550_13" style:family="text"/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T553_9" style:family="text"/>
    <style:style style:name="T553_10" style:family="text"/>
    <style:style style:name="T553_11" style:family="text"/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/>
    <style:style style:name="T554_6" style:family="text"/>
    <style:style style:name="T554_7" style:family="text"/>
    <style:style style:name="T554_8" style:family="text"/>
    <style:style style:name="T554_9" style:family="text"/>
    <style:style style:name="T554_10" style:family="text"/>
    <style:style style:name="T554_11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T555_9" style:family="text"/>
    <style:style style:name="T555_10" style:family="text"/>
    <style:style style:name="T555_11" style:family="text"/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T560_6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/>
    <style:style style:name="T562_6" style:family="text"/>
    <style:style style:name="T562_7" style:family="text"/>
    <style:style style:name="T562_8" style:family="text"/>
    <style:style style:name="T562_9" style:family="text"/>
    <style:style style:name="T562_10" style:family="text"/>
    <style:style style:name="T562_11" style:family="text"/>
    <style:style style:name="T562_12" style:family="text"/>
    <style:style style:name="T562_13" style:family="text"/>
    <style:style style:name="T562_14" style:family="text"/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T566_9" style:family="text"/>
    <style:style style:name="T566_10" style:family="text"/>
    <style:style style:name="T566_11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T569_2" style:family="text"/>
    <style:style style:name="T569_3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T573_9" style:family="text"/>
    <style:style style:name="T573_10" style:family="text"/>
    <style:style style:name="T573_11" style:family="text"/>
    <style:style style:name="T573_12" style:family="text"/>
    <style:style style:name="T573_13" style:family="text"/>
    <style:style style:name="T573_14" style:family="text"/>
    <style:style style:name="T573_15" style:family="text"/>
    <style:style style:name="T573_16" style:family="text"/>
    <style:style style:name="T573_17" style:family="text"/>
    <style:style style:name="T573_18" style:family="text"/>
    <style:style style:name="T573_19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T575_9" style:family="text"/>
    <style:style style:name="T575_10" style:family="text"/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T576_2" style:family="text"/>
    <style:style style:name="T576_3" style:family="text"/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T577_2" style:family="text"/>
    <style:style style:name="T577_3" style:family="text"/>
    <style:style style:name="T577_4" style:family="text"/>
    <style:style style:name="T577_5" style:family="text"/>
    <style:style style:name="T577_6" style:family="text"/>
    <style:style style:name="T577_7" style:family="text"/>
    <style:style style:name="T577_8" style:family="text"/>
    <style:style style:name="T577_9" style:family="text"/>
    <style:style style:name="T577_10" style:family="text"/>
    <style:style style:name="T577_11" style:family="text"/>
    <style:style style:name="T577_12" style:family="text"/>
    <style:style style:name="T577_13" style:family="text"/>
    <style:style style:name="T577_14" style:family="text"/>
    <style:style style:name="T577_15" style:family="text"/>
    <style:style style:name="T577_16" style:family="text"/>
    <style:style style:name="T577_17" style:family="text"/>
    <style:style style:name="T577_18" style:family="text"/>
    <style:style style:name="T577_19" style:family="text"/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T578_2" style:family="text"/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T579_2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P582" style:family="paragraph" style:parent-style-name="Standard">
      <style:paragraph-properties fo:break-before="auto" fo:line-height="115%" style:writing-mode="lr-tb"/>
    </style:style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T583_9" style:family="text"/>
    <style:style style:name="T583_10" style:family="text"/>
    <style:style style:name="T583_11" style:family="text"/>
    <style:style style:name="T583_12" style:family="text"/>
    <style:style style:name="T583_13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T584_6" style:family="text"/>
    <style:style style:name="T584_7" style:family="text"/>
    <style:style style:name="T584_8" style:family="text"/>
    <style:style style:name="T584_9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T585_9" style:family="text"/>
    <style:style style:name="T585_10" style:family="text"/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T589_8" style:family="text"/>
    <style:style style:name="T589_9" style:family="text"/>
    <style:style style:name="T589_10" style:family="text"/>
    <style:style style:name="T589_11" style:family="text"/>
    <style:style style:name="T589_12" style:family="text"/>
    <style:style style:name="T589_13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T592_2" style:family="text"/>
    <style:style style:name="T592_3" style:family="text"/>
    <style:style style:name="T592_4" style:family="text"/>
    <style:style style:name="T592_5" style:family="text"/>
    <style:style style:name="T592_6" style:family="text"/>
    <style:style style:name="T592_7" style:family="text"/>
    <style:style style:name="T592_8" style:family="text"/>
    <style:style style:name="T592_9" style:family="text"/>
    <style:style style:name="T592_10" style:family="text"/>
    <style:style style:name="T592_11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T593_10" style:family="text"/>
    <style:style style:name="T593_11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/>
    <style:style style:name="T595_3" style:family="text"/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T596_8" style:family="text"/>
    <style:style style:name="T596_9" style:family="text"/>
    <style:style style:name="T596_10" style:family="text"/>
    <style:style style:name="T596_11" style:family="text"/>
    <style:style style:name="T596_12" style:family="text"/>
    <style:style style:name="T596_13" style:family="text"/>
    <style:style style:name="T596_14" style:family="text"/>
    <style:style style:name="T596_15" style:family="text"/>
    <style:style style:name="T596_16" style:family="text"/>
    <style:style style:name="T596_17" style:family="text"/>
    <style:style style:name="T596_18" style:family="text"/>
    <style:style style:name="T596_19" style:family="text"/>
    <style:style style:name="T596_20" style:family="text"/>
    <style:style style:name="T596_21" style:family="text"/>
    <style:style style:name="T596_22" style:family="text"/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T597_7" style:family="text"/>
    <style:style style:name="T597_8" style:family="text"/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T599_3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T600_8" style:family="text"/>
    <style:style style:name="T600_9" style:family="text"/>
    <style:style style:name="T600_10" style:family="text"/>
    <style:style style:name="T600_11" style:family="text"/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T602_11" style:family="text"/>
    <style:style style:name="T602_12" style:family="text"/>
    <style:style style:name="T602_13" style:family="text"/>
    <style:style style:name="T602_14" style:family="text"/>
    <style:style style:name="T602_15" style:family="text"/>
    <style:style style:name="T602_16" style:family="text"/>
    <style:style style:name="T602_17" style:family="text"/>
    <style:style style:name="T602_18" style:family="text"/>
    <style:style style:name="T602_19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T605_6" style:family="text"/>
    <style:style style:name="T605_7" style:family="text"/>
    <style:style style:name="T605_8" style:family="text"/>
    <style:style style:name="T605_9" style:family="text"/>
    <style:style style:name="T605_10" style:family="text"/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T607_8" style:family="text"/>
    <style:style style:name="T607_9" style:family="text"/>
    <style:style style:name="T607_10" style:family="text"/>
    <style:style style:name="T607_11" style:family="text"/>
    <style:style style:name="T607_12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T609_2" style:family="text"/>
    <style:style style:name="T609_3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T610_8" style:family="text"/>
    <style:style style:name="T610_9" style:family="text"/>
    <style:style style:name="T610_10" style:family="text"/>
    <style:style style:name="T610_11" style:family="text"/>
    <style:style style:name="T610_12" style:family="text"/>
    <style:style style:name="T610_13" style:family="text"/>
    <style:style style:name="T610_14" style:family="text"/>
    <style:style style:name="T610_15" style:family="text"/>
    <style:style style:name="T610_16" style:family="text"/>
    <style:style style:name="T610_17" style:family="text"/>
    <style:style style:name="T610_18" style:family="text"/>
    <style:style style:name="T610_19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T611_2" style:family="text"/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T612_2" style:family="text"/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P615" style:family="paragraph" style:parent-style-name="Standard">
      <style:paragraph-properties fo:break-before="auto" fo:line-height="115%" style:writing-mode="lr-tb"/>
    </style:style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T616_2" style:family="text"/>
    <style:style style:name="T616_3" style:family="text"/>
    <style:style style:name="P617" style:family="paragraph" style:parent-style-name="Standard">
      <style:paragraph-properties fo:break-before="auto" fo:line-height="115%" style:writing-mode="lr-tb"/>
    </style:style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P619" style:family="paragraph" style:parent-style-name="Standard">
      <style:paragraph-properties fo:break-before="auto" fo:line-height="115%" style:writing-mode="lr-tb"/>
    </style:style>
    <style:style style:name="P620" style:family="paragraph" style:parent-style-name="Standard">
      <style:paragraph-properties fo:break-before="auto" fo:line-height="115%" style:writing-mode="lr-tb"/>
    </style:style>
    <style:style style:name="P621" style:family="paragraph" style:parent-style-name="Standard">
      <style:paragraph-properties fo:break-before="auto" fo:line-height="115%" style:writing-mode="lr-tb"/>
    </style:style>
    <style:style style:name="P622" style:family="paragraph" style:parent-style-name="Standard">
      <style:paragraph-properties fo:break-before="auto" fo:line-height="115%" style:writing-mode="lr-tb"/>
    </style:style>
    <style:style style:name="P623" style:family="paragraph" style:parent-style-name="Standard">
      <style:paragraph-properties fo:break-before="auto" fo:line-height="115%" style:writing-mode="lr-tb"/>
    </style:style>
    <style:style style:name="P624" style:family="paragraph" style:parent-style-name="Standard">
      <style:paragraph-properties fo:break-before="auto" fo:line-height="115%" style:writing-mode="lr-tb"/>
    </style:style>
    <style:style style:name="P625" style:family="paragraph" style:parent-style-name="Standard">
      <style:paragraph-properties fo:break-before="auto" fo:line-height="115%" style:writing-mode="lr-tb"/>
    </style:style>
    <style:style style:name="P626" style:family="paragraph" style:parent-style-name="Standard">
      <style:paragraph-properties fo:break-before="auto" fo:line-height="115%" style:writing-mode="lr-tb"/>
    </style:style>
    <style:style style:name="P62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echo</text:span></text:p>
      <text:p text:style-name="P4"><text:span text:style-name="T4_1">echo</text:span><text:span text:style-name="T4_2"><text:s/>1<text:s/></text:span><text:span text:style-name="T4_3">WALLETS</text:span></text:p>
      <text:p text:style-name="P5"><text:span text:style-name="T5_1">echo</text:span></text:p>
      <text:p text:style-name="P6"><text:span text:style-name="T6_1">echo</text:span><text:span text:style-name="T6_2"><text:s/>1.1<text:s/></text:span><text:span text:style-name="T6_3">FACTOID</text:span><text:span text:style-name="T6_4"><text:s/></text:span><text:span text:style-name="T6_5">WALLET</text:span></text:p>
      <text:p text:style-name="P7"><text:span text:style-name="T7_1">echo</text:span></text:p>
      <text:p text:style-name="P8"><text:span text:style-name="T8_1">echo</text:span><text:span text:style-name="T8_2"><text:s/>1.1.1<text:s/></text:span><text:span text:style-name="T8_3">CREATE</text:span><text:span text:style-name="T8_4"><text:s/></text:span><text:span text:style-name="T8_5">FACTOID</text:span><text:span text:style-name="T8_6"><text:s/></text:span><text:span text:style-name="T8_7">WALLET</text:span><text:span text:style-name="T8_8"><text:s/></text:span><text:span text:style-name="T8_9">ADDRESSES</text:span><text:span text:style-name="T8_10"><text:s text:c="3"/><text:tab/><text:s/></text:span></text:p>
      <text:p text:style-name="P9"><text:span text:style-name="T9_1">echo</text:span></text:p>
      <text:p text:style-name="P10"><text:span text:style-name="T10_1">echo</text:span><text:span text:style-name="T10_2"><text:s/>1.1.1.1<text:s/></text:span><text:span text:style-name="T10_3">CREATE</text:span><text:span text:style-name="T10_4"><text:s/></text:span><text:span text:style-name="T10_5">LEGITIMATE</text:span><text:span text:style-name="T10_6"><text:s/></text:span><text:span text:style-name="T10_7">FACTOID</text:span><text:span text:style-name="T10_8"><text:s/></text:span><text:span text:style-name="T10_9">WALLET</text:span><text:span text:style-name="T10_10"><text:s/></text:span><text:span text:style-name="T10_11">ADDRESS</text:span><text:span text:style-name="T10_12"><text:s/></text:span><text:span text:style-name="T10_13">NAMES</text:span><text:span text:style-name="T10_14"><text:s text:c="3"/><text:tab/><text:s/></text:span></text:p>
      <text:p text:style-name="P11"><text:span text:style-name="T11_1">FACTOIDWALLETADDRESSKEY</text:span><text:span text:style-name="T11_2">01=$(</text:span><text:span text:style-name="T11_3">factom</text:span><text:span text:style-name="T11_4">-</text:span><text:span text:style-name="T11_5">cli</text:span><text:span text:style-name="T11_6"><text:s/></text:span><text:span text:style-name="T11_7">generateaddress</text:span><text:span text:style-name="T11_8"><text:s/></text:span><text:span text:style-name="T11_9">fct</text:span><text:span text:style-name="T11_10"><text:s/></text:span><text:span text:style-name="T11_11">factoid</text:span><text:span text:style-name="T11_12">-</text:span><text:span text:style-name="T11_13">wallet</text:span><text:span text:style-name="T11_14">-</text:span><text:span text:style-name="T11_15">address</text:span><text:span text:style-name="T11_16">-</text:span><text:span text:style-name="T11_17">name</text:span><text:span text:style-name="T11_18">01<text:s/>|<text:s/></text:span><text:span text:style-name="T11_19">awk</text:span><text:span text:style-name="T11_20"><text:s/>'{</text:span><text:span text:style-name="T11_21">print</text:span><text:span text:style-name="T11_22"><text:s/>$3}')</text:span></text:p>
      <text:p text:style-name="P12"><text:span text:style-name="T12_1">echo</text:span><text:span text:style-name="T12_2"><text:s/></text:span><text:span text:style-name="T12_3">factoid</text:span><text:span text:style-name="T12_4">-</text:span><text:span text:style-name="T12_5">wallet</text:span><text:span text:style-name="T12_6">-</text:span><text:span text:style-name="T12_7">address</text:span><text:span text:style-name="T12_8">-</text:span><text:span text:style-name="T12_9">name</text:span><text:span text:style-name="T12_10">01<text:s/>=<text:s/>$</text:span><text:span text:style-name="T12_11">FACTOIDWALLETADDRESSKEY</text:span><text:span text:style-name="T12_12">01</text:span></text:p>
      <text:p text:style-name="P13"><text:span text:style-name="T13_1">echo</text:span></text:p>
      <text:p text:style-name="P14"><text:span text:style-name="T14_1">FACTOIDWALLETADDRESSKEY</text:span><text:span text:style-name="T14_2">02=$(</text:span><text:span text:style-name="T14_3">factom</text:span><text:span text:style-name="T14_4">-</text:span><text:span text:style-name="T14_5">cli</text:span><text:span text:style-name="T14_6"><text:s/></text:span><text:span text:style-name="T14_7">generateaddress</text:span><text:span text:style-name="T14_8"><text:s/></text:span><text:span text:style-name="T14_9">fct</text:span><text:span text:style-name="T14_10"><text:s/></text:span><text:span text:style-name="T14_11">factoid</text:span><text:span text:style-name="T14_12">-</text:span><text:span text:style-name="T14_13">wallet</text:span><text:span text:style-name="T14_14">-</text:span><text:span text:style-name="T14_15">address</text:span><text:span text:style-name="T14_16">-</text:span><text:span text:style-name="T14_17">name</text:span><text:span text:style-name="T14_18">02<text:s/>|<text:s/></text:span><text:span text:style-name="T14_19">awk</text:span><text:span text:style-name="T14_20"><text:s/>'{</text:span><text:span text:style-name="T14_21">print</text:span><text:span text:style-name="T14_22"><text:s/>$3}')</text:span></text:p>
      <text:p text:style-name="P15"><text:span text:style-name="T15_1">echo</text:span><text:span text:style-name="T15_2"><text:s/></text:span><text:span text:style-name="T15_3">factoid</text:span><text:span text:style-name="T15_4">-</text:span><text:span text:style-name="T15_5">wallet</text:span><text:span text:style-name="T15_6">-</text:span><text:span text:style-name="T15_7">address</text:span><text:span text:style-name="T15_8">-</text:span><text:span text:style-name="T15_9">name</text:span><text:span text:style-name="T15_10">02<text:s/>=<text:s/>$</text:span><text:span text:style-name="T15_11">FACTOIDWALLETADDRESSKEY</text:span><text:span text:style-name="T15_12">02</text:span></text:p>
      <text:p text:style-name="P16"><text:span text:style-name="T16_1">echo</text:span></text:p>
      <text:p text:style-name="P17"><text:span text:style-name="T17_1">echo</text:span><text:span text:style-name="T17_2"><text:s/>1.1.1.2<text:s/></text:span><text:span text:style-name="T17_3">TRY</text:span><text:span text:style-name="T17_4"><text:s/></text:span><text:span text:style-name="T17_5">TO</text:span><text:span text:style-name="T17_6"><text:s/></text:span><text:span text:style-name="T17_7">CREATE</text:span><text:span text:style-name="T17_8"><text:s/></text:span><text:span text:style-name="T17_9">TOO</text:span><text:span text:style-name="T17_10"><text:s/></text:span><text:span text:style-name="T17_11">LONG</text:span><text:span text:style-name="T17_12"><text:s/></text:span><text:span text:style-name="T17_13">FACTOID</text:span><text:span text:style-name="T17_14"><text:s/></text:span><text:span text:style-name="T17_15">WALLET</text:span><text:span text:style-name="T17_16"><text:s/></text:span><text:span text:style-name="T17_17">ADDRESS</text:span><text:span text:style-name="T17_18"><text:s/></text:span><text:span text:style-name="T17_19">NAME</text:span><text:span text:style-name="T17_20"><text:s text:c="2"/><text:tab/><text:s/></text:span></text:p>
      <text:p text:style-name="P18"><text:span text:style-name="T18_1">factom</text:span><text:span text:style-name="T18_2">-</text:span><text:span text:style-name="T18_3">cli</text:span><text:span text:style-name="T18_4"><text:s/></text:span><text:span text:style-name="T18_5">generateaddress</text:span><text:span text:style-name="T18_6"><text:s/></text:span><text:span text:style-name="T18_7">fct</text:span><text:span text:style-name="T18_8"><text:s/></text:span><text:span text:style-name="T18_9">factoid</text:span><text:span text:style-name="T18_10">-</text:span><text:span text:style-name="T18_11">wallet</text:span><text:span text:style-name="T18_12">-</text:span><text:span text:style-name="T18_13">address</text:span><text:span text:style-name="T18_14">-</text:span><text:span text:style-name="T18_15">name</text:span><text:span text:style-name="T18_16">890123</text:span></text:p>
      <text:p text:style-name="P19"><text:span text:style-name="T19_1">echo</text:span></text:p>
      <text:p text:style-name="P20"><text:span text:style-name="T20_1">echo</text:span><text:span text:style-name="T20_2"><text:s/>1.1.1.3<text:s/></text:span><text:span text:style-name="T20_3">TRY</text:span><text:span text:style-name="T20_4"><text:s/></text:span><text:span text:style-name="T20_5">TO</text:span><text:span text:style-name="T20_6"><text:s/></text:span><text:span text:style-name="T20_7">CREATE</text:span><text:span text:style-name="T20_8"><text:s/></text:span><text:span text:style-name="T20_9">FACTOID</text:span><text:span text:style-name="T20_10"><text:s/></text:span><text:span text:style-name="T20_11">WALLET</text:span><text:span text:style-name="T20_12"><text:s/></text:span><text:span text:style-name="T20_13">ADDRESS</text:span><text:span text:style-name="T20_14"><text:s/></text:span><text:span text:style-name="T20_15">NAME</text:span><text:span text:style-name="T20_16"><text:s/></text:span><text:span text:style-name="T20_17">STARTING</text:span><text:span text:style-name="T20_18"><text:s/></text:span><text:span text:style-name="T20_19">WITH</text:span><text:span text:style-name="T20_20"><text:s/>'"$"'<text:s text:c="3"/><text:tab/><text:s/></text:span></text:p>
      <text:p text:style-name="P21"><text:span text:style-name="T21_1">factom</text:span><text:span text:style-name="T21_2">-</text:span><text:span text:style-name="T21_3">cli</text:span><text:span text:style-name="T21_4"><text:s/></text:span><text:span text:style-name="T21_5">generateaddress</text:span><text:span text:style-name="T21_6"><text:s/></text:span><text:span text:style-name="T21_7">fct</text:span><text:span text:style-name="T21_8"><text:s/>'$</text:span><text:span text:style-name="T21_9">F</text:span><text:span text:style-name="T21_10">01'</text:span></text:p>
      <text:p text:style-name="P22"><text:span text:style-name="T22_1">echo</text:span></text:p>
      <text:p text:style-name="P23"><text:span text:style-name="T23_1">echo</text:span><text:span text:style-name="T23_2"><text:s/>1.1.1.4<text:s/></text:span><text:span text:style-name="T23_3">TRY</text:span><text:span text:style-name="T23_4"><text:s/></text:span><text:span text:style-name="T23_5">TO</text:span><text:span text:style-name="T23_6"><text:s/></text:span><text:span text:style-name="T23_7">CREATE</text:span><text:span text:style-name="T23_8"><text:s/></text:span><text:span text:style-name="T23_9">FACTOID</text:span><text:span text:style-name="T23_10"><text:s/></text:span><text:span text:style-name="T23_11">WALLET</text:span><text:span text:style-name="T23_12"><text:s/></text:span><text:span text:style-name="T23_13">ADDRESS</text:span><text:span text:style-name="T23_14"><text:s/></text:span><text:span text:style-name="T23_15">NAME</text:span><text:span text:style-name="T23_16"><text:s/></text:span><text:span text:style-name="T23_17">STARTING</text:span><text:span text:style-name="T23_18"><text:s/></text:span><text:span text:style-name="T23_19">WITH</text:span><text:span text:style-name="T23_20"><text:s/>'"/"'<text:s text:c="3"/><text:tab/><text:s/></text:span></text:p>
      <text:p text:style-name="P24"><text:span text:style-name="T24_1">factom</text:span><text:span text:style-name="T24_2">-</text:span><text:span text:style-name="T24_3">cli</text:span><text:span text:style-name="T24_4"><text:s/></text:span><text:span text:style-name="T24_5">generateaddress</text:span><text:span text:style-name="T24_6"><text:s/></text:span><text:span text:style-name="T24_7">fct</text:span><text:span text:style-name="T24_8"><text:s/>"'/</text:span><text:span text:style-name="T24_9">F</text:span><text:span text:style-name="T24_10">02'"</text:span></text:p>
      <text:p text:style-name="P25"><text:span text:style-name="T25_1">echo</text:span></text:p>
      <text:p text:style-name="P26"><text:span text:style-name="T26_1">echo</text:span><text:span text:style-name="T26_2"><text:s/>1.1.1.5<text:s/></text:span><text:span text:style-name="T26_3">TRY</text:span><text:span text:style-name="T26_4"><text:s/></text:span><text:span text:style-name="T26_5">TO</text:span><text:span text:style-name="T26_6"><text:s/></text:span><text:span text:style-name="T26_7">CREATE</text:span><text:span text:style-name="T26_8"><text:s/></text:span><text:span text:style-name="T26_9">FACTOID</text:span><text:span text:style-name="T26_10"><text:s/></text:span><text:span text:style-name="T26_11">WALLET</text:span><text:span text:style-name="T26_12"><text:s/></text:span><text:span text:style-name="T26_13">ADDRESS</text:span><text:span text:style-name="T26_14"><text:s/></text:span><text:span text:style-name="T26_15">NAME</text:span><text:span text:style-name="T26_16"><text:s/></text:span><text:span text:style-name="T26_17">CONTAINING</text:span><text:span text:style-name="T26_18"><text:s/>'"~"'<text:s text:c="3"/><text:tab/><text:s/></text:span></text:p>
      <text:p text:style-name="P27"><text:span text:style-name="T27_1">factom</text:span><text:span text:style-name="T27_2">-</text:span><text:span text:style-name="T27_3">cli</text:span><text:span text:style-name="T27_4"><text:s/></text:span><text:span text:style-name="T27_5">generateaddress</text:span><text:span text:style-name="T27_6"><text:s/></text:span><text:span text:style-name="T27_7">fct</text:span><text:span text:style-name="T27_8"><text:s/>"'</text:span><text:span text:style-name="T27_9">F</text:span><text:span text:style-name="T27_10">~02'"</text:span></text:p>
      <text:p text:style-name="P28"><text:span text:style-name="T28_1">echo</text:span></text:p>
      <text:p text:style-name="P29"><text:span text:style-name="T29_1">echo</text:span><text:span text:style-name="T29_2"><text:s/>1.1.1.6<text:s/></text:span><text:span text:style-name="T29_3">TRY</text:span><text:span text:style-name="T29_4"><text:s/></text:span><text:span text:style-name="T29_5">TO</text:span><text:span text:style-name="T29_6"><text:s/></text:span><text:span text:style-name="T29_7">CREATE</text:span><text:span text:style-name="T29_8"><text:s/></text:span><text:span text:style-name="T29_9">FACTOID</text:span><text:span text:style-name="T29_10"><text:s/></text:span><text:span text:style-name="T29_11">WALLET</text:span><text:span text:style-name="T29_12"><text:s/></text:span><text:span text:style-name="T29_13">ADDRESS</text:span><text:span text:style-name="T29_14"><text:s/></text:span><text:span text:style-name="T29_15">NAME</text:span><text:span text:style-name="T29_16"><text:s/></text:span><text:span text:style-name="T29_17">ENDING</text:span><text:span text:style-name="T29_18"><text:s/></text:span><text:span text:style-name="T29_19">WITH</text:span><text:span text:style-name="T29_20"><text:s/>'"~"'<text:s text:c="3"/><text:tab/><text:s/></text:span></text:p>
      <text:p text:style-name="P30"><text:span text:style-name="T30_1">factom</text:span><text:span text:style-name="T30_2">-</text:span><text:span text:style-name="T30_3">cli</text:span><text:span text:style-name="T30_4"><text:s/></text:span><text:span text:style-name="T30_5">generateaddress</text:span><text:span text:style-name="T30_6"><text:s/></text:span><text:span text:style-name="T30_7">fct</text:span><text:span text:style-name="T30_8"><text:s/>"'</text:span><text:span text:style-name="T30_9">F</text:span><text:span text:style-name="T30_10">02!'"</text:span></text:p>
      <text:p text:style-name="P31"><text:span text:style-name="T31_1">echo</text:span></text:p>
      <text:p text:style-name="P32"><text:span text:style-name="T32_1">echo</text:span><text:span text:style-name="T32_2"><text:s/>1.1.1.7<text:s/></text:span><text:span text:style-name="T32_3">TRY</text:span><text:span text:style-name="T32_4"><text:s/></text:span><text:span text:style-name="T32_5">TO</text:span><text:span text:style-name="T32_6"><text:s/></text:span><text:span text:style-name="T32_7">CREATE</text:span><text:span text:style-name="T32_8"><text:s/></text:span><text:span text:style-name="T32_9">FACTOID</text:span><text:span text:style-name="T32_10"><text:s/></text:span><text:span text:style-name="T32_11">WALLET</text:span><text:span text:style-name="T32_12"><text:s/></text:span><text:span text:style-name="T32_13">ADDRESS</text:span><text:span text:style-name="T32_14"><text:s/></text:span><text:span text:style-name="T32_15">NAME</text:span><text:span text:style-name="T32_16"><text:s/></text:span><text:span text:style-name="T32_17">STARTING</text:span><text:span text:style-name="T32_18"><text:s/></text:span><text:span text:style-name="T32_19">WITH</text:span><text:span text:style-name="T32_20"><text:s/>"@"<text:s text:c="3"/><text:tab/><text:s/></text:span></text:p>
      <text:p text:style-name="P33"><text:span text:style-name="T33_1">factom</text:span><text:span text:style-name="T33_2">-</text:span><text:span text:style-name="T33_3">cli</text:span><text:span text:style-name="T33_4"><text:s/></text:span><text:span text:style-name="T33_5">generateaddress</text:span><text:span text:style-name="T33_6"><text:s/></text:span><text:span text:style-name="T33_7">fct</text:span><text:span text:style-name="T33_8"><text:s/>"'@</text:span><text:span text:style-name="T33_9">F</text:span><text:span text:style-name="T33_10">02'"</text:span></text:p>
      <text:p text:style-name="P34"><text:span text:style-name="T34_1">echo</text:span></text:p>
      <text:p text:style-name="P35"><text:span text:style-name="T35_1">echo</text:span><text:span text:style-name="T35_2"><text:s/>1.1.1.8<text:s/></text:span><text:span text:style-name="T35_3">TRY</text:span><text:span text:style-name="T35_4"><text:s/></text:span><text:span text:style-name="T35_5">TO</text:span><text:span text:style-name="T35_6"><text:s/></text:span><text:span text:style-name="T35_7">CREATE</text:span><text:span text:style-name="T35_8"><text:s/></text:span><text:span text:style-name="T35_9">FACTOID</text:span><text:span text:style-name="T35_10"><text:s/></text:span><text:span text:style-name="T35_11">WALLET</text:span><text:span text:style-name="T35_12"><text:s/></text:span><text:span text:style-name="T35_13">ADDRESS</text:span><text:span text:style-name="T35_14"><text:s/></text:span><text:span text:style-name="T35_15">NAME</text:span><text:span text:style-name="T35_16"><text:s/></text:span><text:span text:style-name="T35_17">CONTAINING</text:span><text:span text:style-name="T35_18"><text:s/>"#"<text:s text:c="3"/><text:tab/><text:s/></text:span></text:p>
      <text:p text:style-name="P36"><text:span text:style-name="T36_1">factom</text:span><text:span text:style-name="T36_2">-</text:span><text:span text:style-name="T36_3">cli</text:span><text:span text:style-name="T36_4"><text:s/></text:span><text:span text:style-name="T36_5">generateaddress</text:span><text:span text:style-name="T36_6"><text:s/></text:span><text:span text:style-name="T36_7">fct</text:span><text:span text:style-name="T36_8"><text:s/>"'</text:span><text:span text:style-name="T36_9">F</text:span><text:span text:style-name="T36_10">#02'"</text:span></text:p>
      <text:p text:style-name="P37"><text:span text:style-name="T37_1">echo</text:span></text:p>
      <text:p text:style-name="P38"><text:span text:style-name="T38_1">echo</text:span><text:span text:style-name="T38_2"><text:s/>1.1.1.9<text:s/></text:span><text:span text:style-name="T38_3">TRY</text:span><text:span text:style-name="T38_4"><text:s/></text:span><text:span text:style-name="T38_5">TO</text:span><text:span text:style-name="T38_6"><text:s/></text:span><text:span text:style-name="T38_7">CREATE</text:span><text:span text:style-name="T38_8"><text:s/></text:span><text:span text:style-name="T38_9">FACTOID</text:span><text:span text:style-name="T38_10"><text:s/></text:span><text:span text:style-name="T38_11">WALLET</text:span><text:span text:style-name="T38_12"><text:s/></text:span><text:span text:style-name="T38_13">ADDRESS</text:span><text:span text:style-name="T38_14"><text:s/></text:span><text:span text:style-name="T38_15">NAME</text:span><text:span text:style-name="T38_16"><text:s/></text:span><text:span text:style-name="T38_17">ENDING</text:span><text:span text:style-name="T38_18"><text:s/></text:span><text:span text:style-name="T38_19">WITH</text:span><text:span text:style-name="T38_20"><text:s/>"%"<text:s text:c="3"/><text:tab/><text:s/></text:span></text:p>
      <text:p text:style-name="P39"><text:span text:style-name="T39_1">factom</text:span><text:span text:style-name="T39_2">-</text:span><text:span text:style-name="T39_3">cli</text:span><text:span text:style-name="T39_4"><text:s/></text:span><text:span text:style-name="T39_5">generateaddress</text:span><text:span text:style-name="T39_6"><text:s/></text:span><text:span text:style-name="T39_7">fct</text:span><text:span text:style-name="T39_8"><text:s/>"'</text:span><text:span text:style-name="T39_9">F</text:span><text:span text:style-name="T39_10">02%'"</text:span></text:p>
      <text:p text:style-name="P40"><text:span text:style-name="T40_1">echo</text:span></text:p>
      <text:p text:style-name="P41"><text:span text:style-name="T41_1">echo</text:span><text:span text:style-name="T41_2"><text:s/>1.1.1.10<text:s/></text:span><text:span text:style-name="T41_3">TRY</text:span><text:span text:style-name="T41_4"><text:s/></text:span><text:span text:style-name="T41_5">TO</text:span><text:span text:style-name="T41_6"><text:s/></text:span><text:span text:style-name="T41_7">CREATE</text:span><text:span text:style-name="T41_8"><text:s/></text:span><text:span text:style-name="T41_9">FACTOID</text:span><text:span text:style-name="T41_10"><text:s/></text:span><text:span text:style-name="T41_11">WALLET</text:span><text:span text:style-name="T41_12"><text:s/></text:span><text:span text:style-name="T41_13">ADDRESS</text:span><text:span text:style-name="T41_14"><text:s/></text:span><text:span text:style-name="T41_15">NAME</text:span><text:span text:style-name="T41_16"><text:s/></text:span><text:span text:style-name="T41_17">STARTING</text:span><text:span text:style-name="T41_18"><text:s/></text:span><text:span text:style-name="T41_19">WITH</text:span><text:span text:style-name="T41_20"><text:s/>"^"<text:s text:c="3"/><text:tab/><text:s/></text:span></text:p>
      <text:p text:style-name="P42"><text:span text:style-name="T42_1">factom</text:span><text:span text:style-name="T42_2">-</text:span><text:span text:style-name="T42_3">cli</text:span><text:span text:style-name="T42_4"><text:s/></text:span><text:span text:style-name="T42_5">generateaddress</text:span><text:span text:style-name="T42_6"><text:s/></text:span><text:span text:style-name="T42_7">fct</text:span><text:span text:style-name="T42_8"><text:s/>"'^</text:span><text:span text:style-name="T42_9">F</text:span><text:span text:style-name="T42_10">02'"</text:span></text:p>
      <text:p text:style-name="P43"><text:span text:style-name="T43_1">echo</text:span></text:p>
      <text:p text:style-name="P44"><text:span text:style-name="T44_1">echo</text:span><text:span text:style-name="T44_2"><text:s/>1.1.1.11<text:s/></text:span><text:span text:style-name="T44_3">TRY</text:span><text:span text:style-name="T44_4"><text:s/></text:span><text:span text:style-name="T44_5">TO</text:span><text:span text:style-name="T44_6"><text:s/></text:span><text:span text:style-name="T44_7">CREATE</text:span><text:span text:style-name="T44_8"><text:s/></text:span><text:span text:style-name="T44_9">FACTOID</text:span><text:span text:style-name="T44_10"><text:s/></text:span><text:span text:style-name="T44_11">WALLET</text:span><text:span text:style-name="T44_12"><text:s/></text:span><text:span text:style-name="T44_13">ADDRESS</text:span><text:span text:style-name="T44_14"><text:s/></text:span><text:span text:style-name="T44_15">NAME</text:span><text:span text:style-name="T44_16"><text:s/></text:span><text:span text:style-name="T44_17">CONTAINING</text:span><text:span text:style-name="T44_18"><text:s/>"&amp;"<text:s text:c="3"/><text:tab/><text:s/></text:span></text:p>
      <text:p text:style-name="P45"><text:span text:style-name="T45_1">factom</text:span><text:span text:style-name="T45_2">-</text:span><text:span text:style-name="T45_3">cli</text:span><text:span text:style-name="T45_4"><text:s/></text:span><text:span text:style-name="T45_5">generateaddress</text:span><text:span text:style-name="T45_6"><text:s/></text:span><text:span text:style-name="T45_7">fct</text:span><text:span text:style-name="T45_8"><text:s/>"'</text:span><text:span text:style-name="T45_9">F</text:span><text:span text:style-name="T45_10">&amp;02'"</text:span></text:p>
      <text:p text:style-name="P46"><text:span text:style-name="T46_1">echo</text:span></text:p>
      <text:p text:style-name="P47"><text:span text:style-name="T47_1">echo</text:span><text:span text:style-name="T47_2"><text:s/>1.1.1.12<text:s/></text:span><text:span text:style-name="T47_3">TRY</text:span><text:span text:style-name="T47_4"><text:s/></text:span><text:span text:style-name="T47_5">TO</text:span><text:span text:style-name="T47_6"><text:s/></text:span><text:span text:style-name="T47_7">CREATE</text:span><text:span text:style-name="T47_8"><text:s/></text:span><text:span text:style-name="T47_9">FACTOID</text:span><text:span text:style-name="T47_10"><text:s/></text:span><text:span text:style-name="T47_11">WALLET</text:span><text:span text:style-name="T47_12"><text:s/></text:span><text:span text:style-name="T47_13">ADDRESS</text:span><text:span text:style-name="T47_14"><text:s/></text:span><text:span text:style-name="T47_15">NAME</text:span><text:span text:style-name="T47_16"><text:s/></text:span><text:span text:style-name="T47_17">ENDING</text:span><text:span text:style-name="T47_18"><text:s/></text:span><text:span text:style-name="T47_19">WITH</text:span><text:span text:style-name="T47_20"><text:s/>"*"<text:s text:c="3"/><text:tab/><text:s/></text:span></text:p>
      <text:p text:style-name="P48"><text:span text:style-name="T48_1">factom</text:span><text:span text:style-name="T48_2">-</text:span><text:span text:style-name="T48_3">cli</text:span><text:span text:style-name="T48_4"><text:s/></text:span><text:span text:style-name="T48_5">generateaddress</text:span><text:span text:style-name="T48_6"><text:s/></text:span><text:span text:style-name="T48_7">fct</text:span><text:span text:style-name="T48_8"><text:s/>"'</text:span><text:span text:style-name="T48_9">F</text:span><text:span text:style-name="T48_10">02*'"</text:span></text:p>
      <text:p text:style-name="P49"><text:span text:style-name="T49_1">echo</text:span></text:p>
      <text:p text:style-name="P50"><text:span text:style-name="T50_1">echo</text:span><text:span text:style-name="T50_2"><text:s/>1.1.1.13<text:s/></text:span><text:span text:style-name="T50_3">TRY</text:span><text:span text:style-name="T50_4"><text:s/></text:span><text:span text:style-name="T50_5">TO</text:span><text:span text:style-name="T50_6"><text:s/></text:span><text:span text:style-name="T50_7">CREATE</text:span><text:span text:style-name="T50_8"><text:s/></text:span><text:span text:style-name="T50_9">FACTOID</text:span><text:span text:style-name="T50_10"><text:s/></text:span><text:span text:style-name="T50_11">WALLET</text:span><text:span text:style-name="T50_12"><text:s/></text:span><text:span text:style-name="T50_13">ADDRESS</text:span><text:span text:style-name="T50_14"><text:s/></text:span><text:span text:style-name="T50_15">NAME</text:span><text:span text:style-name="T50_16"><text:s/></text:span><text:span text:style-name="T50_17">CONTAINING</text:span><text:span text:style-name="T50_18"><text:s/>"()"<text:s text:c="3"/><text:tab/><text:s/></text:span></text:p>
      <text:p text:style-name="P51"><text:span text:style-name="T51_1">factom</text:span><text:span text:style-name="T51_2">-</text:span><text:span text:style-name="T51_3">cli</text:span><text:span text:style-name="T51_4"><text:s/></text:span><text:span text:style-name="T51_5">generateaddress</text:span><text:span text:style-name="T51_6"><text:s/></text:span><text:span text:style-name="T51_7">fct</text:span><text:span text:style-name="T51_8"><text:s/>"'(</text:span><text:span text:style-name="T51_9">F</text:span><text:span text:style-name="T51_10">02)'"</text:span></text:p>
      <text:p text:style-name="P52"><text:span text:style-name="T52_1">echo</text:span></text:p>
      <text:p text:style-name="P53"><text:span text:style-name="T53_1">echo</text:span><text:span text:style-name="T53_2"><text:s/>1.1.1.14<text:s/></text:span><text:span text:style-name="T53_3">TRY</text:span><text:span text:style-name="T53_4"><text:s/></text:span><text:span text:style-name="T53_5">TO</text:span><text:span text:style-name="T53_6"><text:s/></text:span><text:span text:style-name="T53_7">CREATE</text:span><text:span text:style-name="T53_8"><text:s/></text:span><text:span text:style-name="T53_9">FACTOID</text:span><text:span text:style-name="T53_10"><text:s/></text:span><text:span text:style-name="T53_11">WALLET</text:span><text:span text:style-name="T53_12"><text:s/></text:span><text:span text:style-name="T53_13">ADDRESS</text:span><text:span text:style-name="T53_14"><text:s/></text:span><text:span text:style-name="T53_15">NAME</text:span><text:span text:style-name="T53_16"><text:s/></text:span><text:span text:style-name="T53_17">STARTING</text:span><text:span text:style-name="T53_18"><text:s/></text:span><text:span text:style-name="T53_19">WITH</text:span><text:span text:style-name="T53_20"><text:s/>"+"<text:s text:c="3"/><text:tab/><text:s/></text:span></text:p>
      <text:p text:style-name="P54"><text:span text:style-name="T54_1">factom</text:span><text:span text:style-name="T54_2">-</text:span><text:span text:style-name="T54_3">cli</text:span><text:span text:style-name="T54_4"><text:s/></text:span><text:span text:style-name="T54_5">generateaddress</text:span><text:span text:style-name="T54_6"><text:s/></text:span><text:span text:style-name="T54_7">fct</text:span><text:span text:style-name="T54_8"><text:s/>"'+</text:span><text:span text:style-name="T54_9">F</text:span><text:span text:style-name="T54_10">02'"</text:span></text:p>
      <text:p text:style-name="P55"><text:span text:style-name="T55_1">echo</text:span></text:p>
      <text:p text:style-name="P56"><text:span text:style-name="T56_1">echo</text:span><text:span text:style-name="T56_2"><text:s/>1.1.1.15<text:s/></text:span><text:span text:style-name="T56_3">TRY</text:span><text:span text:style-name="T56_4"><text:s/></text:span><text:span text:style-name="T56_5">TO</text:span><text:span text:style-name="T56_6"><text:s/></text:span><text:span text:style-name="T56_7">CREATE</text:span><text:span text:style-name="T56_8"><text:s/></text:span><text:span text:style-name="T56_9">FACTOID</text:span><text:span text:style-name="T56_10"><text:s/></text:span><text:span text:style-name="T56_11">WALLET</text:span><text:span text:style-name="T56_12"><text:s/></text:span><text:span text:style-name="T56_13">ADDRESS</text:span><text:span text:style-name="T56_14"><text:s/></text:span><text:span text:style-name="T56_15">NAME</text:span><text:span text:style-name="T56_16"><text:s/></text:span><text:span text:style-name="T56_17">CONTAINING</text:span><text:span text:style-name="T56_18"><text:s/>"="<text:s text:c="3"/><text:tab/><text:s/></text:span></text:p>
      <text:p text:style-name="P57"><text:span text:style-name="T57_1">factom</text:span><text:span text:style-name="T57_2">-</text:span><text:span text:style-name="T57_3">cli</text:span><text:span text:style-name="T57_4"><text:s/></text:span><text:span text:style-name="T57_5">generateaddress</text:span><text:span text:style-name="T57_6"><text:s/></text:span><text:span text:style-name="T57_7">fct</text:span><text:span text:style-name="T57_8"><text:s/>"'</text:span><text:span text:style-name="T57_9">F</text:span><text:span text:style-name="T57_10">=02'"</text:span></text:p>
      <text:p text:style-name="P58"><text:span text:style-name="T58_1">echo</text:span></text:p>
      <text:p text:style-name="P59"><text:span text:style-name="T59_1">echo</text:span><text:span text:style-name="T59_2"><text:s/>1.1.1.16<text:s/></text:span><text:span text:style-name="T59_3">TRY</text:span><text:span text:style-name="T59_4"><text:s/></text:span><text:span text:style-name="T59_5">TO</text:span><text:span text:style-name="T59_6"><text:s/></text:span><text:span text:style-name="T59_7">CREATE</text:span><text:span text:style-name="T59_8"><text:s/></text:span><text:span text:style-name="T59_9">FACTOID</text:span><text:span text:style-name="T59_10"><text:s/></text:span><text:span text:style-name="T59_11">WALLET</text:span><text:span text:style-name="T59_12"><text:s/></text:span><text:span text:style-name="T59_13">ADDRESS</text:span><text:span text:style-name="T59_14"><text:s/></text:span><text:span text:style-name="T59_15">NAME</text:span><text:span text:style-name="T59_16"><text:s/></text:span><text:span text:style-name="T59_17">CONTAINING</text:span><text:span text:style-name="T59_18"><text:s/>"{}"<text:s text:c="3"/><text:tab/><text:s/></text:span></text:p>
      <text:p text:style-name="P60"><text:span text:style-name="T60_1">factom</text:span><text:span text:style-name="T60_2">-</text:span><text:span text:style-name="T60_3">cli</text:span><text:span text:style-name="T60_4"><text:s/></text:span><text:span text:style-name="T60_5">generateaddress</text:span><text:span text:style-name="T60_6"><text:s/></text:span><text:span text:style-name="T60_7">fct</text:span><text:span text:style-name="T60_8"><text:s/>"'{</text:span><text:span text:style-name="T60_9">F</text:span><text:span text:style-name="T60_10">02}'"</text:span></text:p>
      <text:p text:style-name="P61"><text:span text:style-name="T61_1">echo</text:span></text:p>
      <text:p text:style-name="P62"><text:span text:style-name="T62_1">echo</text:span><text:span text:style-name="T62_2"><text:s/>1.1.1.17<text:s/></text:span><text:span text:style-name="T62_3">TRY</text:span><text:span text:style-name="T62_4"><text:s/></text:span><text:span text:style-name="T62_5">TO</text:span><text:span text:style-name="T62_6"><text:s/></text:span><text:span text:style-name="T62_7">CREATE</text:span><text:span text:style-name="T62_8"><text:s/></text:span><text:span text:style-name="T62_9">FACTOID</text:span><text:span text:style-name="T62_10"><text:s/></text:span><text:span text:style-name="T62_11">WALLET</text:span><text:span text:style-name="T62_12"><text:s/></text:span><text:span text:style-name="T62_13">ADDRESS</text:span><text:span text:style-name="T62_14"><text:s/></text:span><text:span text:style-name="T62_15">NAME</text:span><text:span text:style-name="T62_16"><text:s/></text:span><text:span text:style-name="T62_17">CONTAINING</text:span><text:span text:style-name="T62_18"><text:s/>"[]"<text:s text:c="3"/><text:tab/><text:s/></text:span></text:p>
      <text:p text:style-name="P63"><text:span text:style-name="T63_1">factom</text:span><text:span text:style-name="T63_2">-</text:span><text:span text:style-name="T63_3">cli</text:span><text:span text:style-name="T63_4"><text:s/></text:span><text:span text:style-name="T63_5">generateaddress</text:span><text:span text:style-name="T63_6"><text:s/></text:span><text:span text:style-name="T63_7">fct</text:span><text:span text:style-name="T63_8"><text:s/>"'[</text:span><text:span text:style-name="T63_9">F</text:span><text:span text:style-name="T63_10">02]'"</text:span></text:p>
      <text:p text:style-name="P64"><text:span text:style-name="T64_1">echo</text:span></text:p>
      <text:p text:style-name="P65"><text:span text:style-name="T65_1">echo</text:span><text:span text:style-name="T65_2"><text:s/>1.1.1.18<text:s/></text:span><text:span text:style-name="T65_3">TRY</text:span><text:span text:style-name="T65_4"><text:s/></text:span><text:span text:style-name="T65_5">TO</text:span><text:span text:style-name="T65_6"><text:s/></text:span><text:span text:style-name="T65_7">CREATE</text:span><text:span text:style-name="T65_8"><text:s/></text:span><text:span text:style-name="T65_9">FACTOID</text:span><text:span text:style-name="T65_10"><text:s/></text:span><text:span text:style-name="T65_11">WALLET</text:span><text:span text:style-name="T65_12"><text:s/></text:span><text:span text:style-name="T65_13">ADDRESS</text:span><text:span text:style-name="T65_14"><text:s/></text:span><text:span text:style-name="T65_15">NAME</text:span><text:span text:style-name="T65_16"><text:s/></text:span><text:span text:style-name="T65_17">ENDING</text:span><text:span text:style-name="T65_18"><text:s/></text:span><text:span text:style-name="T65_19">WITH</text:span><text:span text:style-name="T65_20"><text:s/>"|"<text:s text:c="3"/><text:tab/><text:s/></text:span></text:p>
      <text:p text:style-name="P66"><text:span text:style-name="T66_1">factom</text:span><text:span text:style-name="T66_2">-</text:span><text:span text:style-name="T66_3">cli</text:span><text:span text:style-name="T66_4"><text:s/></text:span><text:span text:style-name="T66_5">generateaddress</text:span><text:span text:style-name="T66_6"><text:s/></text:span><text:span text:style-name="T66_7">fct</text:span><text:span text:style-name="T66_8"><text:s/>"'</text:span><text:span text:style-name="T66_9">F</text:span><text:span text:style-name="T66_10">02|'"</text:span></text:p>
      <text:p text:style-name="P67"><text:span text:style-name="T67_1">echo</text:span></text:p>
      <text:p text:style-name="P68"><text:span text:style-name="T68_1">echo</text:span><text:span text:style-name="T68_2"><text:s/>1.1.1.19<text:s/></text:span><text:span text:style-name="T68_3">TRY</text:span><text:span text:style-name="T68_4"><text:s/></text:span><text:span text:style-name="T68_5">TO</text:span><text:span text:style-name="T68_6"><text:s/></text:span><text:span text:style-name="T68_7">CREATE</text:span><text:span text:style-name="T68_8"><text:s/></text:span><text:span text:style-name="T68_9">FACTOID</text:span><text:span text:style-name="T68_10"><text:s/></text:span><text:span text:style-name="T68_11">WALLET</text:span><text:span text:style-name="T68_12"><text:s/></text:span><text:span text:style-name="T68_13">ADDRESS</text:span><text:span text:style-name="T68_14"><text:s/></text:span><text:span text:style-name="T68_15">NAME</text:span><text:span text:style-name="T68_16"><text:s/></text:span><text:span text:style-name="T68_17">STARTING</text:span><text:span text:style-name="T68_18"><text:s/></text:span><text:span text:style-name="T68_19">WITH</text:span><text:span text:style-name="T68_20"><text:s/>":"<text:s text:c="3"/><text:tab/><text:s/></text:span></text:p>
      <text:p text:style-name="P69"><text:span text:style-name="T69_1">factom</text:span><text:span text:style-name="T69_2">-</text:span><text:span text:style-name="T69_3">cli</text:span><text:span text:style-name="T69_4"><text:s/></text:span><text:span text:style-name="T69_5">generateaddress</text:span><text:span text:style-name="T69_6"><text:s/></text:span><text:span text:style-name="T69_7">fct</text:span><text:span text:style-name="T69_8"><text:s/>"':</text:span><text:span text:style-name="T69_9">F</text:span><text:span text:style-name="T69_10">02'"</text:span></text:p>
      <text:p text:style-name="P70"><text:span text:style-name="T70_1">echo</text:span></text:p>
      <text:p text:style-name="P71"><text:span text:style-name="T71_1">echo</text:span><text:span text:style-name="T71_2"><text:s/>1.1.1.20<text:s/></text:span><text:span text:style-name="T71_3">TRY</text:span><text:span text:style-name="T71_4"><text:s/></text:span><text:span text:style-name="T71_5">TO</text:span><text:span text:style-name="T71_6"><text:s/></text:span><text:span text:style-name="T71_7">CREATE</text:span><text:span text:style-name="T71_8"><text:s/></text:span><text:span text:style-name="T71_9">FACTOID</text:span><text:span text:style-name="T71_10"><text:s/></text:span><text:span text:style-name="T71_11">WALLET</text:span><text:span text:style-name="T71_12"><text:s/></text:span><text:span text:style-name="T71_13">ADDRESS</text:span><text:span text:style-name="T71_14"><text:s/></text:span><text:span text:style-name="T71_15">NAME</text:span><text:span text:style-name="T71_16"><text:s/></text:span><text:span text:style-name="T71_17">CONTAINING</text:span><text:span text:style-name="T71_18"><text:s/>";"<text:s text:c="3"/><text:tab/><text:s/></text:span></text:p>
      <text:p text:style-name="P72"><text:span text:style-name="T72_1">factom</text:span><text:span text:style-name="T72_2">-</text:span><text:span text:style-name="T72_3">cli</text:span><text:span text:style-name="T72_4"><text:s/></text:span><text:span text:style-name="T72_5">generateaddress</text:span><text:span text:style-name="T72_6"><text:s/></text:span><text:span text:style-name="T72_7">fct</text:span><text:span text:style-name="T72_8"><text:s/>"'</text:span><text:span text:style-name="T72_9">F</text:span><text:span text:style-name="T72_10">;02'"</text:span></text:p>
      <text:p text:style-name="P73"><text:span text:style-name="T73_1">echo</text:span></text:p>
      <text:p text:style-name="P74"><text:span text:style-name="T74_1">echo</text:span><text:span text:style-name="T74_2"><text:s/>1.1.1.21<text:s/></text:span><text:span text:style-name="T74_3">TRY</text:span><text:span text:style-name="T74_4"><text:s/></text:span><text:span text:style-name="T74_5">TO</text:span><text:span text:style-name="T74_6"><text:s/></text:span><text:span text:style-name="T74_7">CREATE</text:span><text:span text:style-name="T74_8"><text:s/></text:span><text:span text:style-name="T74_9">FACTOID</text:span><text:span text:style-name="T74_10"><text:s/></text:span><text:span text:style-name="T74_11">WALLET</text:span><text:span text:style-name="T74_12"><text:s/></text:span><text:span text:style-name="T74_13">ADDRESS</text:span><text:span text:style-name="T74_14"><text:s/></text:span><text:span text:style-name="T74_15">NAME</text:span><text:span text:style-name="T74_16"><text:s/></text:span><text:span text:style-name="T74_17">ENDING</text:span><text:span text:style-name="T74_18"><text:s/></text:span><text:span text:style-name="T74_19">WITH</text:span><text:span text:style-name="T74_20"><text:s/>"\""<text:s text:c="3"/><text:tab/><text:s/></text:span></text:p>
      <text:p text:style-name="P75"><text:span text:style-name="T75_1">factom</text:span><text:span text:style-name="T75_2">-</text:span><text:span text:style-name="T75_3">cli</text:span><text:span text:style-name="T75_4"><text:s/></text:span><text:span text:style-name="T75_5">generateaddress</text:span><text:span text:style-name="T75_6"><text:s/></text:span><text:span text:style-name="T75_7">fct</text:span><text:span text:style-name="T75_8"><text:s/>"'</text:span><text:span text:style-name="T75_9">F</text:span><text:span text:style-name="T75_10">02\"'"</text:span></text:p>
      <text:p text:style-name="P76"><text:span text:style-name="T76_1">echo</text:span></text:p>
      <text:p text:style-name="P77"><text:span text:style-name="T77_1">echo</text:span><text:span text:style-name="T77_2"><text:s/>1.1.1.22<text:s/></text:span><text:span text:style-name="T77_3">TRY</text:span><text:span text:style-name="T77_4"><text:s/></text:span><text:span text:style-name="T77_5">TO</text:span><text:span text:style-name="T77_6"><text:s/></text:span><text:span text:style-name="T77_7">CREATE</text:span><text:span text:style-name="T77_8"><text:s/></text:span><text:span text:style-name="T77_9">FACTOID</text:span><text:span text:style-name="T77_10"><text:s/></text:span><text:span text:style-name="T77_11">WALLET</text:span><text:span text:style-name="T77_12"><text:s/></text:span><text:span text:style-name="T77_13">ADDRESS</text:span><text:span text:style-name="T77_14"><text:s/></text:span><text:span text:style-name="T77_15">NAME</text:span><text:span text:style-name="T77_16"><text:s/></text:span><text:span text:style-name="T77_17">STARTING</text:span><text:span text:style-name="T77_18"><text:s/></text:span><text:span text:style-name="T77_19">WITH</text:span><text:span text:style-name="T77_20"><text:s/>"'"<text:s text:c="3"/><text:tab/><text:s/></text:span></text:p>
      <text:p text:style-name="P78"><text:span text:style-name="T78_1">factom</text:span><text:span text:style-name="T78_2">-</text:span><text:span text:style-name="T78_3">cli</text:span><text:span text:style-name="T78_4"><text:s/></text:span><text:span text:style-name="T78_5">generateaddress</text:span><text:span text:style-name="T78_6"><text:s/></text:span><text:span text:style-name="T78_7">fct</text:span><text:span text:style-name="T78_8"><text:s/>"''</text:span><text:span text:style-name="T78_9">F</text:span><text:span text:style-name="T78_10">02'"</text:span></text:p>
      <text:p text:style-name="P79"><text:span text:style-name="T79_1">echo</text:span></text:p>
      <text:p text:style-name="P80"><text:span text:style-name="T80_1">echo</text:span><text:span text:style-name="T80_2"><text:s/>1.1.1.23<text:s/></text:span><text:span text:style-name="T80_3">TRY</text:span><text:span text:style-name="T80_4"><text:s/></text:span><text:span text:style-name="T80_5">TO</text:span><text:span text:style-name="T80_6"><text:s/></text:span><text:span text:style-name="T80_7">CREATE</text:span><text:span text:style-name="T80_8"><text:s/></text:span><text:span text:style-name="T80_9">FACTOID</text:span><text:span text:style-name="T80_10"><text:s/></text:span><text:span text:style-name="T80_11">WALLET</text:span><text:span text:style-name="T80_12"><text:s/></text:span><text:span text:style-name="T80_13">ADDRESS</text:span><text:span text:style-name="T80_14"><text:s/></text:span><text:span text:style-name="T80_15">NAME</text:span><text:span text:style-name="T80_16"><text:s/></text:span><text:span text:style-name="T80_17">CONTAINING</text:span><text:span text:style-name="T80_18"><text:s/>"&lt;"<text:s text:c="3"/><text:tab/><text:s/></text:span></text:p>
      <text:p text:style-name="P81"><text:span text:style-name="T81_1">factom</text:span><text:span text:style-name="T81_2">-</text:span><text:span text:style-name="T81_3">cli</text:span><text:span text:style-name="T81_4"><text:s/></text:span><text:span text:style-name="T81_5">generateaddress</text:span><text:span text:style-name="T81_6"><text:s/></text:span><text:span text:style-name="T81_7">fct</text:span><text:span text:style-name="T81_8"><text:s/>"'</text:span><text:span text:style-name="T81_9">F</text:span><text:span text:style-name="T81_10">&lt;02'"</text:span></text:p>
      <text:p text:style-name="P82"><text:span text:style-name="T82_1">echo</text:span></text:p>
      <text:p text:style-name="P83"><text:span text:style-name="T83_1">echo</text:span><text:span text:style-name="T83_2"><text:s/>1.1.1.24<text:s/></text:span><text:span text:style-name="T83_3">TRY</text:span><text:span text:style-name="T83_4"><text:s/></text:span><text:span text:style-name="T83_5">TO</text:span><text:span text:style-name="T83_6"><text:s/></text:span><text:span text:style-name="T83_7">CREATE</text:span><text:span text:style-name="T83_8"><text:s/></text:span><text:span text:style-name="T83_9">FACTOID</text:span><text:span text:style-name="T83_10"><text:s/></text:span><text:span text:style-name="T83_11">WALLET</text:span><text:span text:style-name="T83_12"><text:s/></text:span><text:span text:style-name="T83_13">ADDRESS</text:span><text:span text:style-name="T83_14"><text:s/></text:span><text:span text:style-name="T83_15">NAME</text:span><text:span text:style-name="T83_16"><text:s/></text:span><text:span text:style-name="T83_17">ENDING</text:span><text:span text:style-name="T83_18"><text:s/></text:span><text:span text:style-name="T83_19">WITH</text:span><text:span text:style-name="T83_20"><text:s/>","<text:s text:c="3"/><text:tab/><text:s/></text:span></text:p>
      <text:p text:style-name="P84"><text:span text:style-name="T84_1">factom</text:span><text:span text:style-name="T84_2">-</text:span><text:span text:style-name="T84_3">cli</text:span><text:span text:style-name="T84_4"><text:s/></text:span><text:span text:style-name="T84_5">generateaddress</text:span><text:span text:style-name="T84_6"><text:s/></text:span><text:span text:style-name="T84_7">fct</text:span><text:span text:style-name="T84_8"><text:s/>"'</text:span><text:span text:style-name="T84_9">F</text:span><text:span text:style-name="T84_10">02,'"</text:span></text:p>
      <text:p text:style-name="P85"><text:span text:style-name="T85_1">echo</text:span></text:p>
      <text:p text:style-name="P86"><text:span text:style-name="T86_1">echo</text:span><text:span text:style-name="T86_2"><text:s/>1.1.1.25<text:s/></text:span><text:span text:style-name="T86_3">TRY</text:span><text:span text:style-name="T86_4"><text:s/></text:span><text:span text:style-name="T86_5">TO</text:span><text:span text:style-name="T86_6"><text:s/></text:span><text:span text:style-name="T86_7">CREATE</text:span><text:span text:style-name="T86_8"><text:s/></text:span><text:span text:style-name="T86_9">FACTOID</text:span><text:span text:style-name="T86_10"><text:s/></text:span><text:span text:style-name="T86_11">WALLET</text:span><text:span text:style-name="T86_12"><text:s/></text:span><text:span text:style-name="T86_13">ADDRESS</text:span><text:span text:style-name="T86_14"><text:s/></text:span><text:span text:style-name="T86_15">NAME</text:span><text:span text:style-name="T86_16"><text:s/></text:span><text:span text:style-name="T86_17">STARTING</text:span><text:span text:style-name="T86_18"><text:s/></text:span><text:span text:style-name="T86_19">WITH</text:span><text:span text:style-name="T86_20"><text:s/>"&gt;"<text:s text:c="3"/><text:tab/><text:s/>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generateaddress</text:span><text:span text:style-name="T87_6"><text:s/></text:span><text:span text:style-name="T87_7">fct</text:span><text:span text:style-name="T87_8"><text:s/>"'&gt;</text:span><text:span text:style-name="T87_9">F</text:span><text:span text:style-name="T87_10">02'"</text:span></text:p>
      <text:p text:style-name="P88"><text:span text:style-name="T88_1">echo</text:span></text:p>
      <text:p text:style-name="P89"><text:span text:style-name="T89_1">echo</text:span><text:span text:style-name="T89_2"><text:s/>1.1.1.26<text:s/></text:span><text:span text:style-name="T89_3">TRY</text:span><text:span text:style-name="T89_4"><text:s/></text:span><text:span text:style-name="T89_5">TO</text:span><text:span text:style-name="T89_6"><text:s/></text:span><text:span text:style-name="T89_7">CREATE</text:span><text:span text:style-name="T89_8"><text:s/></text:span><text:span text:style-name="T89_9">FACTOID</text:span><text:span text:style-name="T89_10"><text:s/></text:span><text:span text:style-name="T89_11">WALLET</text:span><text:span text:style-name="T89_12"><text:s/></text:span><text:span text:style-name="T89_13">ADDRESS</text:span><text:span text:style-name="T89_14"><text:s/></text:span><text:span text:style-name="T89_15">NAME</text:span><text:span text:style-name="T89_16"><text:s/></text:span><text:span text:style-name="T89_17">CONTAINING</text:span><text:span text:style-name="T89_18"><text:s/>"."<text:s text:c="3"/><text:tab/><text:s/></text:span></text:p>
      <text:p text:style-name="P90"><text:span text:style-name="T90_1">factom</text:span><text:span text:style-name="T90_2">-</text:span><text:span text:style-name="T90_3">cli</text:span><text:span text:style-name="T90_4"><text:s/></text:span><text:span text:style-name="T90_5">generateaddress</text:span><text:span text:style-name="T90_6"><text:s/></text:span><text:span text:style-name="T90_7">fct</text:span><text:span text:style-name="T90_8"><text:s/>"'</text:span><text:span text:style-name="T90_9">F</text:span><text:span text:style-name="T90_10">.02'"</text:span></text:p>
      <text:p text:style-name="P91"><text:span text:style-name="T91_1">echo</text:span></text:p>
      <text:p text:style-name="P92"><text:span text:style-name="T92_1">echo</text:span><text:span text:style-name="T92_2"><text:s/>1.1.1.27<text:s/></text:span><text:span text:style-name="T92_3">TRY</text:span><text:span text:style-name="T92_4"><text:s/></text:span><text:span text:style-name="T92_5">TO</text:span><text:span text:style-name="T92_6"><text:s/></text:span><text:span text:style-name="T92_7">CREATE</text:span><text:span text:style-name="T92_8"><text:s/></text:span><text:span text:style-name="T92_9">FACTOID</text:span><text:span text:style-name="T92_10"><text:s/></text:span><text:span text:style-name="T92_11">WALLET</text:span><text:span text:style-name="T92_12"><text:s/></text:span><text:span text:style-name="T92_13">ADDRESS</text:span><text:span text:style-name="T92_14"><text:s/></text:span><text:span text:style-name="T92_15">NAME</text:span><text:span text:style-name="T92_16"><text:s/></text:span><text:span text:style-name="T92_17">ENDING</text:span><text:span text:style-name="T92_18"><text:s/></text:span><text:span text:style-name="T92_19">WITH</text:span><text:span text:style-name="T92_20"><text:s/>"?"<text:s text:c="3"/><text:tab/><text:s/></text:span></text:p>
      <text:p text:style-name="P93"><text:span text:style-name="T93_1">factom</text:span><text:span text:style-name="T93_2">-</text:span><text:span text:style-name="T93_3">cli</text:span><text:span text:style-name="T93_4"><text:s/></text:span><text:span text:style-name="T93_5">generateaddress</text:span><text:span text:style-name="T93_6"><text:s/></text:span><text:span text:style-name="T93_7">fct</text:span><text:span text:style-name="T93_8"><text:s/>"'</text:span><text:span text:style-name="T93_9">F</text:span><text:span text:style-name="T93_10">02?'"</text:span></text:p>
      <text:p text:style-name="P94"><text:span text:style-name="T94_1">echo</text:span></text:p>
      <text:p text:style-name="P95"><text:span text:style-name="T95_1">echo</text:span><text:span text:style-name="T95_2"><text:s/>1.1.1.28<text:s/></text:span><text:span text:style-name="T95_3">TRY</text:span><text:span text:style-name="T95_4"><text:s/></text:span><text:span text:style-name="T95_5">TO</text:span><text:span text:style-name="T95_6"><text:s/></text:span><text:span text:style-name="T95_7">CREATE</text:span><text:span text:style-name="T95_8"><text:s/></text:span><text:span text:style-name="T95_9">FACTOID</text:span><text:span text:style-name="T95_10"><text:s/></text:span><text:span text:style-name="T95_11">WALLET</text:span><text:span text:style-name="T95_12"><text:s/></text:span><text:span text:style-name="T95_13">ADDRESS</text:span><text:span text:style-name="T95_14"><text:s/></text:span><text:span text:style-name="T95_15">NAME</text:span><text:span text:style-name="T95_16"><text:s/></text:span><text:span text:style-name="T95_17">STARTING</text:span><text:span text:style-name="T95_18"><text:s/></text:span><text:span text:style-name="T95_19">WITH</text:span><text:span text:style-name="T95_20"><text:s/>"\\"<text:s text:c="3"/><text:tab/><text:s/></text:span></text:p>
      <text:p text:style-name="P96"><text:span text:style-name="T96_1">factom</text:span><text:span text:style-name="T96_2">-</text:span><text:span text:style-name="T96_3">cli</text:span><text:span text:style-name="T96_4"><text:s/></text:span><text:span text:style-name="T96_5">generateaddress</text:span><text:span text:style-name="T96_6"><text:s/></text:span><text:span text:style-name="T96_7">fct</text:span><text:span text:style-name="T96_8"><text:s/>"'\</text:span><text:span text:style-name="T96_9">F</text:span><text:span text:style-name="T96_10">02'"</text:span></text:p>
      <text:p text:style-name="P97"><text:span text:style-name="T97_1">echo</text:span></text:p>
      <text:p text:style-name="P98"/>
      <text:p text:style-name="P99"><text:span text:style-name="T99_1">echo</text:span><text:span text:style-name="T99_2"><text:s/>1.1.2<text:s/></text:span><text:span text:style-name="T99_3">GET</text:span><text:span text:style-name="T99_4"><text:s/></text:span><text:span text:style-name="T99_5">FACTOID</text:span><text:span text:style-name="T99_6"><text:s/></text:span><text:span text:style-name="T99_7">WALLET</text:span><text:span text:style-name="T99_8"><text:s/></text:span><text:span text:style-name="T99_9">ADDRESS</text:span><text:span text:style-name="T99_10"><text:s/></text:span><text:span text:style-name="T99_11">BALANCES</text:span><text:span text:style-name="T99_12"><text:s text:c="3"/><text:tab/><text:s/></text:span></text:p>
      <text:p text:style-name="P100"><text:span text:style-name="T100_1">echo</text:span></text:p>
      <text:p text:style-name="P101"><text:span text:style-name="T101_1">echo</text:span><text:span text:style-name="T101_2"><text:s/>1.1.2.1<text:s/></text:span><text:span text:style-name="T101_3">LIST</text:span><text:span text:style-name="T101_4"><text:s/></text:span><text:span text:style-name="T101_5">ALL</text:span><text:span text:style-name="T101_6"><text:s/></text:span><text:span text:style-name="T101_7">WALLET</text:span><text:span text:style-name="T101_8"><text:s/></text:span><text:span text:style-name="T101_9">ADDRESS</text:span><text:span text:style-name="T101_10"><text:s/></text:span><text:span text:style-name="T101_11">BALANCES</text:span><text:span text:style-name="T101_12"><text:s text:c="3"/><text:tab/><text:s/></text:span></text:p>
      <text:p text:style-name="P102"><text:span text:style-name="T102_1">factom</text:span><text:span text:style-name="T102_2">-</text:span><text:span text:style-name="T102_3">cli</text:span><text:span text:style-name="T102_4"><text:s/></text:span><text:span text:style-name="T102_5">getaddresses</text:span></text:p>
      <text:p text:style-name="P103"><text:span text:style-name="T103_1">echo</text:span></text:p>
      <text:p text:style-name="P104"><text:span text:style-name="T104_1">echo</text:span><text:span text:style-name="T104_2"><text:s/>1.1.2.2<text:s/></text:span><text:span text:style-name="T104_3">LIST</text:span><text:span text:style-name="T104_4"><text:s/></text:span><text:span text:style-name="T104_5">FACTOID</text:span><text:span text:style-name="T104_6"><text:s/></text:span><text:span text:style-name="T104_7">WALLET</text:span><text:span text:style-name="T104_8"><text:s/></text:span><text:span text:style-name="T104_9">ADDRESS</text:span><text:span text:style-name="T104_10"><text:s/></text:span><text:span text:style-name="T104_11">BALANCES</text:span><text:span text:style-name="T104_12"><text:s/></text:span><text:span text:style-name="T104_13">INDIVIDUALLY</text:span><text:span text:style-name="T104_14"><text:s text:c="3"/><text:tab/><text:s/></text:span></text:p>
      <text:p text:style-name="P105"><text:span text:style-name="T105_1">factom</text:span><text:span text:style-name="T105_2">-</text:span><text:span text:style-name="T105_3">cli</text:span><text:span text:style-name="T105_4"><text:s/></text:span><text:span text:style-name="T105_5">balance</text:span><text:span text:style-name="T105_6"><text:s/></text:span><text:span text:style-name="T105_7">fct</text:span><text:span text:style-name="T105_8"><text:s/></text:span><text:span text:style-name="T105_9">factoid</text:span><text:span text:style-name="T105_10">-</text:span><text:span text:style-name="T105_11">wallet</text:span><text:span text:style-name="T105_12">-</text:span><text:span text:style-name="T105_13">address</text:span><text:span text:style-name="T105_14">-</text:span><text:span text:style-name="T105_15">name</text:span><text:span text:style-name="T105_16">01</text:span></text:p>
      <text:p text:style-name="P106"><text:span text:style-name="T106_1">factom</text:span><text:span text:style-name="T106_2">-</text:span><text:span text:style-name="T106_3">cli</text:span><text:span text:style-name="T106_4"><text:s/></text:span><text:span text:style-name="T106_5">balance</text:span><text:span text:style-name="T106_6"><text:s/></text:span><text:span text:style-name="T106_7">fct</text:span><text:span text:style-name="T106_8"><text:s/>$</text:span><text:span text:style-name="T106_9">FACTOIDWALLETADDRESSKEY</text:span><text:span text:style-name="T106_10">01</text:span></text:p>
      <text:p text:style-name="P107"><text:span text:style-name="T107_1">factom</text:span><text:span text:style-name="T107_2">-</text:span><text:span text:style-name="T107_3">cli</text:span><text:span text:style-name="T107_4"><text:s/></text:span><text:span text:style-name="T107_5">balance</text:span><text:span text:style-name="T107_6"><text:s/></text:span><text:span text:style-name="T107_7">fct</text:span><text:span text:style-name="T107_8"><text:s/></text:span><text:span text:style-name="T107_9">factoid</text:span><text:span text:style-name="T107_10">-</text:span><text:span text:style-name="T107_11">wallet</text:span><text:span text:style-name="T107_12">-</text:span><text:span text:style-name="T107_13">address</text:span><text:span text:style-name="T107_14">-</text:span><text:span text:style-name="T107_15">name</text:span><text:span text:style-name="T107_16">02</text:span></text:p>
      <text:p text:style-name="P108"><text:span text:style-name="T108_1">factom</text:span><text:span text:style-name="T108_2">-</text:span><text:span text:style-name="T108_3">cli</text:span><text:span text:style-name="T108_4"><text:s/></text:span><text:span text:style-name="T108_5">balance</text:span><text:span text:style-name="T108_6"><text:s/></text:span><text:span text:style-name="T108_7">fct</text:span><text:span text:style-name="T108_8"><text:s/>$</text:span><text:span text:style-name="T108_9">FACTOIDWALLETADDRESSKEY</text:span><text:span text:style-name="T108_10">02</text:span></text:p>
      <text:p text:style-name="P109"><text:span text:style-name="T109_1">echo</text:span></text:p>
      <text:p text:style-name="P110"><text:span text:style-name="T110_1">echo</text:span><text:span text:style-name="T110_2"><text:s/>1.1.2.3<text:s/></text:span><text:span text:style-name="T110_3">REQUEST</text:span><text:span text:style-name="T110_4"><text:s/></text:span><text:span text:style-name="T110_5">BALANCE</text:span><text:span text:style-name="T110_6"><text:s/></text:span><text:span text:style-name="T110_7">OF</text:span><text:span text:style-name="T110_8"><text:s/></text:span><text:span text:style-name="T110_9">NON</text:span><text:span text:style-name="T110_10">-</text:span><text:span text:style-name="T110_11">EXISTENT</text:span><text:span text:style-name="T110_12"><text:s/></text:span><text:span text:style-name="T110_13">FACTOID</text:span><text:span text:style-name="T110_14"><text:s/></text:span><text:span text:style-name="T110_15">WALLET</text:span><text:span text:style-name="T110_16"><text:s/></text:span><text:span text:style-name="T110_17">ADDRESS</text:span></text:p>
      <text:p text:style-name="P111"><text:span text:style-name="T111_1">factom</text:span><text:span text:style-name="T111_2">-</text:span><text:span text:style-name="T111_3">cli</text:span><text:span text:style-name="T111_4"><text:s/></text:span><text:span text:style-name="T111_5">balance</text:span><text:span text:style-name="T111_6"><text:s/></text:span><text:span text:style-name="T111_7">fct</text:span><text:span text:style-name="T111_8"><text:s/></text:span><text:span text:style-name="T111_9">factom</text:span><text:span text:style-name="T111_10">-</text:span><text:span text:style-name="T111_11">cli</text:span><text:span text:style-name="T111_12"><text:s/></text:span><text:span text:style-name="T111_13">balance</text:span><text:span text:style-name="T111_14"><text:s/></text:span><text:span text:style-name="T111_15">fct</text:span><text:span text:style-name="T111_16"><text:s/></text:span><text:span text:style-name="T111_17">xxx</text:span></text:p>
      <text:p text:style-name="P112"><text:span text:style-name="T112_1">echo</text:span></text:p>
      <text:p text:style-name="P113"><text:span text:style-name="T113_1">echo</text:span><text:span text:style-name="T113_2"><text:s/>1.1.2.4<text:s/></text:span><text:span text:style-name="T113_3">REQUEST</text:span><text:span text:style-name="T113_4"><text:s/></text:span><text:span text:style-name="T113_5">BALANCE</text:span><text:span text:style-name="T113_6"><text:s/></text:span><text:span text:style-name="T113_7">OF</text:span><text:span text:style-name="T113_8"><text:s/></text:span><text:span text:style-name="T113_9">FACTOID</text:span><text:span text:style-name="T113_10"><text:s/></text:span><text:span text:style-name="T113_11">WALLET</text:span><text:span text:style-name="T113_12"><text:s/></text:span><text:span text:style-name="T113_13">ADDRESS</text:span><text:span text:style-name="T113_14"><text:s/></text:span><text:span text:style-name="T113_15">NAME</text:span><text:span text:style-name="T113_16"><text:s/></text:span><text:span text:style-name="T113_17">TOO</text:span><text:span text:style-name="T113_18"><text:s/></text:span><text:span text:style-name="T113_19">LONG</text:span></text:p>
      <text:p text:style-name="P114"><text:span text:style-name="T114_1">factom</text:span><text:span text:style-name="T114_2">-</text:span><text:span text:style-name="T114_3">cli</text:span><text:span text:style-name="T114_4"><text:s/></text:span><text:span text:style-name="T114_5">balance</text:span><text:span text:style-name="T114_6"><text:s/></text:span><text:span text:style-name="T114_7">fct</text:span><text:span text:style-name="T114_8"><text:s/></text:span><text:span text:style-name="T114_9">hhhhhhhhhhhhhhhhhhhhhhhhhhhhhhhhhhhhhhhhhhhhhhhhhhhhhhhhhhhhhhhhhhhhhhhhhhhhhhhhhhhhhhhhhaaaa</text:span></text:p>
      <text:p text:style-name="P115"><text:span text:style-name="T115_1">echo</text:span></text:p>
      <text:p text:style-name="P116"/>
      <text:p text:style-name="P117"><text:span text:style-name="T117_1">echo</text:span><text:span text:style-name="T117_2"><text:s/>1.2<text:s/></text:span><text:span text:style-name="T117_3">ENTRY</text:span><text:span text:style-name="T117_4"><text:s/></text:span><text:span text:style-name="T117_5">CREDIT</text:span><text:span text:style-name="T117_6"><text:s/></text:span><text:span text:style-name="T117_7">WALLET</text:span><text:span text:style-name="T117_8"><text:s text:c="3"/><text:tab/><text:s/></text:span></text:p>
      <text:p text:style-name="P118"><text:span text:style-name="T118_1">echo</text:span></text:p>
      <text:p text:style-name="P119"><text:span text:style-name="T119_1">echo</text:span><text:span text:style-name="T119_2"><text:s/>1.2.1<text:s/></text:span><text:span text:style-name="T119_3">CREATE</text:span><text:span text:style-name="T119_4"><text:s/></text:span><text:span text:style-name="T119_5">ENTRY</text:span><text:span text:style-name="T119_6"><text:s/></text:span><text:span text:style-name="T119_7">CREDIT</text:span><text:span text:style-name="T119_8"><text:s/></text:span><text:span text:style-name="T119_9">WALLET</text:span><text:span text:style-name="T119_10"><text:s/></text:span><text:span text:style-name="T119_11">ADDRESSES</text:span></text:p>
      <text:p text:style-name="P120"><text:span text:style-name="T120_1">echo</text:span></text:p>
      <text:p text:style-name="P121"><text:span text:style-name="T121_1">echo</text:span><text:span text:style-name="T121_2"><text:s/>1.2.1.1<text:s/></text:span><text:span text:style-name="T121_3">CREATE</text:span><text:span text:style-name="T121_4"><text:s/></text:span><text:span text:style-name="T121_5">ORDINARY</text:span><text:span text:style-name="T121_6"><text:s/></text:span><text:span text:style-name="T121_7">ENTRY</text:span><text:span text:style-name="T121_8"><text:s/></text:span><text:span text:style-name="T121_9">CREDIT</text:span><text:span text:style-name="T121_10"><text:s/></text:span><text:span text:style-name="T121_11">WALLET</text:span><text:span text:style-name="T121_12"><text:s/></text:span><text:span text:style-name="T121_13">ADDRESS</text:span><text:span text:style-name="T121_14"><text:s/></text:span><text:span text:style-name="T121_15">NAMES</text:span><text:span text:style-name="T121_16"><text:s text:c="3"/><text:tab/><text:s/></text:span></text:p>
      <text:p text:style-name="P122"><text:span text:style-name="T122_1">ECWALLETADDRESSKEY</text:span><text:span text:style-name="T122_2">01=$(</text:span><text:span text:style-name="T122_3">factom</text:span><text:span text:style-name="T122_4">-</text:span><text:span text:style-name="T122_5">cli</text:span><text:span text:style-name="T122_6"><text:s/></text:span><text:span text:style-name="T122_7">generateaddress</text:span><text:span text:style-name="T122_8"><text:s/></text:span><text:span text:style-name="T122_9">ec</text:span><text:span text:style-name="T122_10"><text:s/></text:span><text:span text:style-name="T122_11">ec</text:span><text:span text:style-name="T122_12">-</text:span><text:span text:style-name="T122_13">wallet</text:span><text:span text:style-name="T122_14">-</text:span><text:span text:style-name="T122_15">address</text:span><text:span text:style-name="T122_16">-</text:span><text:span text:style-name="T122_17">name</text:span><text:span text:style-name="T122_18">01<text:s/>|<text:s/></text:span><text:span text:style-name="T122_19">awk</text:span><text:span text:style-name="T122_20"><text:s/>'{</text:span><text:span text:style-name="T122_21">print</text:span><text:span text:style-name="T122_22"><text:s/>$3}')</text:span></text:p>
      <text:p text:style-name="P123"><text:span text:style-name="T123_1">echo</text:span><text:span text:style-name="T123_2"><text:s/></text:span><text:span text:style-name="T123_3">ec</text:span><text:span text:style-name="T123_4">-</text:span><text:span text:style-name="T123_5">wallet</text:span><text:span text:style-name="T123_6">-</text:span><text:span text:style-name="T123_7">address</text:span><text:span text:style-name="T123_8">-</text:span><text:span text:style-name="T123_9">name</text:span><text:span text:style-name="T123_10">01<text:s/>=<text:s/>$</text:span><text:span text:style-name="T123_11">ECWALLETADDRESSKEY</text:span><text:span text:style-name="T123_12">01</text:span></text:p>
      <text:p text:style-name="P124"><text:span text:style-name="T124_1">echo</text:span></text:p>
      <text:p text:style-name="P125"><text:span text:style-name="T125_1">ECWALLETADDRESSKEY</text:span><text:span text:style-name="T125_2">02=$(</text:span><text:span text:style-name="T125_3">factom</text:span><text:span text:style-name="T125_4">-</text:span><text:span text:style-name="T125_5">cli</text:span><text:span text:style-name="T125_6"><text:s/></text:span><text:span text:style-name="T125_7">generateaddress</text:span><text:span text:style-name="T125_8"><text:s/></text:span><text:span text:style-name="T125_9">ec</text:span><text:span text:style-name="T125_10"><text:s/></text:span><text:span text:style-name="T125_11">ec</text:span><text:span text:style-name="T125_12">-</text:span><text:span text:style-name="T125_13">wallet</text:span><text:span text:style-name="T125_14">-</text:span><text:span text:style-name="T125_15">address</text:span><text:span text:style-name="T125_16">-</text:span><text:span text:style-name="T125_17">name</text:span><text:span text:style-name="T125_18">02<text:s/>|<text:s/></text:span><text:span text:style-name="T125_19">awk</text:span><text:span text:style-name="T125_20"><text:s/>'{</text:span><text:span text:style-name="T125_21">print</text:span><text:span text:style-name="T125_22"><text:s/>$3}')</text:span></text:p>
      <text:p text:style-name="P126"><text:span text:style-name="T126_1">echo</text:span><text:span text:style-name="T126_2"><text:s/></text:span><text:span text:style-name="T126_3">ec</text:span><text:span text:style-name="T126_4">-</text:span><text:span text:style-name="T126_5">wallet</text:span><text:span text:style-name="T126_6">-</text:span><text:span text:style-name="T126_7">address</text:span><text:span text:style-name="T126_8">-</text:span><text:span text:style-name="T126_9">name</text:span><text:span text:style-name="T126_10">02<text:s/>=<text:s/>$</text:span><text:span text:style-name="T126_11">ECWALLETADDRESSKEY</text:span><text:span text:style-name="T126_12">02</text:span></text:p>
      <text:p text:style-name="P127"><text:span text:style-name="T127_1">echo</text:span></text:p>
      <text:p text:style-name="P128"><text:span text:style-name="T128_1">echo</text:span><text:span text:style-name="T128_2"><text:s/>1.2.1.2<text:s/></text:span><text:span text:style-name="T128_3">TRY</text:span><text:span text:style-name="T128_4"><text:s/></text:span><text:span text:style-name="T128_5">TO</text:span><text:span text:style-name="T128_6"><text:s/></text:span><text:span text:style-name="T128_7">CREATE</text:span><text:span text:style-name="T128_8"><text:s/></text:span><text:span text:style-name="T128_9">ENTRY</text:span><text:span text:style-name="T128_10"><text:s/></text:span><text:span text:style-name="T128_11">CREDIT</text:span><text:span text:style-name="T128_12"><text:s/></text:span><text:span text:style-name="T128_13">WALLET</text:span><text:span text:style-name="T128_14"><text:s/></text:span><text:span text:style-name="T128_15">ADDRESS</text:span><text:span text:style-name="T128_16"><text:s/></text:span><text:span text:style-name="T128_17">NAME</text:span><text:span text:style-name="T128_18"><text:s/></text:span><text:span text:style-name="T128_19">STARTING</text:span><text:span text:style-name="T128_20"><text:s/></text:span><text:span text:style-name="T128_21">WITH</text:span><text:span text:style-name="T128_22"><text:s/>'"$"'<text:s text:c="3"/><text:tab/><text:s/></text:span></text:p>
      <text:p text:style-name="P129"><text:span text:style-name="T129_1">factom</text:span><text:span text:style-name="T129_2">-</text:span><text:span text:style-name="T129_3">cli</text:span><text:span text:style-name="T129_4"><text:s/></text:span><text:span text:style-name="T129_5">generateaddress</text:span><text:span text:style-name="T129_6"><text:s/></text:span><text:span text:style-name="T129_7">ec</text:span><text:span text:style-name="T129_8"><text:s/>'$</text:span><text:span text:style-name="T129_9">E</text:span><text:span text:style-name="T129_10">01'</text:span></text:p>
      <text:p text:style-name="P130"><text:span text:style-name="T130_1">echo</text:span></text:p>
      <text:p text:style-name="P131"><text:span text:style-name="T131_1">echo</text:span><text:span text:style-name="T131_2"><text:s/>1.2.1.3<text:s/></text:span><text:span text:style-name="T131_3">TRY</text:span><text:span text:style-name="T131_4"><text:s/></text:span><text:span text:style-name="T131_5">TO</text:span><text:span text:style-name="T131_6"><text:s/></text:span><text:span text:style-name="T131_7">CREATE</text:span><text:span text:style-name="T131_8"><text:s/></text:span><text:span text:style-name="T131_9">ENTRY</text:span><text:span text:style-name="T131_10"><text:s/></text:span><text:span text:style-name="T131_11">CREDIT</text:span><text:span text:style-name="T131_12"><text:s/></text:span><text:span text:style-name="T131_13">WALLET</text:span><text:span text:style-name="T131_14"><text:s/></text:span><text:span text:style-name="T131_15">ADDRESS</text:span><text:span text:style-name="T131_16"><text:s/></text:span><text:span text:style-name="T131_17">NAME</text:span><text:span text:style-name="T131_18"><text:s/></text:span><text:span text:style-name="T131_19">STARTING</text:span><text:span text:style-name="T131_20"><text:s/></text:span><text:span text:style-name="T131_21">WITH</text:span><text:span text:style-name="T131_22"><text:s/>'"/"'<text:s text:c="3"/><text:tab/><text:s/></text:span></text:p>
      <text:p text:style-name="P132"><text:span text:style-name="T132_1">factom</text:span><text:span text:style-name="T132_2">-</text:span><text:span text:style-name="T132_3">cli</text:span><text:span text:style-name="T132_4"><text:s/></text:span><text:span text:style-name="T132_5">generateaddress</text:span><text:span text:style-name="T132_6"><text:s/></text:span><text:span text:style-name="T132_7">ec</text:span><text:span text:style-name="T132_8"><text:s/>"'/</text:span><text:span text:style-name="T132_9">E</text:span><text:span text:style-name="T132_10">02'"</text:span></text:p>
      <text:p text:style-name="P133"><text:span text:style-name="T133_1">echo</text:span></text:p>
      <text:p text:style-name="P134"><text:span text:style-name="T134_1">echo</text:span><text:span text:style-name="T134_2"><text:s/>1.2.1.4<text:s/></text:span><text:span text:style-name="T134_3">TRY</text:span><text:span text:style-name="T134_4"><text:s/></text:span><text:span text:style-name="T134_5">TO</text:span><text:span text:style-name="T134_6"><text:s/></text:span><text:span text:style-name="T134_7">CREATE</text:span><text:span text:style-name="T134_8"><text:s/></text:span><text:span text:style-name="T134_9">TOO</text:span><text:span text:style-name="T134_10"><text:s/></text:span><text:span text:style-name="T134_11">LONG</text:span><text:span text:style-name="T134_12"><text:s/></text:span><text:span text:style-name="T134_13">ENTRY</text:span><text:span text:style-name="T134_14"><text:s/></text:span><text:span text:style-name="T134_15">CREDIT</text:span><text:span text:style-name="T134_16"><text:s/></text:span><text:span text:style-name="T134_17">WALLET</text:span><text:span text:style-name="T134_18"><text:s/></text:span><text:span text:style-name="T134_19">ADDRESS</text:span><text:span text:style-name="T134_20"><text:s/></text:span><text:span text:style-name="T134_21">NAME</text:span><text:span text:style-name="T134_22"><text:s text:c="2"/><text:tab/><text:s/></text:span></text:p>
      <text:p text:style-name="P135"><text:span text:style-name="T135_1">factom</text:span><text:span text:style-name="T135_2">-</text:span><text:span text:style-name="T135_3">cli</text:span><text:span text:style-name="T135_4"><text:s/></text:span><text:span text:style-name="T135_5">generateaddress</text:span><text:span text:style-name="T135_6"><text:s/></text:span><text:span text:style-name="T135_7">ec</text:span><text:span text:style-name="T135_8"><text:s/></text:span><text:span text:style-name="T135_9">entry</text:span><text:span text:style-name="T135_10">-</text:span><text:span text:style-name="T135_11">credit</text:span><text:span text:style-name="T135_12">-</text:span><text:span text:style-name="T135_13">wallet</text:span><text:span text:style-name="T135_14">-</text:span><text:span text:style-name="T135_15">address</text:span><text:span text:style-name="T135_16">-</text:span><text:span text:style-name="T135_17">name</text:span><text:span text:style-name="T135_18">01</text:span></text:p>
      <text:p text:style-name="P136"><text:span text:style-name="T136_1">echo</text:span></text:p>
      <text:p text:style-name="P137"/>
      <text:p text:style-name="P138"><text:span text:style-name="T138_1">echo</text:span><text:span text:style-name="T138_2"><text:s/>1.2.2<text:s/></text:span><text:span text:style-name="T138_3">GET</text:span><text:span text:style-name="T138_4"><text:s/></text:span><text:span text:style-name="T138_5">ENTRY</text:span><text:span text:style-name="T138_6"><text:s/></text:span><text:span text:style-name="T138_7">CREDIT</text:span><text:span text:style-name="T138_8"><text:s/></text:span><text:span text:style-name="T138_9">WALLET</text:span><text:span text:style-name="T138_10"><text:s/></text:span><text:span text:style-name="T138_11">ADDRESS</text:span><text:span text:style-name="T138_12"><text:s/></text:span><text:span text:style-name="T138_13">BALANCES</text:span><text:span text:style-name="T138_14"><text:s text:c="3"/><text:tab/><text:s/></text:span></text:p>
      <text:p text:style-name="P139"><text:span text:style-name="T139_1">echo</text:span></text:p>
      <text:p text:style-name="P140"><text:span text:style-name="T140_1">echo</text:span><text:span text:style-name="T140_2"><text:s/>1.2.2.1<text:s/></text:span><text:span text:style-name="T140_3">LIST</text:span><text:span text:style-name="T140_4"><text:s/></text:span><text:span text:style-name="T140_5">ALL</text:span><text:span text:style-name="T140_6"><text:s/></text:span><text:span text:style-name="T140_7">ENTRY</text:span><text:span text:style-name="T140_8"><text:s/></text:span><text:span text:style-name="T140_9">CREDIT</text:span><text:span text:style-name="T140_10"><text:s/></text:span><text:span text:style-name="T140_11">WALLET</text:span><text:span text:style-name="T140_12"><text:s/></text:span><text:span text:style-name="T140_13">ADDRESS</text:span><text:span text:style-name="T140_14"><text:s/></text:span><text:span text:style-name="T140_15">BALANCES</text:span><text:span text:style-name="T140_16"><text:s text:c="3"/><text:tab/><text:s/></text:span></text:p>
      <text:p text:style-name="P141"><text:span text:style-name="T141_1">factom</text:span><text:span text:style-name="T141_2">-</text:span><text:span text:style-name="T141_3">cli</text:span><text:span text:style-name="T141_4"><text:s/></text:span><text:span text:style-name="T141_5">getaddresses</text:span></text:p>
      <text:p text:style-name="P142"><text:span text:style-name="T142_1">echo</text:span></text:p>
      <text:p text:style-name="P143"><text:span text:style-name="T143_1">echo</text:span><text:span text:style-name="T143_2"><text:s/>1.2.2.2<text:s/></text:span><text:span text:style-name="T143_3">LIST</text:span><text:span text:style-name="T143_4"><text:s/></text:span><text:span text:style-name="T143_5">ENTRY</text:span><text:span text:style-name="T143_6"><text:s/></text:span><text:span text:style-name="T143_7">CREDIT</text:span><text:span text:style-name="T143_8"><text:s/></text:span><text:span text:style-name="T143_9">WALLET</text:span><text:span text:style-name="T143_10"><text:s/></text:span><text:span text:style-name="T143_11">ADDRESS</text:span><text:span text:style-name="T143_12"><text:s/></text:span><text:span text:style-name="T143_13">BALANCES</text:span><text:span text:style-name="T143_14"><text:s/></text:span><text:span text:style-name="T143_15">INDIVIDUALLY</text:span><text:span text:style-name="T143_16"><text:s text:c="3"/><text:tab/><text:s/></text:span></text:p>
      <text:p text:style-name="P144"><text:span text:style-name="T144_1">factom</text:span><text:span text:style-name="T144_2">-</text:span><text:span text:style-name="T144_3">cli</text:span><text:span text:style-name="T144_4"><text:s/></text:span><text:span text:style-name="T144_5">balance</text:span><text:span text:style-name="T144_6"><text:s/></text:span><text:span text:style-name="T144_7">ec</text:span><text:span text:style-name="T144_8"><text:s/></text:span><text:span text:style-name="T144_9">ec</text:span><text:span text:style-name="T144_10">-</text:span><text:span text:style-name="T144_11">wallet</text:span><text:span text:style-name="T144_12">-</text:span><text:span text:style-name="T144_13">address</text:span><text:span text:style-name="T144_14">-</text:span><text:span text:style-name="T144_15">name</text:span><text:span text:style-name="T144_16">01</text:span></text:p>
      <text:p text:style-name="P145"><text:span text:style-name="T145_1">factom</text:span><text:span text:style-name="T145_2">-</text:span><text:span text:style-name="T145_3">cli</text:span><text:span text:style-name="T145_4"><text:s/></text:span><text:span text:style-name="T145_5">balance</text:span><text:span text:style-name="T145_6"><text:s/></text:span><text:span text:style-name="T145_7">ec</text:span><text:span text:style-name="T145_8"><text:s/>$</text:span><text:span text:style-name="T145_9">ECWALLETADDRESSKEY</text:span><text:span text:style-name="T145_10">01</text:span></text:p>
      <text:p text:style-name="P146"><text:span text:style-name="T146_1">factom</text:span><text:span text:style-name="T146_2">-</text:span><text:span text:style-name="T146_3">cli</text:span><text:span text:style-name="T146_4"><text:s/></text:span><text:span text:style-name="T146_5">balance</text:span><text:span text:style-name="T146_6"><text:s/></text:span><text:span text:style-name="T146_7">ec</text:span><text:span text:style-name="T146_8"><text:s/></text:span><text:span text:style-name="T146_9">ec</text:span><text:span text:style-name="T146_10">-</text:span><text:span text:style-name="T146_11">wallet</text:span><text:span text:style-name="T146_12">-</text:span><text:span text:style-name="T146_13">address</text:span><text:span text:style-name="T146_14">-</text:span><text:span text:style-name="T146_15">name</text:span><text:span text:style-name="T146_16">02</text:span></text:p>
      <text:p text:style-name="P147"><text:span text:style-name="T147_1">factom</text:span><text:span text:style-name="T147_2">-</text:span><text:span text:style-name="T147_3">cli</text:span><text:span text:style-name="T147_4"><text:s/></text:span><text:span text:style-name="T147_5">balance</text:span><text:span text:style-name="T147_6"><text:s/></text:span><text:span text:style-name="T147_7">ec</text:span><text:span text:style-name="T147_8"><text:s/>$</text:span><text:span text:style-name="T147_9">ECWALLETADDRESSKEY</text:span><text:span text:style-name="T147_10">02</text:span></text:p>
      <text:p text:style-name="P148"><text:span text:style-name="T148_1">echo</text:span></text:p>
      <text:p text:style-name="P149"><text:span text:style-name="T149_1">echo</text:span><text:span text:style-name="T149_2"><text:s/>1.2.2.3<text:s/></text:span><text:span text:style-name="T149_3">REQUEST</text:span><text:span text:style-name="T149_4"><text:s/></text:span><text:span text:style-name="T149_5">BALANCE</text:span><text:span text:style-name="T149_6"><text:s/></text:span><text:span text:style-name="T149_7">OF</text:span><text:span text:style-name="T149_8"><text:s/></text:span><text:span text:style-name="T149_9">NON</text:span><text:span text:style-name="T149_10">-</text:span><text:span text:style-name="T149_11">EXISTENT</text:span><text:span text:style-name="T149_12"><text:s/></text:span><text:span text:style-name="T149_13">ENTRY</text:span><text:span text:style-name="T149_14"><text:s/></text:span><text:span text:style-name="T149_15">CREDIT</text:span><text:span text:style-name="T149_16"><text:s/></text:span><text:span text:style-name="T149_17">WALLET</text:span><text:span text:style-name="T149_18"><text:s/></text:span><text:span text:style-name="T149_19">ADDRESS</text:span></text:p>
      <text:p text:style-name="P150"><text:span text:style-name="T150_1">factom</text:span><text:span text:style-name="T150_2">-</text:span><text:span text:style-name="T150_3">cli</text:span><text:span text:style-name="T150_4"><text:s/></text:span><text:span text:style-name="T150_5">balance</text:span><text:span text:style-name="T150_6"><text:s/></text:span><text:span text:style-name="T150_7">ec</text:span><text:span text:style-name="T150_8"><text:s/></text:span><text:span text:style-name="T150_9">xxx</text:span></text:p>
      <text:p text:style-name="P151"><text:span text:style-name="T151_1">echo</text:span></text:p>
      <text:p text:style-name="P152"><text:span text:style-name="T152_1">echo</text:span><text:span text:style-name="T152_2"><text:s/>1.2.2.4<text:s/></text:span><text:span text:style-name="T152_3">REQUEST</text:span><text:span text:style-name="T152_4"><text:s/></text:span><text:span text:style-name="T152_5">BALANCE</text:span><text:span text:style-name="T152_6"><text:s/></text:span><text:span text:style-name="T152_7">OF</text:span><text:span text:style-name="T152_8"><text:s/></text:span><text:span text:style-name="T152_9">ENTRY</text:span><text:span text:style-name="T152_10"><text:s/></text:span><text:span text:style-name="T152_11">CREDIT</text:span><text:span text:style-name="T152_12"><text:s/></text:span><text:span text:style-name="T152_13">WALLET</text:span><text:span text:style-name="T152_14"><text:s/></text:span><text:span text:style-name="T152_15">ADDRESS</text:span><text:span text:style-name="T152_16"><text:s/></text:span><text:span text:style-name="T152_17">NAME</text:span><text:span text:style-name="T152_18"><text:s/></text:span><text:span text:style-name="T152_19">TOO</text:span><text:span text:style-name="T152_20"><text:s/></text:span><text:span text:style-name="T152_21">LONG</text:span></text:p>
      <text:p text:style-name="P153"><text:span text:style-name="T153_1">factom</text:span><text:span text:style-name="T153_2">-</text:span><text:span text:style-name="T153_3">cli</text:span><text:span text:style-name="T153_4"><text:s/></text:span><text:span text:style-name="T153_5">balance</text:span><text:span text:style-name="T153_6"><text:s/></text:span><text:span text:style-name="T153_7">ec</text:span><text:span text:style-name="T153_8"><text:s/></text:span><text:span text:style-name="T153_9">hhhhhhhhhhhhhhhhhhhhhhhhhhhhhhhhhhhhhhhhhhhhhhhhhhhhhhhhhhhhhhhhhhhhhhhhhhhhhhhhhhhhhhhhhaaaa</text:span></text:p>
      <text:p text:style-name="P154"><text:span text:style-name="T154_1">echo</text:span></text:p>
      <text:p text:style-name="P155"/>
      <text:p text:style-name="P156"><text:span text:style-name="T156_1">echo</text:span><text:span text:style-name="T156_2"><text:s/>2<text:s text:c="2"/></text:span><text:span text:style-name="T156_3">TRANSACTIONS</text:span><text:span text:style-name="T156_4"><text:s text:c="3"/><text:tab/><text:s/></text:span></text:p>
      <text:p text:style-name="P157"><text:span text:style-name="T157_1">echo</text:span></text:p>
      <text:p text:style-name="P158"><text:span text:style-name="T158_1">echo</text:span><text:span text:style-name="T158_2"><text:s/>2.1<text:s text:c="2"/></text:span><text:span text:style-name="T158_3">TRANSACTION</text:span><text:span text:style-name="T158_4"><text:s/></text:span><text:span text:style-name="T158_5">FEE</text:span><text:span text:style-name="T158_6"><text:s text:c="3"/><text:tab/><text:s/></text:span></text:p>
      <text:p text:style-name="P159"><text:span text:style-name="T159_1">factom</text:span><text:span text:style-name="T159_2">-</text:span><text:span text:style-name="T159_3">cli</text:span><text:span text:style-name="T159_4"><text:s/></text:span><text:span text:style-name="T159_5">getfee</text:span></text:p>
      <text:p text:style-name="P160"><text:span text:style-name="T160_1">echo</text:span></text:p>
      <text:p text:style-name="P161"/>
      <text:p text:style-name="P162"><text:span text:style-name="T162_1">echo</text:span><text:span text:style-name="T162_2"><text:s/>2.2<text:s/></text:span><text:span text:style-name="T162_3">CREATE</text:span><text:span text:style-name="T162_4"><text:s/></text:span><text:span text:style-name="T162_5">TRANSACTION</text:span><text:span text:style-name="T162_6"><text:s/></text:span><text:span text:style-name="T162_7">WITH</text:span><text:span text:style-name="T162_8"><text:s/></text:span><text:span text:style-name="T162_9">NO</text:span><text:span text:style-name="T162_10"><text:s/></text:span><text:span text:style-name="T162_11">INPUTS</text:span><text:span text:style-name="T162_12"><text:s/></text:span><text:span text:style-name="T162_13">OUTPUTS</text:span><text:span text:style-name="T162_14"><text:s/></text:span><text:span text:style-name="T162_15">OR</text:span><text:span text:style-name="T162_16"><text:s/></text:span><text:span text:style-name="T162_17">ENTRY</text:span><text:span text:style-name="T162_18"><text:s/></text:span><text:span text:style-name="T162_19">CREDITS</text:span></text:p>
      <text:p text:style-name="P163"><text:span text:style-name="T163_1">echo</text:span></text:p>
      <text:p text:style-name="P164"><text:span text:style-name="T164_1">echo</text:span><text:span text:style-name="T164_2"><text:s/>2.2.1<text:s text:c="2"/></text:span><text:span text:style-name="T164_3">CREATE</text:span><text:span text:style-name="T164_4"><text:s/></text:span><text:span text:style-name="T164_5">TRANSACTION</text:span><text:span text:style-name="T164_6"><text:s text:c="3"/><text:tab/><text:s/></text:span></text:p>
      <text:p text:style-name="P165"><text:span text:style-name="T165_1">factom</text:span><text:span text:style-name="T165_2">-</text:span><text:span text:style-name="T165_3">cli</text:span><text:span text:style-name="T165_4"><text:s/></text:span><text:span text:style-name="T165_5">newtransaction</text:span><text:span text:style-name="T165_6"><text:s/></text:span><text:span text:style-name="T165_7">transaction</text:span><text:span text:style-name="T165_8">01</text:span></text:p>
      <text:p text:style-name="P166"><text:span text:style-name="T166_1">echo</text:span></text:p>
      <text:p text:style-name="P167"><text:span text:style-name="T167_1">echo</text:span><text:span text:style-name="T167_2"><text:s/>2.2.2<text:s text:c="2"/></text:span><text:span text:style-name="T167_3">SUBMIT</text:span><text:span text:style-name="T167_4"><text:s/></text:span><text:span text:style-name="T167_5">TRANSACTION</text:span><text:span text:style-name="T167_6"><text:s text:c="3"/><text:tab/><text:s/></text:span></text:p>
      <text:p text:style-name="P168"><text:span text:style-name="T168_1">factom</text:span><text:span text:style-name="T168_2">-</text:span><text:span text:style-name="T168_3">cli</text:span><text:span text:style-name="T168_4"><text:s/></text:span><text:span text:style-name="T168_5">submit</text:span><text:span text:style-name="T168_6"><text:s/></text:span><text:span text:style-name="T168_7">transaction</text:span><text:span text:style-name="T168_8">01</text:span></text:p>
      <text:p text:style-name="P169"><text:span text:style-name="T169_1">echo</text:span></text:p>
      <text:p text:style-name="P170"><text:span text:style-name="T170_1">echo</text:span><text:span text:style-name="T170_2"><text:s/>2.2.3<text:s text:c="2"/></text:span><text:span text:style-name="T170_3">SIGN</text:span><text:span text:style-name="T170_4"><text:s/></text:span><text:span text:style-name="T170_5">TRANSACTION</text:span><text:span text:style-name="T170_6"><text:s text:c="3"/><text:tab/><text:s/></text:span></text:p>
      <text:p text:style-name="P171"><text:span text:style-name="T171_1">factom</text:span><text:span text:style-name="T171_2">-</text:span><text:span text:style-name="T171_3">cli</text:span><text:span text:style-name="T171_4"><text:s/></text:span><text:span text:style-name="T171_5">sign</text:span><text:span text:style-name="T171_6"><text:s/></text:span><text:span text:style-name="T171_7">transaction</text:span><text:span text:style-name="T171_8">01</text:span></text:p>
      <text:p text:style-name="P172"><text:span text:style-name="T172_1">echo</text:span></text:p>
      <text:p text:style-name="P173"><text:span text:style-name="T173_1">echo</text:span><text:span text:style-name="T173_2"><text:s/>2.2.4<text:s text:c="2"/></text:span><text:span text:style-name="T173_3">ADD</text:span><text:span text:style-name="T173_4"><text:s/></text:span><text:span text:style-name="T173_5">JUST</text:span><text:span text:style-name="T173_6"><text:s/></text:span><text:span text:style-name="T173_7">ENOUGH</text:span><text:span text:style-name="T173_8"><text:s/></text:span><text:span text:style-name="T173_9">INPUT</text:span><text:span text:style-name="T173_10"><text:s/></text:span><text:span text:style-name="T173_11">TO</text:span><text:span text:style-name="T173_12"><text:s/></text:span><text:span text:style-name="T173_13">COVER</text:span><text:span text:style-name="T173_14"><text:s/></text:span><text:span text:style-name="T173_15">TRANSACTION</text:span><text:span text:style-name="T173_16"><text:s/></text:span><text:span text:style-name="T173_17">FEE</text:span><text:span text:style-name="T173_18"><text:s text:c="3"/><text:tab/><text:s/></text:span></text:p>
      <text:p text:style-name="P174"><text:span text:style-name="T174_1">factom</text:span><text:span text:style-name="T174_2">-</text:span><text:span text:style-name="T174_3">cli</text:span><text:span text:style-name="T174_4"><text:s/></text:span><text:span text:style-name="T174_5">addinput</text:span><text:span text:style-name="T174_6"><text:s/></text:span><text:span text:style-name="T174_7">transaction</text:span><text:span text:style-name="T174_8">01<text:s/></text:span><text:span text:style-name="T174_9">factoid</text:span><text:span text:style-name="T174_10">-</text:span><text:span text:style-name="T174_11">wallet</text:span><text:span text:style-name="T174_12">-</text:span><text:span text:style-name="T174_13">address</text:span><text:span text:style-name="T174_14">-</text:span><text:span text:style-name="T174_15">name</text:span><text:span text:style-name="T174_16">01<text:s/>1</text:span></text:p>
      <text:p text:style-name="P175"><text:span text:style-name="T175_1">echo</text:span></text:p>
      <text:p text:style-name="P176"><text:span text:style-name="T176_1">echo</text:span><text:span text:style-name="T176_2"><text:s/>2.2.5<text:s text:c="2"/></text:span><text:span text:style-name="T176_3">RE</text:span><text:span text:style-name="T176_4">-</text:span><text:span text:style-name="T176_5">SIGN</text:span><text:span text:style-name="T176_6"><text:s/></text:span><text:span text:style-name="T176_7">TRANSACTION</text:span><text:span text:style-name="T176_8"><text:s text:c="3"/><text:tab/><text:s/></text:span></text:p>
      <text:p text:style-name="P177"><text:span text:style-name="T177_1">factom</text:span><text:span text:style-name="T177_2">-</text:span><text:span text:style-name="T177_3">cli</text:span><text:span text:style-name="T177_4"><text:s/></text:span><text:span text:style-name="T177_5">sign</text:span><text:span text:style-name="T177_6"><text:s/></text:span><text:span text:style-name="T177_7">transaction</text:span><text:span text:style-name="T177_8">01</text:span></text:p>
      <text:p text:style-name="P178"><text:span text:style-name="T178_1">echo</text:span></text:p>
      <text:p text:style-name="P179"><text:span text:style-name="T179_1">echo</text:span><text:span text:style-name="T179_2"><text:s/>2.2.6<text:s text:c="2"/></text:span><text:span text:style-name="T179_3">SUBMIT</text:span><text:span text:style-name="T179_4"><text:s/></text:span><text:span text:style-name="T179_5">TRANSACTION</text:span><text:span text:style-name="T179_6"><text:s text:c="3"/><text:tab/><text:s/></text:span></text:p>
      <text:p text:style-name="P180"><text:span text:style-name="T180_1">factom</text:span><text:span text:style-name="T180_2">-</text:span><text:span text:style-name="T180_3">cli</text:span><text:span text:style-name="T180_4"><text:s/></text:span><text:span text:style-name="T180_5">submit</text:span><text:span text:style-name="T180_6"><text:s/></text:span><text:span text:style-name="T180_7">transaction</text:span><text:span text:style-name="T180_8">01</text:span></text:p>
      <text:p text:style-name="P181"><text:span text:style-name="T181_1">echo</text:span></text:p>
      <text:p text:style-name="P182"><text:span text:style-name="T182_1">echo</text:span><text:span text:style-name="T182_2"><text:s/>2.2.7<text:s text:c="2"/></text:span><text:span text:style-name="T182_3">VERIFY</text:span><text:span text:style-name="T182_4"><text:s/></text:span><text:span text:style-name="T182_5">WALLET</text:span><text:span text:style-name="T182_6"><text:s/></text:span><text:span text:style-name="T182_7">BALANCES</text:span><text:span text:style-name="T182_8"><text:s text:c="3"/><text:tab/><text:s/></text:span></text:p>
      <text:p text:style-name="P183"><text:span text:style-name="T183_1">factom</text:span><text:span text:style-name="T183_2">-</text:span><text:span text:style-name="T183_3">cli</text:span><text:span text:style-name="T183_4"><text:s/></text:span><text:span text:style-name="T183_5">getaddresses</text:span></text:p>
      <text:p text:style-name="P184"><text:span text:style-name="T184_1">echo</text:span></text:p>
      <text:p text:style-name="P185"/>
      <text:p text:style-name="P186"><text:span text:style-name="T186_1">echo</text:span><text:span text:style-name="T186_2"><text:s/>2.3<text:s/></text:span><text:span text:style-name="T186_3">CREATE</text:span><text:span text:style-name="T186_4"><text:s/></text:span><text:span text:style-name="T186_5">TRANSACTION</text:span><text:span text:style-name="T186_6"><text:s/></text:span><text:span text:style-name="T186_7">WITH</text:span><text:span text:style-name="T186_8"><text:s/></text:span><text:span text:style-name="T186_9">NO</text:span><text:span text:style-name="T186_10"><text:s/></text:span><text:span text:style-name="T186_11">INPUTS</text:span></text:p>
      <text:p text:style-name="P187"><text:span text:style-name="T187_1">echo</text:span></text:p>
      <text:p text:style-name="P188"><text:span text:style-name="T188_1">echo</text:span><text:span text:style-name="T188_2"><text:s/>2.3.1<text:s/></text:span><text:span text:style-name="T188_3">CREATE</text:span><text:span text:style-name="T188_4"><text:s/></text:span><text:span text:style-name="T188_5">TRANSACTION</text:span><text:span text:style-name="T188_6"><text:s text:c="3"/><text:tab/><text:s/></text:span></text:p>
      <text:p text:style-name="P189"><text:span text:style-name="T189_1">factom</text:span><text:span text:style-name="T189_2">-</text:span><text:span text:style-name="T189_3">cli</text:span><text:span text:style-name="T189_4"><text:s/></text:span><text:span text:style-name="T189_5">newtransaction</text:span><text:span text:style-name="T189_6"><text:s/></text:span><text:span text:style-name="T189_7">transaction</text:span><text:span text:style-name="T189_8">02</text:span></text:p>
      <text:p text:style-name="P190"><text:span text:style-name="T190_1">echo</text:span></text:p>
      <text:p text:style-name="P191"><text:span text:style-name="T191_1">echo</text:span><text:span text:style-name="T191_2"><text:s/>2.3.2<text:s/></text:span><text:span text:style-name="T191_3">ADD</text:span><text:span text:style-name="T191_4"><text:s/></text:span><text:span text:style-name="T191_5">OUTPUT</text:span><text:span text:style-name="T191_6"><text:s/></text:span><text:span text:style-name="T191_7">OF</text:span><text:span text:style-name="T191_8"><text:s/>3<text:s/></text:span><text:span text:style-name="T191_9">FACTOIDS</text:span><text:span text:style-name="T191_10"><text:s/></text:span><text:span text:style-name="T191_11">TO</text:span><text:span text:style-name="T191_12"><text:s/></text:span><text:span text:style-name="T191_13">TRANSACTION</text:span><text:span text:style-name="T191_14"><text:s text:c="3"/><text:tab/><text:s/></text:span></text:p>
      <text:p text:style-name="P192"><text:span text:style-name="T192_1">factom</text:span><text:span text:style-name="T192_2">-</text:span><text:span text:style-name="T192_3">cli</text:span><text:span text:style-name="T192_4"><text:s/></text:span><text:span text:style-name="T192_5">addoutput</text:span><text:span text:style-name="T192_6"><text:s/></text:span><text:span text:style-name="T192_7">transaction</text:span><text:span text:style-name="T192_8">02<text:s/></text:span><text:span text:style-name="T192_9">factoid</text:span><text:span text:style-name="T192_10">-</text:span><text:span text:style-name="T192_11">wallet</text:span><text:span text:style-name="T192_12">-</text:span><text:span text:style-name="T192_13">address</text:span><text:span text:style-name="T192_14">-</text:span><text:span text:style-name="T192_15">name</text:span><text:span text:style-name="T192_16">02<text:s/>3</text:span></text:p>
      <text:p text:style-name="P193"><text:span text:style-name="T193_1">echo</text:span></text:p>
      <text:p text:style-name="P194"><text:span text:style-name="T194_1">echo</text:span><text:span text:style-name="T194_2"><text:s/>2.3.3<text:s/></text:span><text:span text:style-name="T194_3">SIGN</text:span><text:span text:style-name="T194_4"><text:s/></text:span><text:span text:style-name="T194_5">TRANSACTION</text:span><text:span text:style-name="T194_6"><text:s text:c="3"/><text:tab/><text:s/></text:span></text:p>
      <text:p text:style-name="P195"><text:span text:style-name="T195_1">factom</text:span><text:span text:style-name="T195_2">-</text:span><text:span text:style-name="T195_3">cli</text:span><text:span text:style-name="T195_4"><text:s/></text:span><text:span text:style-name="T195_5">sign</text:span><text:span text:style-name="T195_6"><text:s/></text:span><text:span text:style-name="T195_7">transaction</text:span><text:span text:style-name="T195_8">02</text:span></text:p>
      <text:p text:style-name="P196"><text:span text:style-name="T196_1">echo</text:span></text:p>
      <text:p text:style-name="P197"><text:span text:style-name="T197_1">echo</text:span><text:span text:style-name="T197_2"><text:s/>2.3.4<text:s/></text:span><text:span text:style-name="T197_3">SUBMIT</text:span><text:span text:style-name="T197_4"><text:s/></text:span><text:span text:style-name="T197_5">TRANSACTION</text:span><text:span text:style-name="T197_6"><text:s text:c="3"/><text:tab/><text:s/></text:span></text:p>
      <text:p text:style-name="P198"><text:span text:style-name="T198_1">factom</text:span><text:span text:style-name="T198_2">-</text:span><text:span text:style-name="T198_3">cli</text:span><text:span text:style-name="T198_4"><text:s/></text:span><text:span text:style-name="T198_5">submit</text:span><text:span text:style-name="T198_6"><text:s/></text:span><text:span text:style-name="T198_7">transaction</text:span><text:span text:style-name="T198_8">02</text:span></text:p>
      <text:p text:style-name="P199"><text:span text:style-name="T199_1">echo</text:span></text:p>
      <text:p text:style-name="P200"><text:span text:style-name="T200_1">echo</text:span><text:span text:style-name="T200_2"><text:s/>2.3.5<text:s/></text:span><text:span text:style-name="T200_3">VERIFY</text:span><text:span text:style-name="T200_4"><text:s/></text:span><text:span text:style-name="T200_5">WALLET</text:span><text:span text:style-name="T200_6"><text:s/></text:span><text:span text:style-name="T200_7">BALANCES</text:span><text:span text:style-name="T200_8"><text:s text:c="3"/><text:tab/><text:s/></text:span></text:p>
      <text:p text:style-name="P201"><text:span text:style-name="T201_1">factom</text:span><text:span text:style-name="T201_2">-</text:span><text:span text:style-name="T201_3">cli</text:span><text:span text:style-name="T201_4"><text:s/></text:span><text:span text:style-name="T201_5">getaddresses</text:span></text:p>
      <text:p text:style-name="P202"><text:span text:style-name="T202_1">echo</text:span></text:p>
      <text:p text:style-name="P203"/>
      <text:p text:style-name="P204"><text:span text:style-name="T204_1">echo</text:span><text:span text:style-name="T204_2"><text:s/>2.4<text:s/></text:span><text:span text:style-name="T204_3">CREATE</text:span><text:span text:style-name="T204_4"><text:s/></text:span><text:span text:style-name="T204_5">TRANSACTION</text:span><text:span text:style-name="T204_6"><text:s/></text:span><text:span text:style-name="T204_7">WITH</text:span><text:span text:style-name="T204_8"><text:s/></text:span><text:span text:style-name="T204_9">NO</text:span><text:span text:style-name="T204_10"><text:s/></text:span><text:span text:style-name="T204_11">OUTPUTS</text:span><text:span text:style-name="T204_12"><text:s/></text:span><text:span text:style-name="T204_13">OR</text:span><text:span text:style-name="T204_14"><text:s/></text:span><text:span text:style-name="T204_15">ENTRY</text:span><text:span text:style-name="T204_16"><text:s/></text:span><text:span text:style-name="T204_17">CREDITS</text:span></text:p>
      <text:p text:style-name="P205"><text:span text:style-name="T205_1">echo</text:span></text:p>
      <text:p text:style-name="P206"><text:span text:style-name="T206_1">echo</text:span><text:span text:style-name="T206_2"><text:s/>2.4.1<text:s/></text:span><text:span text:style-name="T206_3">CREATE</text:span><text:span text:style-name="T206_4"><text:s/></text:span><text:span text:style-name="T206_5">TRANSACTION</text:span><text:span text:style-name="T206_6"><text:s text:c="3"/><text:tab/><text:s/></text:span></text:p>
      <text:p text:style-name="P207"><text:span text:style-name="T207_1">factom</text:span><text:span text:style-name="T207_2">-</text:span><text:span text:style-name="T207_3">cli</text:span><text:span text:style-name="T207_4"><text:s/></text:span><text:span text:style-name="T207_5">newtransaction</text:span><text:span text:style-name="T207_6"><text:s/></text:span><text:span text:style-name="T207_7">transaction</text:span><text:span text:style-name="T207_8">03</text:span></text:p>
      <text:p text:style-name="P208"><text:span text:style-name="T208_1">echo</text:span></text:p>
      <text:p text:style-name="P209"><text:span text:style-name="T209_1">echo</text:span><text:span text:style-name="T209_2"><text:s/>2.4.2<text:s/></text:span><text:span text:style-name="T209_3">ADD</text:span><text:span text:style-name="T209_4"><text:s/></text:span><text:span text:style-name="T209_5">INPUT</text:span><text:span text:style-name="T209_6"><text:s/></text:span><text:span text:style-name="T209_7">OF</text:span><text:span text:style-name="T209_8"><text:s/>100<text:s/></text:span><text:span text:style-name="T209_9">FACTOIDS</text:span><text:span text:style-name="T209_10"><text:s/></text:span><text:span text:style-name="T209_11">TO</text:span><text:span text:style-name="T209_12"><text:s/></text:span><text:span text:style-name="T209_13">TRANSACTION</text:span><text:span text:style-name="T209_14"><text:s text:c="3"/><text:tab/><text:s/></text:span></text:p>
      <text:p text:style-name="P210"><text:span text:style-name="T210_1">factom</text:span><text:span text:style-name="T210_2">-</text:span><text:span text:style-name="T210_3">cli</text:span><text:span text:style-name="T210_4"><text:s/></text:span><text:span text:style-name="T210_5">addinput</text:span><text:span text:style-name="T210_6"><text:s/></text:span><text:span text:style-name="T210_7">transaction</text:span><text:span text:style-name="T210_8">03<text:s/></text:span><text:span text:style-name="T210_9">factoid</text:span><text:span text:style-name="T210_10">-</text:span><text:span text:style-name="T210_11">wallet</text:span><text:span text:style-name="T210_12">-</text:span><text:span text:style-name="T210_13">address</text:span><text:span text:style-name="T210_14">-</text:span><text:span text:style-name="T210_15">name</text:span><text:span text:style-name="T210_16">01<text:s/>100</text:span></text:p>
      <text:p text:style-name="P211"><text:span text:style-name="T211_1">echo</text:span></text:p>
      <text:p text:style-name="P212"><text:span text:style-name="T212_1">echo</text:span><text:span text:style-name="T212_2"><text:s/>2.4.3<text:s/></text:span><text:span text:style-name="T212_3">ADD</text:span><text:span text:style-name="T212_4"><text:s/></text:span><text:span text:style-name="T212_5">DUPLICATE</text:span><text:span text:style-name="T212_6"><text:s/></text:span><text:span text:style-name="T212_7">INPUT</text:span><text:span text:style-name="T212_8"><text:s/></text:span><text:span text:style-name="T212_9">OF</text:span><text:span text:style-name="T212_10"><text:s/>100<text:s/></text:span><text:span text:style-name="T212_11">FACTOIDS</text:span><text:span text:style-name="T212_12"><text:s/></text:span><text:span text:style-name="T212_13">TO</text:span><text:span text:style-name="T212_14"><text:s/></text:span><text:span text:style-name="T212_15">TRANSACTION</text:span><text:span text:style-name="T212_16"><text:s text:c="3"/><text:tab/><text:s/></text:span></text:p>
      <text:p text:style-name="P213"><text:span text:style-name="T213_1">factom</text:span><text:span text:style-name="T213_2">-</text:span><text:span text:style-name="T213_3">cli</text:span><text:span text:style-name="T213_4"><text:s/></text:span><text:span text:style-name="T213_5">addinput</text:span><text:span text:style-name="T213_6"><text:s/></text:span><text:span text:style-name="T213_7">transaction</text:span><text:span text:style-name="T213_8">03<text:s/></text:span><text:span text:style-name="T213_9">factoid</text:span><text:span text:style-name="T213_10">-</text:span><text:span text:style-name="T213_11">wallet</text:span><text:span text:style-name="T213_12">-</text:span><text:span text:style-name="T213_13">address</text:span><text:span text:style-name="T213_14">-</text:span><text:span text:style-name="T213_15">name</text:span><text:span text:style-name="T213_16">01<text:s/>100</text:span></text:p>
      <text:p text:style-name="P214"><text:span text:style-name="T214_1">echo</text:span></text:p>
      <text:p text:style-name="P215"><text:span text:style-name="T215_1">echo</text:span><text:span text:style-name="T215_2"><text:s/>2.4.4<text:s/></text:span><text:span text:style-name="T215_3">SIGN</text:span><text:span text:style-name="T215_4"><text:s/></text:span><text:span text:style-name="T215_5">TRANSACTION</text:span><text:span text:style-name="T215_6"><text:s text:c="3"/><text:tab/><text:s/></text:span></text:p>
      <text:p text:style-name="P216"><text:span text:style-name="T216_1">factom</text:span><text:span text:style-name="T216_2">-</text:span><text:span text:style-name="T216_3">cli</text:span><text:span text:style-name="T216_4"><text:s/></text:span><text:span text:style-name="T216_5">sign</text:span><text:span text:style-name="T216_6"><text:s/></text:span><text:span text:style-name="T216_7">transaction</text:span><text:span text:style-name="T216_8">03</text:span></text:p>
      <text:p text:style-name="P217"><text:span text:style-name="T217_1">echo</text:span></text:p>
      <text:p text:style-name="P218"><text:span text:style-name="T218_1">echo</text:span><text:span text:style-name="T218_2"><text:s/>2.4.5<text:s/></text:span><text:span text:style-name="T218_3">SUBMIT</text:span><text:span text:style-name="T218_4"><text:s/></text:span><text:span text:style-name="T218_5">TRANSACTION</text:span><text:span text:style-name="T218_6"><text:s text:c="3"/><text:tab/><text:s/></text:span></text:p>
      <text:p text:style-name="P219"><text:span text:style-name="T219_1">factom</text:span><text:span text:style-name="T219_2">-</text:span><text:span text:style-name="T219_3">cli</text:span><text:span text:style-name="T219_4"><text:s/></text:span><text:span text:style-name="T219_5">submit</text:span><text:span text:style-name="T219_6"><text:s/></text:span><text:span text:style-name="T219_7">transaction</text:span><text:span text:style-name="T219_8">03</text:span></text:p>
      <text:p text:style-name="P220"><text:span text:style-name="T220_1">echo</text:span></text:p>
      <text:p text:style-name="P221"><text:span text:style-name="T221_1">echo</text:span><text:span text:style-name="T221_2"><text:s/>2.4.6<text:s/></text:span><text:span text:style-name="T221_3">VERIFY</text:span><text:span text:style-name="T221_4"><text:s/></text:span><text:span text:style-name="T221_5">WALLET</text:span><text:span text:style-name="T221_6"><text:s/></text:span><text:span text:style-name="T221_7">BALANCES</text:span><text:span text:style-name="T221_8"><text:s text:c="3"/><text:tab/><text:s/></text:span></text:p>
      <text:p text:style-name="P222"><text:span text:style-name="T222_1">factom</text:span><text:span text:style-name="T222_2">-</text:span><text:span text:style-name="T222_3">cli</text:span><text:span text:style-name="T222_4"><text:s/></text:span><text:span text:style-name="T222_5">getaddresses</text:span></text:p>
      <text:p text:style-name="P223"><text:span text:style-name="T223_1">echo</text:span></text:p>
      <text:p text:style-name="P224"/>
      <text:p text:style-name="P225"><text:span text:style-name="T225_1">echo</text:span><text:span text:style-name="T225_2"><text:s/>2.5<text:s/></text:span><text:span text:style-name="T225_3">CREATE</text:span><text:span text:style-name="T225_4"><text:s/></text:span><text:span text:style-name="T225_5">TRANSACTION</text:span><text:span text:style-name="T225_6"><text:s/></text:span><text:span text:style-name="T225_7">WITH</text:span><text:span text:style-name="T225_8"><text:s/></text:span><text:span text:style-name="T225_9">INPUT</text:span><text:span text:style-name="T225_10"><text:s/></text:span><text:span text:style-name="T225_11">TO</text:span><text:span text:style-name="T225_12"><text:s/></text:span><text:span text:style-name="T225_13">ENTRY</text:span><text:span text:style-name="T225_14"><text:s/></text:span><text:span text:style-name="T225_15">CREDITS</text:span></text:p>
      <text:p text:style-name="P226"><text:span text:style-name="T226_1">echo</text:span></text:p>
      <text:p text:style-name="P227"><text:span text:style-name="T227_1">echo</text:span><text:span text:style-name="T227_2"><text:s/>2.5.1<text:s/></text:span><text:span text:style-name="T227_3">CREATE</text:span><text:span text:style-name="T227_4"><text:s/></text:span><text:span text:style-name="T227_5">TRANSACTION</text:span><text:span text:style-name="T227_6"><text:s text:c="3"/><text:tab/><text:s/></text:span></text:p>
      <text:p text:style-name="P228"><text:span text:style-name="T228_1">factom</text:span><text:span text:style-name="T228_2">-</text:span><text:span text:style-name="T228_3">cli</text:span><text:span text:style-name="T228_4"><text:s/></text:span><text:span text:style-name="T228_5">newtransaction</text:span><text:span text:style-name="T228_6"><text:s/></text:span><text:span text:style-name="T228_7">transaction</text:span><text:span text:style-name="T228_8">04</text:span></text:p>
      <text:p text:style-name="P229"><text:span text:style-name="T229_1">echo</text:span></text:p>
      <text:p text:style-name="P230"><text:span text:style-name="T230_1">echo</text:span><text:span text:style-name="T230_2"><text:s/>2.5.2<text:s/></text:span><text:span text:style-name="T230_3">ADD</text:span><text:span text:style-name="T230_4"><text:s/></text:span><text:span text:style-name="T230_5">INPUT</text:span><text:span text:style-name="T230_6"><text:s/></text:span><text:span text:style-name="T230_7">OF</text:span><text:span text:style-name="T230_8"><text:s/>100<text:s/></text:span><text:span text:style-name="T230_9">FACTOIDS</text:span><text:span text:style-name="T230_10"><text:s/></text:span><text:span text:style-name="T230_11">TO</text:span><text:span text:style-name="T230_12"><text:s/></text:span><text:span text:style-name="T230_13">TRANSACTION</text:span><text:span text:style-name="T230_14"><text:s text:c="3"/><text:tab/><text:s/></text:span></text:p>
      <text:p text:style-name="P231"><text:span text:style-name="T231_1">factom</text:span><text:span text:style-name="T231_2">-</text:span><text:span text:style-name="T231_3">cli</text:span><text:span text:style-name="T231_4"><text:s/></text:span><text:span text:style-name="T231_5">addinput</text:span><text:span text:style-name="T231_6"><text:s/></text:span><text:span text:style-name="T231_7">transaction</text:span><text:span text:style-name="T231_8">04<text:s/></text:span><text:span text:style-name="T231_9">factoid</text:span><text:span text:style-name="T231_10">-</text:span><text:span text:style-name="T231_11">wallet</text:span><text:span text:style-name="T231_12">-</text:span><text:span text:style-name="T231_13">address</text:span><text:span text:style-name="T231_14">-</text:span><text:span text:style-name="T231_15">name</text:span><text:span text:style-name="T231_16">01<text:s/>100</text:span></text:p>
      <text:p text:style-name="P232"><text:span text:style-name="T232_1">echo</text:span></text:p>
      <text:p text:style-name="P233"><text:span text:style-name="T233_1">echo</text:span><text:span text:style-name="T233_2"><text:s/>2.5.3<text:s/></text:span><text:span text:style-name="T233_3">ADD</text:span><text:span text:style-name="T233_4"><text:s/>6<text:s/></text:span><text:span text:style-name="T233_5">FACTOIDS</text:span><text:span text:style-name="T233_6"><text:s/></text:span><text:span text:style-name="T233_7">OF</text:span><text:span text:style-name="T233_8"><text:s/></text:span><text:span text:style-name="T233_9">ENTRY</text:span><text:span text:style-name="T233_10"><text:s/></text:span><text:span text:style-name="T233_11">CREDITS</text:span><text:span text:style-name="T233_12"><text:s/></text:span><text:span text:style-name="T233_13">FOR</text:span><text:span text:style-name="T233_14"><text:s/>1</text:span><text:span text:style-name="T233_15">ST</text:span><text:span text:style-name="T233_16"><text:s/></text:span><text:span text:style-name="T233_17">ENTRY</text:span><text:span text:style-name="T233_18"><text:s/></text:span><text:span text:style-name="T233_19">CREDIT</text:span><text:span text:style-name="T233_20"><text:s/></text:span><text:span text:style-name="T233_21">WALLET</text:span><text:span text:style-name="T233_22"><text:s/></text:span><text:span text:style-name="T233_23">TO</text:span><text:span text:style-name="T233_24"><text:s/></text:span><text:span text:style-name="T233_25">TRANSACTION</text:span><text:span text:style-name="T233_26"><text:s text:c="3"/><text:tab/><text:s/></text:span></text:p>
      <text:p text:style-name="P234"><text:span text:style-name="T234_1">factom</text:span><text:span text:style-name="T234_2">-</text:span><text:span text:style-name="T234_3">cli</text:span><text:span text:style-name="T234_4"><text:s/></text:span><text:span text:style-name="T234_5">addecoutput</text:span><text:span text:style-name="T234_6"><text:s/></text:span><text:span text:style-name="T234_7">transaction</text:span><text:span text:style-name="T234_8">04<text:s/></text:span><text:span text:style-name="T234_9">ec</text:span><text:span text:style-name="T234_10">-</text:span><text:span text:style-name="T234_11">wallet</text:span><text:span text:style-name="T234_12">-</text:span><text:span text:style-name="T234_13">address</text:span><text:span text:style-name="T234_14">-</text:span><text:span text:style-name="T234_15">name</text:span><text:span text:style-name="T234_16">01<text:s/>6</text:span></text:p>
      <text:p text:style-name="P235"><text:span text:style-name="T235_1">echo</text:span></text:p>
      <text:p text:style-name="P236"><text:span text:style-name="T236_1">echo</text:span><text:span text:style-name="T236_2"><text:s/>2.5.4<text:s/></text:span><text:span text:style-name="T236_3">ADD</text:span><text:span text:style-name="T236_4"><text:s/>-6<text:s/></text:span><text:span text:style-name="T236_5">FACTOIDS</text:span><text:span text:style-name="T236_6"><text:s/></text:span><text:span text:style-name="T236_7">OF</text:span><text:span text:style-name="T236_8"><text:s/></text:span><text:span text:style-name="T236_9">ENTRY</text:span><text:span text:style-name="T236_10"><text:s/></text:span><text:span text:style-name="T236_11">CREDITS</text:span><text:span text:style-name="T236_12"><text:s/></text:span><text:span text:style-name="T236_13">FOR</text:span><text:span text:style-name="T236_14"><text:s/>1</text:span><text:span text:style-name="T236_15">ST</text:span><text:span text:style-name="T236_16"><text:s/></text:span><text:span text:style-name="T236_17">ENTRY</text:span><text:span text:style-name="T236_18"><text:s/></text:span><text:span text:style-name="T236_19">CREDIT</text:span><text:span text:style-name="T236_20"><text:s/></text:span><text:span text:style-name="T236_21">WALLET</text:span><text:span text:style-name="T236_22"><text:s/></text:span><text:span text:style-name="T236_23">TO</text:span><text:span text:style-name="T236_24"><text:s/></text:span><text:span text:style-name="T236_25">TRANSACTION</text:span><text:span text:style-name="T236_26"><text:s text:c="3"/><text:tab/><text:s/></text:span></text:p>
      <text:p text:style-name="P237"><text:span text:style-name="T237_1">factom</text:span><text:span text:style-name="T237_2">-</text:span><text:span text:style-name="T237_3">cli</text:span><text:span text:style-name="T237_4"><text:s/></text:span><text:span text:style-name="T237_5">addecoutput</text:span><text:span text:style-name="T237_6"><text:s/></text:span><text:span text:style-name="T237_7">transaction</text:span><text:span text:style-name="T237_8">04<text:s/></text:span><text:span text:style-name="T237_9">ec</text:span><text:span text:style-name="T237_10">-</text:span><text:span text:style-name="T237_11">wallet</text:span><text:span text:style-name="T237_12">-</text:span><text:span text:style-name="T237_13">address</text:span><text:span text:style-name="T237_14">-</text:span><text:span text:style-name="T237_15">name</text:span><text:span text:style-name="T237_16">01<text:s/>-6</text:span></text:p>
      <text:p text:style-name="P238"><text:span text:style-name="T238_1">echo</text:span></text:p>
      <text:p text:style-name="P239"><text:span text:style-name="T239_1">echo</text:span><text:span text:style-name="T239_2"><text:s/>2.5.5<text:s/></text:span><text:span text:style-name="T239_3">SIGN</text:span><text:span text:style-name="T239_4"><text:s/></text:span><text:span text:style-name="T239_5">TRANSACTION</text:span><text:span text:style-name="T239_6"><text:s text:c="3"/><text:tab/><text:s/></text:span></text:p>
      <text:p text:style-name="P240"><text:span text:style-name="T240_1">factom</text:span><text:span text:style-name="T240_2">-</text:span><text:span text:style-name="T240_3">cli</text:span><text:span text:style-name="T240_4"><text:s/></text:span><text:span text:style-name="T240_5">sign</text:span><text:span text:style-name="T240_6"><text:s/></text:span><text:span text:style-name="T240_7">transaction</text:span><text:span text:style-name="T240_8">04</text:span></text:p>
      <text:p text:style-name="P241"><text:span text:style-name="T241_1">echo</text:span></text:p>
      <text:p text:style-name="P242"><text:span text:style-name="T242_1">echo</text:span><text:span text:style-name="T242_2"><text:s/>2.5.6<text:s/></text:span><text:span text:style-name="T242_3">SUBMIT</text:span><text:span text:style-name="T242_4"><text:s/></text:span><text:span text:style-name="T242_5">TRANSACTION</text:span><text:span text:style-name="T242_6"><text:s text:c="3"/><text:tab/><text:s/></text:span></text:p>
      <text:p text:style-name="P243"><text:span text:style-name="T243_1">factom</text:span><text:span text:style-name="T243_2">-</text:span><text:span text:style-name="T243_3">cli</text:span><text:span text:style-name="T243_4"><text:s/></text:span><text:span text:style-name="T243_5">submit</text:span><text:span text:style-name="T243_6"><text:s/></text:span><text:span text:style-name="T243_7">transaction</text:span><text:span text:style-name="T243_8">04</text:span></text:p>
      <text:p text:style-name="P244"><text:span text:style-name="T244_1">echo</text:span></text:p>
      <text:p text:style-name="P245"><text:span text:style-name="T245_1">echo</text:span><text:span text:style-name="T245_2"><text:s/>2.5.7<text:s/></text:span><text:span text:style-name="T245_3">VERIFY</text:span><text:span text:style-name="T245_4"><text:s/></text:span><text:span text:style-name="T245_5">WALLET</text:span><text:span text:style-name="T245_6"><text:s/></text:span><text:span text:style-name="T245_7">BALANCES</text:span><text:span text:style-name="T245_8"><text:s text:c="3"/><text:tab/><text:s/></text:span></text:p>
      <text:p text:style-name="P246"><text:span text:style-name="T246_1">factom</text:span><text:span text:style-name="T246_2">-</text:span><text:span text:style-name="T246_3">cli</text:span><text:span text:style-name="T246_4"><text:s/></text:span><text:span text:style-name="T246_5">getaddresses</text:span></text:p>
      <text:p text:style-name="P247"><text:span text:style-name="T247_1">echo</text:span></text:p>
      <text:p text:style-name="P248"/>
      <text:p text:style-name="P249"><text:span text:style-name="T249_1">echo</text:span><text:span text:style-name="T249_2"><text:s/>2.6<text:s/></text:span><text:span text:style-name="T249_3">CREATE</text:span><text:span text:style-name="T249_4"><text:s/></text:span><text:span text:style-name="T249_5">TRANSACTION</text:span><text:span text:style-name="T249_6"><text:s/></text:span><text:span text:style-name="T249_7">WITH</text:span><text:span text:style-name="T249_8"><text:s/></text:span><text:span text:style-name="T249_9">INPUT</text:span><text:span text:style-name="T249_10"><text:s/></text:span><text:span text:style-name="T249_11">TO</text:span><text:span text:style-name="T249_12"><text:s/></text:span><text:span text:style-name="T249_13">OUTPUT</text:span></text:p>
      <text:p text:style-name="P250"><text:span text:style-name="T250_1">echo</text:span></text:p>
      <text:p text:style-name="P251"><text:span text:style-name="T251_1">echo</text:span><text:span text:style-name="T251_2"><text:s/>2.6.1<text:s/></text:span><text:span text:style-name="T251_3">CREATE</text:span><text:span text:style-name="T251_4"><text:s/></text:span><text:span text:style-name="T251_5">TRANSACTION</text:span><text:span text:style-name="T251_6"><text:s text:c="3"/><text:tab/><text:s/></text:span></text:p>
      <text:p text:style-name="P252"><text:span text:style-name="T252_1">factom</text:span><text:span text:style-name="T252_2">-</text:span><text:span text:style-name="T252_3">cli</text:span><text:span text:style-name="T252_4"><text:s/></text:span><text:span text:style-name="T252_5">newtransaction</text:span><text:span text:style-name="T252_6"><text:s/></text:span><text:span text:style-name="T252_7">transaction</text:span><text:span text:style-name="T252_8">05</text:span></text:p>
      <text:p text:style-name="P253"><text:span text:style-name="T253_1">echo</text:span></text:p>
      <text:p text:style-name="P254"><text:span text:style-name="T254_1">echo</text:span><text:span text:style-name="T254_2"><text:s/>2.6.2<text:s/></text:span><text:span text:style-name="T254_3">ADD</text:span><text:span text:style-name="T254_4"><text:s/></text:span><text:span text:style-name="T254_5">INPUT</text:span><text:span text:style-name="T254_6"><text:s/></text:span><text:span text:style-name="T254_7">OF</text:span><text:span text:style-name="T254_8"><text:s/>100<text:s/></text:span><text:span text:style-name="T254_9">FACTOIDS</text:span><text:span text:style-name="T254_10"><text:s/></text:span><text:span text:style-name="T254_11">TO</text:span><text:span text:style-name="T254_12"><text:s/></text:span><text:span text:style-name="T254_13">TRANSACTION</text:span><text:span text:style-name="T254_14"><text:s text:c="3"/><text:tab/><text:s/></text:span></text:p>
      <text:p text:style-name="P255"><text:span text:style-name="T255_1">factom</text:span><text:span text:style-name="T255_2">-</text:span><text:span text:style-name="T255_3">cli</text:span><text:span text:style-name="T255_4"><text:s/></text:span><text:span text:style-name="T255_5">addinput</text:span><text:span text:style-name="T255_6"><text:s/></text:span><text:span text:style-name="T255_7">transaction</text:span><text:span text:style-name="T255_8">05<text:s/></text:span><text:span text:style-name="T255_9">factoid</text:span><text:span text:style-name="T255_10">-</text:span><text:span text:style-name="T255_11">wallet</text:span><text:span text:style-name="T255_12">-</text:span><text:span text:style-name="T255_13">address</text:span><text:span text:style-name="T255_14">-</text:span><text:span text:style-name="T255_15">name</text:span><text:span text:style-name="T255_16">01<text:s/>100</text:span></text:p>
      <text:p text:style-name="P256"><text:span text:style-name="T256_1">echo</text:span></text:p>
      <text:p text:style-name="P257"><text:span text:style-name="T257_1">echo</text:span><text:span text:style-name="T257_2"><text:s/>2.6.3<text:s/></text:span><text:span text:style-name="T257_3">ADD</text:span><text:span text:style-name="T257_4"><text:s/></text:span><text:span text:style-name="T257_5">OUTPUT</text:span><text:span text:style-name="T257_6"><text:s/></text:span><text:span text:style-name="T257_7">OF</text:span><text:span text:style-name="T257_8"><text:s/>3<text:s/></text:span><text:span text:style-name="T257_9">FACTOIDS</text:span><text:span text:style-name="T257_10"><text:s/></text:span><text:span text:style-name="T257_11">TO</text:span><text:span text:style-name="T257_12"><text:s/></text:span><text:span text:style-name="T257_13">SAME</text:span><text:span text:style-name="T257_14"><text:s/></text:span><text:span text:style-name="T257_15">FACTOID</text:span><text:span text:style-name="T257_16"><text:s/></text:span><text:span text:style-name="T257_17">WALLET</text:span><text:span text:style-name="T257_18"><text:s/></text:span><text:span text:style-name="T257_19">ADDRESS</text:span><text:span text:style-name="T257_20"><text:s/></text:span><text:span text:style-name="T257_21">AS</text:span><text:span text:style-name="T257_22"><text:s/></text:span><text:span text:style-name="T257_23">INPUT</text:span><text:span text:style-name="T257_24"><text:s/></text:span><text:span text:style-name="T257_25">CAME</text:span><text:span text:style-name="T257_26"><text:s/></text:span><text:span text:style-name="T257_27">FROM</text:span><text:span text:style-name="T257_28"><text:s/></text:span><text:span text:style-name="T257_29">TO</text:span><text:span text:style-name="T257_30"><text:s/></text:span><text:span text:style-name="T257_31">TRANSACTION</text:span><text:span text:style-name="T257_32"><text:s text:c="3"/><text:tab/><text:s/></text:span></text:p>
      <text:p text:style-name="P258"><text:span text:style-name="T258_1">factom</text:span><text:span text:style-name="T258_2">-</text:span><text:span text:style-name="T258_3">cli</text:span><text:span text:style-name="T258_4"><text:s/></text:span><text:span text:style-name="T258_5">addoutput</text:span><text:span text:style-name="T258_6"><text:s/></text:span><text:span text:style-name="T258_7">transaction</text:span><text:span text:style-name="T258_8">05<text:s/></text:span><text:span text:style-name="T258_9">factoid</text:span><text:span text:style-name="T258_10">-</text:span><text:span text:style-name="T258_11">wallet</text:span><text:span text:style-name="T258_12">-</text:span><text:span text:style-name="T258_13">address</text:span><text:span text:style-name="T258_14">-</text:span><text:span text:style-name="T258_15">name</text:span><text:span text:style-name="T258_16">01<text:s/>3</text:span></text:p>
      <text:p text:style-name="P259"><text:span text:style-name="T259_1">echo</text:span></text:p>
      <text:p text:style-name="P260"><text:span text:style-name="T260_1">echo</text:span><text:span text:style-name="T260_2"><text:s/>2.6.4<text:s/></text:span><text:span text:style-name="T260_3">ADD</text:span><text:span text:style-name="T260_4"><text:s/></text:span><text:span text:style-name="T260_5">OUTPUT</text:span><text:span text:style-name="T260_6"><text:s/></text:span><text:span text:style-name="T260_7">OF</text:span><text:span text:style-name="T260_8"><text:s/>5<text:s/></text:span><text:span text:style-name="T260_9">FACTOIDS</text:span><text:span text:style-name="T260_10"><text:s/></text:span><text:span text:style-name="T260_11">TO</text:span><text:span text:style-name="T260_12"><text:s/></text:span><text:span text:style-name="T260_13">NON</text:span><text:span text:style-name="T260_14">-</text:span><text:span text:style-name="T260_15">EXISTING</text:span><text:span text:style-name="T260_16"><text:s/></text:span><text:span text:style-name="T260_17">FACTOID</text:span><text:span text:style-name="T260_18"><text:s/></text:span><text:span text:style-name="T260_19">WALLET</text:span><text:span text:style-name="T260_20"><text:s/></text:span><text:span text:style-name="T260_21">ADDRESS</text:span><text:span text:style-name="T260_22"><text:s/></text:span><text:span text:style-name="T260_23">TO</text:span><text:span text:style-name="T260_24"><text:s/></text:span><text:span text:style-name="T260_25">TRANSACTION</text:span><text:span text:style-name="T260_26"><text:s text:c="3"/><text:tab/><text:s/></text:span></text:p>
      <text:p text:style-name="P261"><text:span text:style-name="T261_1">factom</text:span><text:span text:style-name="T261_2">-</text:span><text:span text:style-name="T261_3">cli</text:span><text:span text:style-name="T261_4"><text:s/></text:span><text:span text:style-name="T261_5">addoutput</text:span><text:span text:style-name="T261_6"><text:s/></text:span><text:span text:style-name="T261_7">transaction</text:span><text:span text:style-name="T261_8">05<text:s/></text:span><text:span text:style-name="T261_9">xxx</text:span><text:span text:style-name="T261_10"><text:s/>5</text:span></text:p>
      <text:p text:style-name="P262"><text:span text:style-name="T262_1">echo</text:span></text:p>
      <text:p text:style-name="P263"><text:span text:style-name="T263_1">echo</text:span><text:span text:style-name="T263_2"><text:s/>2.6.5<text:s/></text:span><text:span text:style-name="T263_3">SIGN</text:span><text:span text:style-name="T263_4"><text:s/></text:span><text:span text:style-name="T263_5">TRANSACTION</text:span><text:span text:style-name="T263_6"><text:s text:c="3"/><text:tab/><text:s/></text:span></text:p>
      <text:p text:style-name="P264"><text:span text:style-name="T264_1">factom</text:span><text:span text:style-name="T264_2">-</text:span><text:span text:style-name="T264_3">cli</text:span><text:span text:style-name="T264_4"><text:s/></text:span><text:span text:style-name="T264_5">sign</text:span><text:span text:style-name="T264_6"><text:s/></text:span><text:span text:style-name="T264_7">transaction</text:span><text:span text:style-name="T264_8">05</text:span></text:p>
      <text:p text:style-name="P265"><text:span text:style-name="T265_1">echo</text:span></text:p>
      <text:p text:style-name="P266"><text:span text:style-name="T266_1">echo</text:span><text:span text:style-name="T266_2"><text:s/>2.6.6<text:s/></text:span><text:span text:style-name="T266_3">SUBMIT</text:span><text:span text:style-name="T266_4"><text:s/></text:span><text:span text:style-name="T266_5">TRANSACTION</text:span><text:span text:style-name="T266_6"><text:s text:c="3"/><text:tab/><text:s/></text:span></text:p>
      <text:p text:style-name="P267"><text:span text:style-name="T267_1">factom</text:span><text:span text:style-name="T267_2">-</text:span><text:span text:style-name="T267_3">cli</text:span><text:span text:style-name="T267_4"><text:s/></text:span><text:span text:style-name="T267_5">submit</text:span><text:span text:style-name="T267_6"><text:s/></text:span><text:span text:style-name="T267_7">transaction</text:span><text:span text:style-name="T267_8">05</text:span></text:p>
      <text:p text:style-name="P268"><text:span text:style-name="T268_1">echo</text:span></text:p>
      <text:p text:style-name="P269"><text:span text:style-name="T269_1">echo</text:span><text:span text:style-name="T269_2"><text:s/>2.6.7<text:s/></text:span><text:span text:style-name="T269_3">VERIFY</text:span><text:span text:style-name="T269_4"><text:s/></text:span><text:span text:style-name="T269_5">WALLET</text:span><text:span text:style-name="T269_6"><text:s/></text:span><text:span text:style-name="T269_7">BALANCES</text:span><text:span text:style-name="T269_8"><text:s text:c="3"/><text:tab/><text:s/></text:span></text:p>
      <text:p text:style-name="P270"><text:span text:style-name="T270_1">factom</text:span><text:span text:style-name="T270_2">-</text:span><text:span text:style-name="T270_3">cli</text:span><text:span text:style-name="T270_4"><text:s/></text:span><text:span text:style-name="T270_5">getaddresses</text:span></text:p>
      <text:p text:style-name="P271"><text:span text:style-name="T271_1">echo</text:span></text:p>
      <text:p text:style-name="P272"/>
      <text:p text:style-name="P273"><text:span text:style-name="T273_1">echo</text:span><text:span text:style-name="T273_2"><text:s/>2.7<text:s/></text:span><text:span text:style-name="T273_3">CREATE</text:span><text:span text:style-name="T273_4"><text:s/></text:span><text:span text:style-name="T273_5">TRANSACTION</text:span><text:span text:style-name="T273_6"><text:s/></text:span><text:span text:style-name="T273_7">WITH</text:span><text:span text:style-name="T273_8"><text:s/></text:span><text:span text:style-name="T273_9">INPUT</text:span><text:span text:style-name="T273_10"><text:s/></text:span><text:span text:style-name="T273_11">TO</text:span><text:span text:style-name="T273_12"><text:s/></text:span><text:span text:style-name="T273_13">OUTPUT</text:span><text:span text:style-name="T273_14"><text:s/></text:span><text:span text:style-name="T273_15">AND</text:span><text:span text:style-name="T273_16"><text:s/></text:span><text:span text:style-name="T273_17">ENTRY</text:span><text:span text:style-name="T273_18"><text:s/></text:span><text:span text:style-name="T273_19">CREDITS</text:span><text:span text:style-name="T273_20"><text:s text:c="3"/><text:tab/><text:s/></text:span></text:p>
      <text:p text:style-name="P274"><text:span text:style-name="T274_1">echo</text:span></text:p>
      <text:p text:style-name="P275"><text:span text:style-name="T275_1">echo</text:span><text:span text:style-name="T275_2"><text:s/>2.7.1<text:s/></text:span><text:span text:style-name="T275_3">CREATE</text:span><text:span text:style-name="T275_4"><text:s/></text:span><text:span text:style-name="T275_5">TRANSACTION</text:span><text:span text:style-name="T275_6"><text:s text:c="3"/><text:tab/><text:s/></text:span></text:p>
      <text:p text:style-name="P276"><text:span text:style-name="T276_1">factom</text:span><text:span text:style-name="T276_2">-</text:span><text:span text:style-name="T276_3">cli</text:span><text:span text:style-name="T276_4"><text:s/></text:span><text:span text:style-name="T276_5">newtransaction</text:span><text:span text:style-name="T276_6"><text:s/></text:span><text:span text:style-name="T276_7">transaction</text:span><text:span text:style-name="T276_8">06</text:span></text:p>
      <text:p text:style-name="P277"><text:span text:style-name="T277_1">echo</text:span></text:p>
      <text:p text:style-name="P278"><text:span text:style-name="T278_1">echo</text:span><text:span text:style-name="T278_2"><text:s/>2.7.2<text:s/></text:span><text:span text:style-name="T278_3">ADD</text:span><text:span text:style-name="T278_4"><text:s/></text:span><text:span text:style-name="T278_5">INPUT</text:span><text:span text:style-name="T278_6"><text:s/></text:span><text:span text:style-name="T278_7">TO</text:span><text:span text:style-name="T278_8"><text:s/></text:span><text:span text:style-name="T278_9">TRANSACTION</text:span><text:span text:style-name="T278_10"><text:s text:c="3"/><text:tab/><text:s/></text:span></text:p>
      <text:p text:style-name="P279"><text:span text:style-name="T279_1">echo</text:span></text:p>
      <text:p text:style-name="P280"><text:span text:style-name="T280_1">echo</text:span><text:span text:style-name="T280_2"><text:s/>2.7.2.1<text:s/></text:span><text:span text:style-name="T280_3">ADD</text:span><text:span text:style-name="T280_4"><text:s/></text:span><text:span text:style-name="T280_5">INPUT</text:span><text:span text:style-name="T280_6"><text:s/></text:span><text:span text:style-name="T280_7">OF</text:span><text:span text:style-name="T280_8"><text:s/>100<text:s/></text:span><text:span text:style-name="T280_9">FACTOIDS</text:span><text:span text:style-name="T280_10"><text:s/></text:span><text:span text:style-name="T280_11">TO</text:span><text:span text:style-name="T280_12"><text:s/></text:span><text:span text:style-name="T280_13">TRANSACTION</text:span><text:span text:style-name="T280_14"><text:s text:c="3"/><text:tab/><text:s/></text:span></text:p>
      <text:p text:style-name="P281"><text:span text:style-name="T281_1">factom</text:span><text:span text:style-name="T281_2">-</text:span><text:span text:style-name="T281_3">cli</text:span><text:span text:style-name="T281_4"><text:s/></text:span><text:span text:style-name="T281_5">addinput</text:span><text:span text:style-name="T281_6"><text:s/></text:span><text:span text:style-name="T281_7">transaction</text:span><text:span text:style-name="T281_8">06<text:s/></text:span><text:span text:style-name="T281_9">factoid</text:span><text:span text:style-name="T281_10">-</text:span><text:span text:style-name="T281_11">wallet</text:span><text:span text:style-name="T281_12">-</text:span><text:span text:style-name="T281_13">address</text:span><text:span text:style-name="T281_14">-</text:span><text:span text:style-name="T281_15">name</text:span><text:span text:style-name="T281_16">01<text:s/>100</text:span></text:p>
      <text:p text:style-name="P282"><text:span text:style-name="T282_1">echo</text:span></text:p>
      <text:p text:style-name="P283"><text:span text:style-name="T283_1">echo</text:span><text:span text:style-name="T283_2"><text:s/>2.7.3<text:s text:c="2"/></text:span><text:span text:style-name="T283_3">ADD</text:span><text:span text:style-name="T283_4"><text:s/></text:span><text:span text:style-name="T283_5">OUTPUT</text:span><text:span text:style-name="T283_6"><text:s/></text:span><text:span text:style-name="T283_7">TO</text:span><text:span text:style-name="T283_8"><text:s/></text:span><text:span text:style-name="T283_9">TRANSACTION</text:span><text:span text:style-name="T283_10"><text:s text:c="3"/><text:tab/><text:s/></text:span></text:p>
      <text:p text:style-name="P284"><text:span text:style-name="T284_1">echo</text:span></text:p>
      <text:p text:style-name="P285"><text:span text:style-name="T285_1">echo</text:span><text:span text:style-name="T285_2"><text:s/>2.7.3.1<text:s/></text:span><text:span text:style-name="T285_3">ADD</text:span><text:span text:style-name="T285_4"><text:s/></text:span><text:span text:style-name="T285_5">OUTPUT</text:span><text:span text:style-name="T285_6"><text:s/></text:span><text:span text:style-name="T285_7">OF</text:span><text:span text:style-name="T285_8"><text:s/>3.33333333<text:s/></text:span><text:span text:style-name="T285_9">FACTOIDS</text:span><text:span text:style-name="T285_10"><text:s/></text:span><text:span text:style-name="T285_11">TO</text:span><text:span text:style-name="T285_12"><text:s/></text:span><text:span text:style-name="T285_13">TRANSACTION</text:span><text:span text:style-name="T285_14"><text:s text:c="3"/><text:tab/><text:s/></text:span></text:p>
      <text:p text:style-name="P286"><text:span text:style-name="T286_1">factom</text:span><text:span text:style-name="T286_2">-</text:span><text:span text:style-name="T286_3">cli</text:span><text:span text:style-name="T286_4"><text:s/></text:span><text:span text:style-name="T286_5">addoutput</text:span><text:span text:style-name="T286_6"><text:s/></text:span><text:span text:style-name="T286_7">transaction</text:span><text:span text:style-name="T286_8">06<text:s/></text:span><text:span text:style-name="T286_9">factoid</text:span><text:span text:style-name="T286_10">-</text:span><text:span text:style-name="T286_11">wallet</text:span><text:span text:style-name="T286_12">-</text:span><text:span text:style-name="T286_13">address</text:span><text:span text:style-name="T286_14">-</text:span><text:span text:style-name="T286_15">name</text:span><text:span text:style-name="T286_16">02<text:s/>3.33333333</text:span></text:p>
      <text:p text:style-name="P287"><text:span text:style-name="T287_1">echo</text:span></text:p>
      <text:p text:style-name="P288"><text:span text:style-name="T288_1">echo</text:span><text:span text:style-name="T288_2"><text:s/>2.7.4<text:s text:c="2"/></text:span><text:span text:style-name="T288_3">ADD</text:span><text:span text:style-name="T288_4"><text:s/></text:span><text:span text:style-name="T288_5">PURCHASE</text:span><text:span text:style-name="T288_6"><text:s/></text:span><text:span text:style-name="T288_7">OF</text:span><text:span text:style-name="T288_8"><text:s/></text:span><text:span text:style-name="T288_9">ENTRY</text:span><text:span text:style-name="T288_10"><text:s/></text:span><text:span text:style-name="T288_11">CREDITS</text:span><text:span text:style-name="T288_12"><text:s/></text:span><text:span text:style-name="T288_13">TO</text:span><text:span text:style-name="T288_14"><text:s/></text:span><text:span text:style-name="T288_15">TRANSACTION</text:span></text:p>
      <text:p text:style-name="P289"><text:span text:style-name="T289_1">echo</text:span></text:p>
      <text:p text:style-name="P290"><text:span text:style-name="T290_1">echo</text:span><text:span text:style-name="T290_2"><text:s/>2.7.4.1<text:s/></text:span><text:span text:style-name="T290_3">ADD</text:span><text:span text:style-name="T290_4"><text:s/>6<text:s/></text:span><text:span text:style-name="T290_5">FACTOIDS</text:span><text:span text:style-name="T290_6"><text:s/></text:span><text:span text:style-name="T290_7">OF</text:span><text:span text:style-name="T290_8"><text:s/></text:span><text:span text:style-name="T290_9">ENTRY</text:span><text:span text:style-name="T290_10"><text:s/></text:span><text:span text:style-name="T290_11">CREDITS</text:span><text:span text:style-name="T290_12"><text:s/></text:span><text:span text:style-name="T290_13">FOR</text:span><text:span text:style-name="T290_14"><text:s/>1</text:span><text:span text:style-name="T290_15">ST</text:span><text:span text:style-name="T290_16"><text:s/></text:span><text:span text:style-name="T290_17">ENTRY</text:span><text:span text:style-name="T290_18"><text:s/></text:span><text:span text:style-name="T290_19">CREDIT</text:span><text:span text:style-name="T290_20"><text:s/></text:span><text:span text:style-name="T290_21">WALLET</text:span><text:span text:style-name="T290_22"><text:s/></text:span><text:span text:style-name="T290_23">TO</text:span><text:span text:style-name="T290_24"><text:s/></text:span><text:span text:style-name="T290_25">TRANSACTION</text:span><text:span text:style-name="T290_26"><text:s text:c="3"/><text:tab/><text:s/></text:span></text:p>
      <text:p text:style-name="P291"><text:span text:style-name="T291_1">factom</text:span><text:span text:style-name="T291_2">-</text:span><text:span text:style-name="T291_3">cli</text:span><text:span text:style-name="T291_4"><text:s/></text:span><text:span text:style-name="T291_5">addecoutput</text:span><text:span text:style-name="T291_6"><text:s/></text:span><text:span text:style-name="T291_7">transaction</text:span><text:span text:style-name="T291_8">06<text:s/>$</text:span><text:span text:style-name="T291_9">ECWALLETADDRESSKEY</text:span><text:span text:style-name="T291_10">01<text:s/>6</text:span></text:p>
      <text:p text:style-name="P292"><text:span text:style-name="T292_1">echo</text:span></text:p>
      <text:p text:style-name="P293"><text:span text:style-name="T293_1">echo</text:span><text:span text:style-name="T293_2"><text:s/>2.7.5<text:s/></text:span><text:span text:style-name="T293_3">SIGN</text:span><text:span text:style-name="T293_4"><text:s/></text:span><text:span text:style-name="T293_5">TRANSACTION</text:span><text:span text:style-name="T293_6"><text:s text:c="3"/><text:tab/><text:s/></text:span></text:p>
      <text:p text:style-name="P294"><text:span text:style-name="T294_1">factom</text:span><text:span text:style-name="T294_2">-</text:span><text:span text:style-name="T294_3">cli</text:span><text:span text:style-name="T294_4"><text:s/></text:span><text:span text:style-name="T294_5">sign</text:span><text:span text:style-name="T294_6"><text:s/></text:span><text:span text:style-name="T294_7">transaction</text:span><text:span text:style-name="T294_8">06</text:span></text:p>
      <text:p text:style-name="P295"><text:span text:style-name="T295_1">echo</text:span></text:p>
      <text:p text:style-name="P296"><text:span text:style-name="T296_1">echo</text:span><text:span text:style-name="T296_2"><text:s/>2.7.6<text:s/></text:span><text:span text:style-name="T296_3">SUBMIT</text:span><text:span text:style-name="T296_4"><text:s/></text:span><text:span text:style-name="T296_5">TRANSACTION</text:span><text:span text:style-name="T296_6"><text:s text:c="3"/><text:tab/><text:s/></text:span></text:p>
      <text:p text:style-name="P297"><text:span text:style-name="T297_1">factom</text:span><text:span text:style-name="T297_2">-</text:span><text:span text:style-name="T297_3">cli</text:span><text:span text:style-name="T297_4"><text:s/></text:span><text:span text:style-name="T297_5">submit</text:span><text:span text:style-name="T297_6"><text:s/></text:span><text:span text:style-name="T297_7">transaction</text:span><text:span text:style-name="T297_8">06</text:span></text:p>
      <text:p text:style-name="P298"><text:span text:style-name="T298_1">echo</text:span></text:p>
      <text:p text:style-name="P299"><text:span text:style-name="T299_1">echo</text:span><text:span text:style-name="T299_2"><text:s/>2.7.7<text:s/></text:span><text:span text:style-name="T299_3">VERIFY</text:span><text:span text:style-name="T299_4"><text:s/></text:span><text:span text:style-name="T299_5">WALLET</text:span><text:span text:style-name="T299_6"><text:s/></text:span><text:span text:style-name="T299_7">BALANCES</text:span><text:span text:style-name="T299_8"><text:s text:c="3"/><text:tab/><text:s/></text:span></text:p>
      <text:p text:style-name="P300"><text:span text:style-name="T300_1">factom</text:span><text:span text:style-name="T300_2">-</text:span><text:span text:style-name="T300_3">cli</text:span><text:span text:style-name="T300_4"><text:s/></text:span><text:span text:style-name="T300_5">getaddresses</text:span></text:p>
      <text:p text:style-name="P301"><text:span text:style-name="T301_1">echo</text:span></text:p>
      <text:p text:style-name="P302"/>
      <text:p text:style-name="P303"><text:span text:style-name="T303_1">echo</text:span><text:span text:style-name="T303_2"><text:s/>2.8<text:s/></text:span><text:span text:style-name="T303_3">CREATE</text:span><text:span text:style-name="T303_4"><text:s/></text:span><text:span text:style-name="T303_5">TRANSACTION</text:span><text:span text:style-name="T303_6"><text:s/></text:span><text:span text:style-name="T303_7">WITH</text:span><text:span text:style-name="T303_8"><text:s/></text:span><text:span text:style-name="T303_9">MULTIPLE</text:span><text:span text:style-name="T303_10"><text:s/></text:span><text:span text:style-name="T303_11">INPUT</text:span><text:span text:style-name="T303_12"><text:s/></text:span><text:span text:style-name="T303_13">OUTPUT</text:span><text:span text:style-name="T303_14"><text:s/></text:span><text:span text:style-name="T303_15">AND</text:span><text:span text:style-name="T303_16"><text:s/></text:span><text:span text:style-name="T303_17">ENTRY</text:span><text:span text:style-name="T303_18"><text:s/></text:span><text:span text:style-name="T303_19">CREDITS</text:span><text:span text:style-name="T303_20"><text:s text:c="3"/><text:tab/><text:s/></text:span></text:p>
      <text:p text:style-name="P304"><text:span text:style-name="T304_1">echo</text:span></text:p>
      <text:p text:style-name="P305"><text:span text:style-name="T305_1">echo</text:span><text:span text:style-name="T305_2"><text:s/>2.8.1<text:s/></text:span><text:span text:style-name="T305_3">CREATE</text:span><text:span text:style-name="T305_4"><text:s/></text:span><text:span text:style-name="T305_5">TRANSACTION</text:span><text:span text:style-name="T305_6"><text:s text:c="3"/><text:tab/><text:s/></text:span></text:p>
      <text:p text:style-name="P306"><text:span text:style-name="T306_1">factom</text:span><text:span text:style-name="T306_2">-</text:span><text:span text:style-name="T306_3">cli</text:span><text:span text:style-name="T306_4"><text:s/></text:span><text:span text:style-name="T306_5">newtransaction</text:span><text:span text:style-name="T306_6"><text:s/></text:span><text:span text:style-name="T306_7">transaction</text:span><text:span text:style-name="T306_8">07</text:span></text:p>
      <text:p text:style-name="P307"><text:span text:style-name="T307_1">echo</text:span></text:p>
      <text:p text:style-name="P308"><text:span text:style-name="T308_1">echo</text:span><text:span text:style-name="T308_2"><text:s/>2.8.2<text:s/></text:span><text:span text:style-name="T308_3">ADD</text:span><text:span text:style-name="T308_4"><text:s/></text:span><text:span text:style-name="T308_5">INPUTS</text:span><text:span text:style-name="T308_6"><text:s/></text:span><text:span text:style-name="T308_7">TO</text:span><text:span text:style-name="T308_8"><text:s/></text:span><text:span text:style-name="T308_9">TRANSACTION</text:span><text:span text:style-name="T308_10"><text:s text:c="3"/><text:tab/><text:s/></text:span></text:p>
      <text:p text:style-name="P309"><text:span text:style-name="T309_1">echo</text:span></text:p>
      <text:p text:style-name="P310"><text:span text:style-name="T310_1">echo</text:span><text:span text:style-name="T310_2"><text:s/>2.8.2.1<text:s/></text:span><text:span text:style-name="T310_3">ADD</text:span><text:span text:style-name="T310_4"><text:s/>1</text:span><text:span text:style-name="T310_5">ST</text:span><text:span text:style-name="T310_6"><text:s/></text:span><text:span text:style-name="T310_7">INPUT</text:span><text:span text:style-name="T310_8"><text:s/></text:span><text:span text:style-name="T310_9">FROM</text:span><text:span text:style-name="T310_10"><text:s/>1</text:span><text:span text:style-name="T310_11">ST</text:span><text:span text:style-name="T310_12"><text:s/></text:span><text:span text:style-name="T310_13">FACTOID</text:span><text:span text:style-name="T310_14"><text:s/></text:span><text:span text:style-name="T310_15">WALLET</text:span><text:span text:style-name="T310_16"><text:s/></text:span><text:span text:style-name="T310_17">ADDRESS</text:span><text:span text:style-name="T310_18"><text:s/></text:span><text:span text:style-name="T310_19">TO</text:span><text:span text:style-name="T310_20"><text:s/></text:span><text:span text:style-name="T310_21">TRANSACTION</text:span><text:span text:style-name="T310_22"><text:s text:c="3"/><text:tab/><text:s/></text:span></text:p>
      <text:p text:style-name="P311"><text:span text:style-name="T311_1">factom</text:span><text:span text:style-name="T311_2">-</text:span><text:span text:style-name="T311_3">cli</text:span><text:span text:style-name="T311_4"><text:s/></text:span><text:span text:style-name="T311_5">addinput</text:span><text:span text:style-name="T311_6"><text:s/></text:span><text:span text:style-name="T311_7">transaction</text:span><text:span text:style-name="T311_8">07<text:s/></text:span><text:span text:style-name="T311_9">factoid</text:span><text:span text:style-name="T311_10">-</text:span><text:span text:style-name="T311_11">wallet</text:span><text:span text:style-name="T311_12">-</text:span><text:span text:style-name="T311_13">address</text:span><text:span text:style-name="T311_14">-</text:span><text:span text:style-name="T311_15">name</text:span><text:span text:style-name="T311_16">01<text:s/>100</text:span></text:p>
      <text:p text:style-name="P312"><text:span text:style-name="T312_1">echo</text:span></text:p>
      <text:p text:style-name="P313"><text:span text:style-name="T313_1">echo</text:span><text:span text:style-name="T313_2"><text:s/>2.8.2.2<text:s/></text:span><text:span text:style-name="T313_3">ADD</text:span><text:span text:style-name="T313_4"><text:s/>2</text:span><text:span text:style-name="T313_5">ND</text:span><text:span text:style-name="T313_6"><text:s/></text:span><text:span text:style-name="T313_7">INPUT</text:span><text:span text:style-name="T313_8"><text:s/></text:span><text:span text:style-name="T313_9">FROM</text:span><text:span text:style-name="T313_10"><text:s/>1</text:span><text:span text:style-name="T313_11">ST</text:span><text:span text:style-name="T313_12"><text:s/></text:span><text:span text:style-name="T313_13">FACTOID</text:span><text:span text:style-name="T313_14"><text:s/></text:span><text:span text:style-name="T313_15">WALLET</text:span><text:span text:style-name="T313_16"><text:s/></text:span><text:span text:style-name="T313_17">ADDRESS</text:span><text:span text:style-name="T313_18"><text:s/></text:span><text:span text:style-name="T313_19">TO</text:span><text:span text:style-name="T313_20"><text:s/></text:span><text:span text:style-name="T313_21">TRANSACTION</text:span><text:span text:style-name="T313_22"><text:s text:c="3"/><text:tab/><text:s/></text:span></text:p>
      <text:p text:style-name="P314"><text:span text:style-name="T314_1">factom</text:span><text:span text:style-name="T314_2">-</text:span><text:span text:style-name="T314_3">cli</text:span><text:span text:style-name="T314_4"><text:s/></text:span><text:span text:style-name="T314_5">addinput</text:span><text:span text:style-name="T314_6"><text:s/></text:span><text:span text:style-name="T314_7">transaction</text:span><text:span text:style-name="T314_8">07<text:s/></text:span><text:span text:style-name="T314_9">factoid</text:span><text:span text:style-name="T314_10">-</text:span><text:span text:style-name="T314_11">wallet</text:span><text:span text:style-name="T314_12">-</text:span><text:span text:style-name="T314_13">address</text:span><text:span text:style-name="T314_14">-</text:span><text:span text:style-name="T314_15">name</text:span><text:span text:style-name="T314_16">01<text:s/>300</text:span></text:p>
      <text:p text:style-name="P315"><text:span text:style-name="T315_1">echo</text:span></text:p>
      <text:p text:style-name="P316"><text:span text:style-name="T316_1">echo</text:span><text:span text:style-name="T316_2"><text:s/>2.8.2.3<text:s/></text:span><text:span text:style-name="T316_3">ADD</text:span><text:span text:style-name="T316_4"><text:s/></text:span><text:span text:style-name="T316_5">INPUT</text:span><text:span text:style-name="T316_6"><text:s/></text:span><text:span text:style-name="T316_7">FROM</text:span><text:span text:style-name="T316_8"><text:s/>2</text:span><text:span text:style-name="T316_9">ND</text:span><text:span text:style-name="T316_10"><text:s/></text:span><text:span text:style-name="T316_11">FACTOID</text:span><text:span text:style-name="T316_12"><text:s/></text:span><text:span text:style-name="T316_13">WALLET</text:span><text:span text:style-name="T316_14"><text:s/></text:span><text:span text:style-name="T316_15">ADDRESS</text:span><text:span text:style-name="T316_16"><text:s/></text:span><text:span text:style-name="T316_17">TO</text:span><text:span text:style-name="T316_18"><text:s/></text:span><text:span text:style-name="T316_19">TRANSACTION</text:span><text:span text:style-name="T316_20"><text:s text:c="3"/><text:tab/><text:s/></text:span></text:p>
      <text:p text:style-name="P317"><text:span text:style-name="T317_1">factom</text:span><text:span text:style-name="T317_2">-</text:span><text:span text:style-name="T317_3">cli</text:span><text:span text:style-name="T317_4"><text:s/></text:span><text:span text:style-name="T317_5">addinput</text:span><text:span text:style-name="T317_6"><text:s/></text:span><text:span text:style-name="T317_7">transaction</text:span><text:span text:style-name="T317_8">07<text:s/></text:span><text:span text:style-name="T317_9">factoid</text:span><text:span text:style-name="T317_10">-</text:span><text:span text:style-name="T317_11">wallet</text:span><text:span text:style-name="T317_12">-</text:span><text:span text:style-name="T317_13">address</text:span><text:span text:style-name="T317_14">-</text:span><text:span text:style-name="T317_15">name</text:span><text:span text:style-name="T317_16">02<text:s/>200</text:span></text:p>
      <text:p text:style-name="P318"><text:span text:style-name="T318_1">echo</text:span></text:p>
      <text:p text:style-name="P319"><text:span text:style-name="T319_1">echo</text:span><text:span text:style-name="T319_2"><text:s/>2.8.3<text:s/></text:span><text:span text:style-name="T319_3">ADD</text:span><text:span text:style-name="T319_4"><text:s/></text:span><text:span text:style-name="T319_5">OUTPUTS</text:span><text:span text:style-name="T319_6"><text:s/></text:span><text:span text:style-name="T319_7">TO</text:span><text:span text:style-name="T319_8"><text:s/></text:span><text:span text:style-name="T319_9">TRANSACTION</text:span><text:span text:style-name="T319_10"><text:s text:c="3"/><text:tab/><text:s/></text:span></text:p>
      <text:p text:style-name="P320"><text:span text:style-name="T320_1">echo</text:span></text:p>
      <text:p text:style-name="P321"><text:span text:style-name="T321_1">echo</text:span><text:span text:style-name="T321_2"><text:s/>2.8.3.1<text:s/></text:span><text:span text:style-name="T321_3">ADD</text:span><text:span text:style-name="T321_4"><text:s/>1</text:span><text:span text:style-name="T321_5">ST</text:span><text:span text:style-name="T321_6"><text:s/></text:span><text:span text:style-name="T321_7">OUTPUT</text:span><text:span text:style-name="T321_8"><text:s/></text:span><text:span text:style-name="T321_9">FROM</text:span><text:span text:style-name="T321_10"><text:s/>1</text:span><text:span text:style-name="T321_11">ST</text:span><text:span text:style-name="T321_12"><text:s/></text:span><text:span text:style-name="T321_13">FACTOID</text:span><text:span text:style-name="T321_14"><text:s/></text:span><text:span text:style-name="T321_15">WALLET</text:span><text:span text:style-name="T321_16"><text:s/></text:span><text:span text:style-name="T321_17">ADDRESS</text:span><text:span text:style-name="T321_18"><text:s/></text:span><text:span text:style-name="T321_19">TO</text:span><text:span text:style-name="T321_20"><text:s/></text:span><text:span text:style-name="T321_21">TRANSACTION</text:span><text:span text:style-name="T321_22"><text:s text:c="3"/><text:tab/><text:s/></text:span></text:p>
      <text:p text:style-name="P322"><text:span text:style-name="T322_1">factom</text:span><text:span text:style-name="T322_2">-</text:span><text:span text:style-name="T322_3">cli</text:span><text:span text:style-name="T322_4"><text:s/></text:span><text:span text:style-name="T322_5">addoutput</text:span><text:span text:style-name="T322_6"><text:s/></text:span><text:span text:style-name="T322_7">transaction</text:span><text:span text:style-name="T322_8">07<text:s/></text:span><text:span text:style-name="T322_9">factoid</text:span><text:span text:style-name="T322_10">-</text:span><text:span text:style-name="T322_11">wallet</text:span><text:span text:style-name="T322_12">-</text:span><text:span text:style-name="T322_13">address</text:span><text:span text:style-name="T322_14">-</text:span><text:span text:style-name="T322_15">name</text:span><text:span text:style-name="T322_16">01<text:s/>4.44444444</text:span></text:p>
      <text:p text:style-name="P323"><text:span text:style-name="T323_1">echo</text:span></text:p>
      <text:p text:style-name="P324"><text:span text:style-name="T324_1">echo</text:span><text:span text:style-name="T324_2"><text:s/>2.8.3.2<text:s/></text:span><text:span text:style-name="T324_3">ADD</text:span><text:span text:style-name="T324_4"><text:s/>2</text:span><text:span text:style-name="T324_5">ND</text:span><text:span text:style-name="T324_6"><text:s/></text:span><text:span text:style-name="T324_7">OUTPUT</text:span><text:span text:style-name="T324_8"><text:s/></text:span><text:span text:style-name="T324_9">FROM</text:span><text:span text:style-name="T324_10"><text:s/>1</text:span><text:span text:style-name="T324_11">ST</text:span><text:span text:style-name="T324_12"><text:s/></text:span><text:span text:style-name="T324_13">FACTOID</text:span><text:span text:style-name="T324_14"><text:s/></text:span><text:span text:style-name="T324_15">WALLET</text:span><text:span text:style-name="T324_16"><text:s/></text:span><text:span text:style-name="T324_17">ADDRESS</text:span><text:span text:style-name="T324_18"><text:s/></text:span><text:span text:style-name="T324_19">TO</text:span><text:span text:style-name="T324_20"><text:s/></text:span><text:span text:style-name="T324_21">TRANSACTION</text:span><text:span text:style-name="T324_22"><text:s text:c="3"/><text:tab/><text:s/></text:span></text:p>
      <text:p text:style-name="P325"><text:span text:style-name="T325_1">factom</text:span><text:span text:style-name="T325_2">-</text:span><text:span text:style-name="T325_3">cli</text:span><text:span text:style-name="T325_4"><text:s/></text:span><text:span text:style-name="T325_5">addoutput</text:span><text:span text:style-name="T325_6"><text:s/></text:span><text:span text:style-name="T325_7">transaction</text:span><text:span text:style-name="T325_8">07<text:s/></text:span><text:span text:style-name="T325_9">factoid</text:span><text:span text:style-name="T325_10">-</text:span><text:span text:style-name="T325_11">wallet</text:span><text:span text:style-name="T325_12">-</text:span><text:span text:style-name="T325_13">address</text:span><text:span text:style-name="T325_14">-</text:span><text:span text:style-name="T325_15">name</text:span><text:span text:style-name="T325_16">01<text:s/>5.55555555</text:span></text:p>
      <text:p text:style-name="P326"><text:span text:style-name="T326_1">echo</text:span></text:p>
      <text:p text:style-name="P327"><text:span text:style-name="T327_1">echo</text:span><text:span text:style-name="T327_2"><text:s/>2.8.3.3<text:s/></text:span><text:span text:style-name="T327_3">ADD</text:span><text:span text:style-name="T327_4"><text:s/></text:span><text:span text:style-name="T327_5">OUTPUT</text:span><text:span text:style-name="T327_6"><text:s/></text:span><text:span text:style-name="T327_7">FROM</text:span><text:span text:style-name="T327_8"><text:s/>2</text:span><text:span text:style-name="T327_9">ND</text:span><text:span text:style-name="T327_10"><text:s/></text:span><text:span text:style-name="T327_11">FACTOID</text:span><text:span text:style-name="T327_12"><text:s/></text:span><text:span text:style-name="T327_13">WALLET</text:span><text:span text:style-name="T327_14"><text:s/></text:span><text:span text:style-name="T327_15">ADDRESS</text:span><text:span text:style-name="T327_16"><text:s/></text:span><text:span text:style-name="T327_17">TO</text:span><text:span text:style-name="T327_18"><text:s/></text:span><text:span text:style-name="T327_19">TRANSACTION</text:span><text:span text:style-name="T327_20"><text:s text:c="3"/><text:tab/><text:s/></text:span></text:p>
      <text:p text:style-name="P328"><text:span text:style-name="T328_1">factom</text:span><text:span text:style-name="T328_2">-</text:span><text:span text:style-name="T328_3">cli</text:span><text:span text:style-name="T328_4"><text:s/></text:span><text:span text:style-name="T328_5">addoutput</text:span><text:span text:style-name="T328_6"><text:s/></text:span><text:span text:style-name="T328_7">transaction</text:span><text:span text:style-name="T328_8">07<text:s/></text:span><text:span text:style-name="T328_9">factoid</text:span><text:span text:style-name="T328_10">-</text:span><text:span text:style-name="T328_11">wallet</text:span><text:span text:style-name="T328_12">-</text:span><text:span text:style-name="T328_13">address</text:span><text:span text:style-name="T328_14">-</text:span><text:span text:style-name="T328_15">name</text:span><text:span text:style-name="T328_16">02<text:s/>6.66666666</text:span></text:p>
      <text:p text:style-name="P329"><text:span text:style-name="T329_1">echo</text:span></text:p>
      <text:p text:style-name="P330"><text:span text:style-name="T330_1">echo</text:span><text:span text:style-name="T330_2"><text:s/>2.8.4<text:s/></text:span><text:span text:style-name="T330_3">ADD</text:span><text:span text:style-name="T330_4"><text:s/></text:span><text:span text:style-name="T330_5">ENTRY</text:span><text:span text:style-name="T330_6"><text:s/></text:span><text:span text:style-name="T330_7">CREDIT</text:span><text:span text:style-name="T330_8"><text:s/></text:span><text:span text:style-name="T330_9">PURCHASES</text:span><text:span text:style-name="T330_10"><text:s/></text:span><text:span text:style-name="T330_11">TO</text:span><text:span text:style-name="T330_12"><text:s/></text:span><text:span text:style-name="T330_13">TRANSACTION</text:span></text:p>
      <text:p text:style-name="P331"><text:span text:style-name="T331_1">echo</text:span></text:p>
      <text:p text:style-name="P332"><text:span text:style-name="T332_1">echo</text:span><text:span text:style-name="T332_2"><text:s/>2.8.4.1<text:s/></text:span><text:span text:style-name="T332_3">ADD</text:span><text:span text:style-name="T332_4"><text:s/>1</text:span><text:span text:style-name="T332_5">ST</text:span><text:span text:style-name="T332_6"><text:s/></text:span><text:span text:style-name="T332_7">PURCHASE</text:span><text:span text:style-name="T332_8"><text:s/></text:span><text:span text:style-name="T332_9">TO</text:span><text:span text:style-name="T332_10"><text:s/>1</text:span><text:span text:style-name="T332_11">ST</text:span><text:span text:style-name="T332_12"><text:s/></text:span><text:span text:style-name="T332_13">ENTRY</text:span><text:span text:style-name="T332_14"><text:s/></text:span><text:span text:style-name="T332_15">CREDIT</text:span><text:span text:style-name="T332_16"><text:s/></text:span><text:span text:style-name="T332_17">WALLET</text:span><text:span text:style-name="T332_18"><text:s/></text:span><text:span text:style-name="T332_19">ADDRESS</text:span><text:span text:style-name="T332_20"><text:s/></text:span><text:span text:style-name="T332_21">TO</text:span><text:span text:style-name="T332_22"><text:s/></text:span><text:span text:style-name="T332_23">TRANSACTION</text:span><text:span text:style-name="T332_24"><text:s text:c="3"/><text:tab/><text:s/></text:span></text:p>
      <text:p text:style-name="P333"><text:span text:style-name="T333_1">factom</text:span><text:span text:style-name="T333_2">-</text:span><text:span text:style-name="T333_3">cli</text:span><text:span text:style-name="T333_4"><text:s/></text:span><text:span text:style-name="T333_5">addecoutput</text:span><text:span text:style-name="T333_6"><text:s/></text:span><text:span text:style-name="T333_7">transaction</text:span><text:span text:style-name="T333_8">07<text:s/>$</text:span><text:span text:style-name="T333_9">ECWALLETADDRESSKEY</text:span><text:span text:style-name="T333_10">01<text:s/>7</text:span></text:p>
      <text:p text:style-name="P334"><text:span text:style-name="T334_1">echo</text:span></text:p>
      <text:p text:style-name="P335"><text:span text:style-name="T335_1">echo</text:span><text:span text:style-name="T335_2"><text:s/>2.8.4.2<text:s/></text:span><text:span text:style-name="T335_3">ADD</text:span><text:span text:style-name="T335_4"><text:s/>2</text:span><text:span text:style-name="T335_5">ND</text:span><text:span text:style-name="T335_6"><text:s/></text:span><text:span text:style-name="T335_7">PURCHASE</text:span><text:span text:style-name="T335_8"><text:s/></text:span><text:span text:style-name="T335_9">TO</text:span><text:span text:style-name="T335_10"><text:s/>1</text:span><text:span text:style-name="T335_11">ST</text:span><text:span text:style-name="T335_12"><text:s/></text:span><text:span text:style-name="T335_13">ENTRY</text:span><text:span text:style-name="T335_14"><text:s/></text:span><text:span text:style-name="T335_15">CREDIT</text:span><text:span text:style-name="T335_16"><text:s/></text:span><text:span text:style-name="T335_17">WALLET</text:span><text:span text:style-name="T335_18"><text:s/></text:span><text:span text:style-name="T335_19">ADDRESS</text:span><text:span text:style-name="T335_20"><text:s/></text:span><text:span text:style-name="T335_21">TO</text:span><text:span text:style-name="T335_22"><text:s/></text:span><text:span text:style-name="T335_23">TRANSACTION</text:span><text:span text:style-name="T335_24"><text:s text:c="3"/><text:tab/><text:s/></text:span></text:p>
      <text:p text:style-name="P336"><text:span text:style-name="T336_1">factom</text:span><text:span text:style-name="T336_2">-</text:span><text:span text:style-name="T336_3">cli</text:span><text:span text:style-name="T336_4"><text:s/></text:span><text:span text:style-name="T336_5">addecoutput</text:span><text:span text:style-name="T336_6"><text:s/></text:span><text:span text:style-name="T336_7">transaction</text:span><text:span text:style-name="T336_8">07<text:s/>$</text:span><text:span text:style-name="T336_9">ECWALLETADDRESSKEY</text:span><text:span text:style-name="T336_10">01<text:s/>8</text:span></text:p>
      <text:p text:style-name="P337"><text:span text:style-name="T337_1">echo</text:span></text:p>
      <text:p text:style-name="P338"><text:span text:style-name="T338_1">echo</text:span><text:span text:style-name="T338_2"><text:s/>2.8.4.3<text:s/></text:span><text:span text:style-name="T338_3">ADD</text:span><text:span text:style-name="T338_4"><text:s/>2</text:span><text:span text:style-name="T338_5">ND</text:span><text:span text:style-name="T338_6"><text:s/></text:span><text:span text:style-name="T338_7">PURCHASE</text:span><text:span text:style-name="T338_8"><text:s/></text:span><text:span text:style-name="T338_9">TO</text:span><text:span text:style-name="T338_10"><text:s/>1</text:span><text:span text:style-name="T338_11">ST</text:span><text:span text:style-name="T338_12"><text:s/></text:span><text:span text:style-name="T338_13">ENTRY</text:span><text:span text:style-name="T338_14"><text:s/></text:span><text:span text:style-name="T338_15">CREDIT</text:span><text:span text:style-name="T338_16"><text:s/></text:span><text:span text:style-name="T338_17">WALLET</text:span><text:span text:style-name="T338_18"><text:s/></text:span><text:span text:style-name="T338_19">ADDRESS</text:span><text:span text:style-name="T338_20"><text:s/></text:span><text:span text:style-name="T338_21">TO</text:span><text:span text:style-name="T338_22"><text:s/></text:span><text:span text:style-name="T338_23">TRANSACTION</text:span><text:span text:style-name="T338_24"><text:s text:c="3"/><text:tab/><text:s/></text:span></text:p>
      <text:p text:style-name="P339"><text:span text:style-name="T339_1">factom</text:span><text:span text:style-name="T339_2">-</text:span><text:span text:style-name="T339_3">cli</text:span><text:span text:style-name="T339_4"><text:s/></text:span><text:span text:style-name="T339_5">addecoutput</text:span><text:span text:style-name="T339_6"><text:s/></text:span><text:span text:style-name="T339_7">transaction</text:span><text:span text:style-name="T339_8">07<text:s/>$</text:span><text:span text:style-name="T339_9">ECWALLETADDRESSKEY</text:span><text:span text:style-name="T339_10">02<text:s/>9</text:span></text:p>
      <text:p text:style-name="P340"><text:span text:style-name="T340_1">echo</text:span></text:p>
      <text:p text:style-name="P341"><text:span text:style-name="T341_1">echo</text:span><text:span text:style-name="T341_2"><text:s/>2.8.5<text:s/></text:span><text:span text:style-name="T341_3">COMPLEX</text:span><text:span text:style-name="T341_4"><text:s/></text:span><text:span text:style-name="T341_5">TRANSACTION</text:span><text:span text:style-name="T341_6"><text:s/></text:span><text:span text:style-name="T341_7">FEE</text:span><text:span text:style-name="T341_8"><text:s text:c="3"/><text:tab/><text:s/></text:span></text:p>
      <text:p text:style-name="P342"><text:span text:style-name="T342_1">factom</text:span><text:span text:style-name="T342_2">-</text:span><text:span text:style-name="T342_3">cli</text:span><text:span text:style-name="T342_4"><text:s/></text:span><text:span text:style-name="T342_5">transactions</text:span></text:p>
      <text:p text:style-name="P343"><text:span text:style-name="T343_1">echo</text:span></text:p>
      <text:p text:style-name="P344"><text:span text:style-name="T344_1">echo</text:span><text:span text:style-name="T344_2"><text:s/>2.8.6<text:s/></text:span><text:span text:style-name="T344_3">SIGN</text:span><text:span text:style-name="T344_4"><text:s/></text:span><text:span text:style-name="T344_5">TRANSACTION</text:span><text:span text:style-name="T344_6"><text:s text:c="3"/><text:tab/><text:s/></text:span></text:p>
      <text:p text:style-name="P345"><text:span text:style-name="T345_1">factom</text:span><text:span text:style-name="T345_2">-</text:span><text:span text:style-name="T345_3">cli</text:span><text:span text:style-name="T345_4"><text:s/></text:span><text:span text:style-name="T345_5">sign</text:span><text:span text:style-name="T345_6"><text:s/></text:span><text:span text:style-name="T345_7">transaction</text:span><text:span text:style-name="T345_8">07</text:span></text:p>
      <text:p text:style-name="P346"><text:span text:style-name="T346_1">echo</text:span></text:p>
      <text:p text:style-name="P347"><text:span text:style-name="T347_1">echo</text:span><text:span text:style-name="T347_2"><text:s/>2.8.7<text:s/></text:span><text:span text:style-name="T347_3">SUBMIT</text:span><text:span text:style-name="T347_4"><text:s/></text:span><text:span text:style-name="T347_5">TRANSACTION</text:span><text:span text:style-name="T347_6"><text:s text:c="3"/><text:tab/><text:s/></text:span></text:p>
      <text:p text:style-name="P348"><text:span text:style-name="T348_1">factom</text:span><text:span text:style-name="T348_2">-</text:span><text:span text:style-name="T348_3">cli</text:span><text:span text:style-name="T348_4"><text:s/></text:span><text:span text:style-name="T348_5">submit</text:span><text:span text:style-name="T348_6"><text:s/></text:span><text:span text:style-name="T348_7">transaction</text:span><text:span text:style-name="T348_8">07</text:span></text:p>
      <text:p text:style-name="P349"><text:span text:style-name="T349_1">echo</text:span></text:p>
      <text:p text:style-name="P350"><text:span text:style-name="T350_1">echo</text:span><text:span text:style-name="T350_2"><text:s/>2.8.8<text:s/></text:span><text:span text:style-name="T350_3">VERIFY</text:span><text:span text:style-name="T350_4"><text:s/></text:span><text:span text:style-name="T350_5">WALLET</text:span><text:span text:style-name="T350_6"><text:s/></text:span><text:span text:style-name="T350_7">BALANCES</text:span><text:span text:style-name="T350_8"><text:s text:c="3"/><text:tab/><text:s/></text:span></text:p>
      <text:p text:style-name="P351"><text:span text:style-name="T351_1">factom</text:span><text:span text:style-name="T351_2">-</text:span><text:span text:style-name="T351_3">cli</text:span><text:span text:style-name="T351_4"><text:s/></text:span><text:span text:style-name="T351_5">getaddresses</text:span></text:p>
      <text:p text:style-name="P352"><text:span text:style-name="T352_1">echo</text:span></text:p>
      <text:p text:style-name="P353"/>
      <text:p text:style-name="P354"><text:span text:style-name="T354_1">echo</text:span><text:span text:style-name="T354_2"><text:s/>2.9<text:s/></text:span><text:span text:style-name="T354_3">TEST</text:span><text:span text:style-name="T354_4"><text:s/></text:span><text:span text:style-name="T354_5">TRANSACTION</text:span><text:span text:style-name="T354_6"><text:s/></text:span><text:span text:style-name="T354_7">PARAMETER</text:span><text:span text:style-name="T354_8"><text:s/></text:span><text:span text:style-name="T354_9">LIMITS</text:span></text:p>
      <text:p text:style-name="P355"><text:span text:style-name="T355_1">echo</text:span></text:p>
      <text:p text:style-name="P356"><text:span text:style-name="T356_1">echo</text:span><text:span text:style-name="T356_2"><text:s/>2.9.1<text:s/></text:span><text:span text:style-name="T356_3">ADD</text:span><text:span text:style-name="T356_4"><text:s/></text:span><text:span text:style-name="T356_5">INPUT</text:span><text:span text:style-name="T356_6"><text:s/></text:span><text:span text:style-name="T356_7">OF</text:span><text:span text:style-name="T356_8"><text:s/>-1<text:s/></text:span><text:span text:style-name="T356_9">FACTOIDS</text:span><text:span text:style-name="T356_10"><text:s/></text:span><text:span text:style-name="T356_11">TO</text:span><text:span text:style-name="T356_12"><text:s/></text:span><text:span text:style-name="T356_13">TRANSACTION</text:span><text:span text:style-name="T356_14"><text:s text:c="3"/><text:tab/><text:s/></text:span></text:p>
      <text:p text:style-name="P357"><text:span text:style-name="T357_1">factom</text:span><text:span text:style-name="T357_2">-</text:span><text:span text:style-name="T357_3">cli</text:span><text:span text:style-name="T357_4"><text:s/></text:span><text:span text:style-name="T357_5">balance</text:span><text:span text:style-name="T357_6"><text:s/></text:span><text:span text:style-name="T357_7">fct</text:span><text:span text:style-name="T357_8"><text:s/></text:span><text:span text:style-name="T357_9">factoid</text:span><text:span text:style-name="T357_10">-</text:span><text:span text:style-name="T357_11">wallet</text:span><text:span text:style-name="T357_12">-</text:span><text:span text:style-name="T357_13">address</text:span><text:span text:style-name="T357_14">-</text:span><text:span text:style-name="T357_15">name</text:span><text:span text:style-name="T357_16">01</text:span></text:p>
      <text:p text:style-name="P358"><text:span text:style-name="T358_1">factom</text:span><text:span text:style-name="T358_2">-</text:span><text:span text:style-name="T358_3">cli</text:span><text:span text:style-name="T358_4"><text:s/></text:span><text:span text:style-name="T358_5">newtransaction</text:span><text:span text:style-name="T358_6"><text:s/></text:span><text:span text:style-name="T358_7">transaction</text:span><text:span text:style-name="T358_8">08</text:span></text:p>
      <text:p text:style-name="P359"><text:span text:style-name="T359_1">factom</text:span><text:span text:style-name="T359_2">-</text:span><text:span text:style-name="T359_3">cli</text:span><text:span text:style-name="T359_4"><text:s/></text:span><text:span text:style-name="T359_5">addinput</text:span><text:span text:style-name="T359_6"><text:s/></text:span><text:span text:style-name="T359_7">transaction</text:span><text:span text:style-name="T359_8">08<text:s/></text:span><text:span text:style-name="T359_9">factoid</text:span><text:span text:style-name="T359_10">-</text:span><text:span text:style-name="T359_11">wallet</text:span><text:span text:style-name="T359_12">-</text:span><text:span text:style-name="T359_13">address</text:span><text:span text:style-name="T359_14">-</text:span><text:span text:style-name="T359_15">name</text:span><text:span text:style-name="T359_16">01<text:s/>-1</text:span></text:p>
      <text:p text:style-name="P360"><text:span text:style-name="T360_1">factom</text:span><text:span text:style-name="T360_2">-</text:span><text:span text:style-name="T360_3">cli</text:span><text:span text:style-name="T360_4"><text:s/></text:span><text:span text:style-name="T360_5">sign</text:span><text:span text:style-name="T360_6"><text:s/></text:span><text:span text:style-name="T360_7">transaction</text:span><text:span text:style-name="T360_8">08</text:span></text:p>
      <text:p text:style-name="P361"><text:span text:style-name="T361_1">factom</text:span><text:span text:style-name="T361_2">-</text:span><text:span text:style-name="T361_3">cli</text:span><text:span text:style-name="T361_4"><text:s/></text:span><text:span text:style-name="T361_5">submit</text:span><text:span text:style-name="T361_6"><text:s/></text:span><text:span text:style-name="T361_7">transaction</text:span><text:span text:style-name="T361_8">08</text:span></text:p>
      <text:p text:style-name="P362"><text:span text:style-name="T362_1">factom</text:span><text:span text:style-name="T362_2">-</text:span><text:span text:style-name="T362_3">cli</text:span><text:span text:style-name="T362_4"><text:s/></text:span><text:span text:style-name="T362_5">balance</text:span><text:span text:style-name="T362_6"><text:s/></text:span><text:span text:style-name="T362_7">fct</text:span><text:span text:style-name="T362_8"><text:s/></text:span><text:span text:style-name="T362_9">factoid</text:span><text:span text:style-name="T362_10">-</text:span><text:span text:style-name="T362_11">wallet</text:span><text:span text:style-name="T362_12">-</text:span><text:span text:style-name="T362_13">address</text:span><text:span text:style-name="T362_14">-</text:span><text:span text:style-name="T362_15">name</text:span><text:span text:style-name="T362_16">01</text:span></text:p>
      <text:p text:style-name="P363"><text:span text:style-name="T363_1">echo</text:span></text:p>
      <text:p text:style-name="P364"/>
      <text:p text:style-name="P365"><text:span text:style-name="T365_1">echo</text:span><text:span text:style-name="T365_2"><text:s/>2.9.2<text:s/></text:span><text:span text:style-name="T365_3">ADD</text:span><text:span text:style-name="T365_4"><text:s/></text:span><text:span text:style-name="T365_5">INPUT</text:span><text:span text:style-name="T365_6"><text:s/></text:span><text:span text:style-name="T365_7">OF</text:span><text:span text:style-name="T365_8"><text:s/>0<text:s/></text:span><text:span text:style-name="T365_9">FACTOIDS</text:span><text:span text:style-name="T365_10"><text:s/></text:span><text:span text:style-name="T365_11">TO</text:span><text:span text:style-name="T365_12"><text:s/></text:span><text:span text:style-name="T365_13">TRANSACTION</text:span><text:span text:style-name="T365_14"><text:s text:c="3"/><text:tab/><text:s/></text:span></text:p>
      <text:p text:style-name="P366"><text:span text:style-name="T366_1">factom</text:span><text:span text:style-name="T366_2">-</text:span><text:span text:style-name="T366_3">cli</text:span><text:span text:style-name="T366_4"><text:s/></text:span><text:span text:style-name="T366_5">generateaddress</text:span><text:span text:style-name="T366_6"><text:s/></text:span><text:span text:style-name="T366_7">fct</text:span><text:span text:style-name="T366_8"><text:s/></text:span><text:span text:style-name="T366_9">factoid</text:span><text:span text:style-name="T366_10">-</text:span><text:span text:style-name="T366_11">wallet</text:span><text:span text:style-name="T366_12">-</text:span><text:span text:style-name="T366_13">address</text:span><text:span text:style-name="T366_14">-</text:span><text:span text:style-name="T366_15">name</text:span><text:span text:style-name="T366_16">03</text:span></text:p>
      <text:p text:style-name="P367"><text:span text:style-name="T367_1">factom</text:span><text:span text:style-name="T367_2">-</text:span><text:span text:style-name="T367_3">cli</text:span><text:span text:style-name="T367_4"><text:s/></text:span><text:span text:style-name="T367_5">balance</text:span><text:span text:style-name="T367_6"><text:s/></text:span><text:span text:style-name="T367_7">fct</text:span><text:span text:style-name="T367_8"><text:s/></text:span><text:span text:style-name="T367_9">factoid</text:span><text:span text:style-name="T367_10">-</text:span><text:span text:style-name="T367_11">wallet</text:span><text:span text:style-name="T367_12">-</text:span><text:span text:style-name="T367_13">address</text:span><text:span text:style-name="T367_14">-</text:span><text:span text:style-name="T367_15">name</text:span><text:span text:style-name="T367_16">03</text:span></text:p>
      <text:p text:style-name="P368"><text:span text:style-name="T368_1">factom</text:span><text:span text:style-name="T368_2">-</text:span><text:span text:style-name="T368_3">cli</text:span><text:span text:style-name="T368_4"><text:s/></text:span><text:span text:style-name="T368_5">newtransaction</text:span><text:span text:style-name="T368_6"><text:s/></text:span><text:span text:style-name="T368_7">transaction</text:span><text:span text:style-name="T368_8">09</text:span></text:p>
      <text:p text:style-name="P369"><text:span text:style-name="T369_1">factom</text:span><text:span text:style-name="T369_2">-</text:span><text:span text:style-name="T369_3">cli</text:span><text:span text:style-name="T369_4"><text:s/></text:span><text:span text:style-name="T369_5">addinput</text:span><text:span text:style-name="T369_6"><text:s/></text:span><text:span text:style-name="T369_7">transaction</text:span><text:span text:style-name="T369_8">09<text:s/></text:span><text:span text:style-name="T369_9">factoid</text:span><text:span text:style-name="T369_10">-</text:span><text:span text:style-name="T369_11">wallet</text:span><text:span text:style-name="T369_12">-</text:span><text:span text:style-name="T369_13">address</text:span><text:span text:style-name="T369_14">-</text:span><text:span text:style-name="T369_15">name</text:span><text:span text:style-name="T369_16">03<text:s/>0</text:span></text:p>
      <text:p text:style-name="P370"><text:span text:style-name="T370_1">factom</text:span><text:span text:style-name="T370_2">-</text:span><text:span text:style-name="T370_3">cli</text:span><text:span text:style-name="T370_4"><text:s/></text:span><text:span text:style-name="T370_5">sign</text:span><text:span text:style-name="T370_6"><text:s/></text:span><text:span text:style-name="T370_7">transaction</text:span><text:span text:style-name="T370_8">09</text:span></text:p>
      <text:p text:style-name="P371"><text:span text:style-name="T371_1">factom</text:span><text:span text:style-name="T371_2">-</text:span><text:span text:style-name="T371_3">cli</text:span><text:span text:style-name="T371_4"><text:s/></text:span><text:span text:style-name="T371_5">submit</text:span><text:span text:style-name="T371_6"><text:s/></text:span><text:span text:style-name="T371_7">transaction</text:span><text:span text:style-name="T371_8">09</text:span></text:p>
      <text:p text:style-name="P372"><text:span text:style-name="T372_1">factom</text:span><text:span text:style-name="T372_2">-</text:span><text:span text:style-name="T372_3">cli</text:span><text:span text:style-name="T372_4"><text:s/></text:span><text:span text:style-name="T372_5">balance</text:span><text:span text:style-name="T372_6"><text:s/></text:span><text:span text:style-name="T372_7">fct</text:span><text:span text:style-name="T372_8"><text:s/></text:span><text:span text:style-name="T372_9">factoid</text:span><text:span text:style-name="T372_10">-</text:span><text:span text:style-name="T372_11">wallet</text:span><text:span text:style-name="T372_12">-</text:span><text:span text:style-name="T372_13">address</text:span><text:span text:style-name="T372_14">-</text:span><text:span text:style-name="T372_15">name</text:span><text:span text:style-name="T372_16">03</text:span></text:p>
      <text:p text:style-name="P373"><text:span text:style-name="T373_1">echo</text:span></text:p>
      <text:p text:style-name="P374"/>
      <text:p text:style-name="P375"><text:span text:style-name="T375_1">echo</text:span><text:span text:style-name="T375_2"><text:s/>2.9.3<text:s/></text:span><text:span text:style-name="T375_3">ADD</text:span><text:span text:style-name="T375_4"><text:s/></text:span><text:span text:style-name="T375_5">TOO</text:span><text:span text:style-name="T375_6"><text:s/></text:span><text:span text:style-name="T375_7">SMALL</text:span><text:span text:style-name="T375_8"><text:s/></text:span><text:span text:style-name="T375_9">INPUT</text:span><text:span text:style-name="T375_10"><text:s/></text:span><text:span text:style-name="T375_11">OF</text:span><text:span text:style-name="T375_12"><text:s/>0.000000009<text:s/></text:span><text:span text:style-name="T375_13">FACTOIDS</text:span><text:span text:style-name="T375_14"><text:s/></text:span><text:span text:style-name="T375_15">TO</text:span><text:span text:style-name="T375_16"><text:s/></text:span><text:span text:style-name="T375_17">TRANSACTION</text:span><text:span text:style-name="T375_18"><text:s text:c="3"/><text:tab/><text:s/></text:span></text:p>
      <text:p text:style-name="P376"><text:span text:style-name="T376_1">factom</text:span><text:span text:style-name="T376_2">-</text:span><text:span text:style-name="T376_3">cli</text:span><text:span text:style-name="T376_4"><text:s/></text:span><text:span text:style-name="T376_5">newtransaction</text:span><text:span text:style-name="T376_6"><text:s/></text:span><text:span text:style-name="T376_7">transaction</text:span><text:span text:style-name="T376_8">10</text:span></text:p>
      <text:p text:style-name="P377"><text:span text:style-name="T377_1">factom</text:span><text:span text:style-name="T377_2">-</text:span><text:span text:style-name="T377_3">cli</text:span><text:span text:style-name="T377_4"><text:s/></text:span><text:span text:style-name="T377_5">addinput</text:span><text:span text:style-name="T377_6"><text:s/></text:span><text:span text:style-name="T377_7">transaction</text:span><text:span text:style-name="T377_8">10<text:s/></text:span><text:span text:style-name="T377_9">factoid</text:span><text:span text:style-name="T377_10">-</text:span><text:span text:style-name="T377_11">wallet</text:span><text:span text:style-name="T377_12">-</text:span><text:span text:style-name="T377_13">address</text:span><text:span text:style-name="T377_14">-</text:span><text:span text:style-name="T377_15">name</text:span><text:span text:style-name="T377_16">03<text:s/>0.000000009</text:span></text:p>
      <text:p text:style-name="P378"><text:span text:style-name="T378_1">factom</text:span><text:span text:style-name="T378_2">-</text:span><text:span text:style-name="T378_3">cli</text:span><text:span text:style-name="T378_4"><text:s/></text:span><text:span text:style-name="T378_5">sign</text:span><text:span text:style-name="T378_6"><text:s/></text:span><text:span text:style-name="T378_7">transaction</text:span><text:span text:style-name="T378_8">10</text:span></text:p>
      <text:p text:style-name="P379"><text:span text:style-name="T379_1">factom</text:span><text:span text:style-name="T379_2">-</text:span><text:span text:style-name="T379_3">cli</text:span><text:span text:style-name="T379_4"><text:s/></text:span><text:span text:style-name="T379_5">submit</text:span><text:span text:style-name="T379_6"><text:s/></text:span><text:span text:style-name="T379_7">transaction</text:span><text:span text:style-name="T379_8">10</text:span></text:p>
      <text:p text:style-name="P380"><text:span text:style-name="T380_1">factom</text:span><text:span text:style-name="T380_2">-</text:span><text:span text:style-name="T380_3">cli</text:span><text:span text:style-name="T380_4"><text:s/></text:span><text:span text:style-name="T380_5">balance</text:span><text:span text:style-name="T380_6"><text:s/></text:span><text:span text:style-name="T380_7">fct</text:span><text:span text:style-name="T380_8"><text:s/></text:span><text:span text:style-name="T380_9">factoid</text:span><text:span text:style-name="T380_10">-</text:span><text:span text:style-name="T380_11">wallet</text:span><text:span text:style-name="T380_12">-</text:span><text:span text:style-name="T380_13">address</text:span><text:span text:style-name="T380_14">-</text:span><text:span text:style-name="T380_15">name</text:span><text:span text:style-name="T380_16">03</text:span></text:p>
      <text:p text:style-name="P381"><text:span text:style-name="T381_1">echo</text:span></text:p>
      <text:p text:style-name="P382"/>
      <text:p text:style-name="P383"><text:span text:style-name="T383_1">echo</text:span><text:span text:style-name="T383_2"><text:s/>2.9.4<text:s/></text:span><text:span text:style-name="T383_3">ADD</text:span><text:span text:style-name="T383_4"><text:s/></text:span><text:span text:style-name="T383_5">FRACTIONAL</text:span><text:span text:style-name="T383_6"><text:s/></text:span><text:span text:style-name="T383_7">INPUT</text:span><text:span text:style-name="T383_8"><text:s/></text:span><text:span text:style-name="T383_9">OF</text:span><text:span text:style-name="T383_10"><text:s/></text:span><text:span text:style-name="T383_11">FACTOIDS</text:span><text:span text:style-name="T383_12"><text:s/></text:span><text:span text:style-name="T383_13">TO</text:span><text:span text:style-name="T383_14"><text:s/></text:span><text:span text:style-name="T383_15">TRANSACTION</text:span><text:span text:style-name="T383_16"><text:s text:c="3"/><text:tab/><text:s/></text:span></text:p>
      <text:p text:style-name="P384"><text:span text:style-name="T384_1">factom</text:span><text:span text:style-name="T384_2">-</text:span><text:span text:style-name="T384_3">cli</text:span><text:span text:style-name="T384_4"><text:s/></text:span><text:span text:style-name="T384_5">newtransaction</text:span><text:span text:style-name="T384_6"><text:s/></text:span><text:span text:style-name="T384_7">transaction</text:span><text:span text:style-name="T384_8">11</text:span></text:p>
      <text:p text:style-name="P385"><text:span text:style-name="T385_1">factom</text:span><text:span text:style-name="T385_2">-</text:span><text:span text:style-name="T385_3">cli</text:span><text:span text:style-name="T385_4"><text:s/></text:span><text:span text:style-name="T385_5">addinput</text:span><text:span text:style-name="T385_6"><text:s/></text:span><text:span text:style-name="T385_7">transaction</text:span><text:span text:style-name="T385_8">11<text:s/></text:span><text:span text:style-name="T385_9">factoid</text:span><text:span text:style-name="T385_10">-</text:span><text:span text:style-name="T385_11">wallet</text:span><text:span text:style-name="T385_12">-</text:span><text:span text:style-name="T385_13">address</text:span><text:span text:style-name="T385_14">-</text:span><text:span text:style-name="T385_15">name</text:span><text:span text:style-name="T385_16">03<text:s/>0.5</text:span></text:p>
      <text:p text:style-name="P386"><text:span text:style-name="T386_1">factom</text:span><text:span text:style-name="T386_2">-</text:span><text:span text:style-name="T386_3">cli</text:span><text:span text:style-name="T386_4"><text:s/></text:span><text:span text:style-name="T386_5">sign</text:span><text:span text:style-name="T386_6"><text:s/></text:span><text:span text:style-name="T386_7">transaction</text:span><text:span text:style-name="T386_8">11</text:span></text:p>
      <text:p text:style-name="P387"><text:span text:style-name="T387_1">factom</text:span><text:span text:style-name="T387_2">-</text:span><text:span text:style-name="T387_3">cli</text:span><text:span text:style-name="T387_4"><text:s/></text:span><text:span text:style-name="T387_5">submit</text:span><text:span text:style-name="T387_6"><text:s/></text:span><text:span text:style-name="T387_7">transaction</text:span><text:span text:style-name="T387_8">11</text:span></text:p>
      <text:p text:style-name="P388"><text:span text:style-name="T388_1">factom</text:span><text:span text:style-name="T388_2">-</text:span><text:span text:style-name="T388_3">cli</text:span><text:span text:style-name="T388_4"><text:s/></text:span><text:span text:style-name="T388_5">balance</text:span><text:span text:style-name="T388_6"><text:s/></text:span><text:span text:style-name="T388_7">fct</text:span><text:span text:style-name="T388_8"><text:s/></text:span><text:span text:style-name="T388_9">factoid</text:span><text:span text:style-name="T388_10">-</text:span><text:span text:style-name="T388_11">wallet</text:span><text:span text:style-name="T388_12">-</text:span><text:span text:style-name="T388_13">address</text:span><text:span text:style-name="T388_14">-</text:span><text:span text:style-name="T388_15">name</text:span><text:span text:style-name="T388_16">03</text:span></text:p>
      <text:p text:style-name="P389"><text:span text:style-name="T389_1">echo</text:span></text:p>
      <text:p text:style-name="P390"/>
      <text:p text:style-name="P391"><text:span text:style-name="T391_1">echo</text:span><text:span text:style-name="T391_2"><text:s/>2.9.5<text:s/></text:span><text:span text:style-name="T391_3">ADD</text:span><text:span text:style-name="T391_4"><text:s/></text:span><text:span text:style-name="T391_5">FRACTIONAL</text:span><text:span text:style-name="T391_6"><text:s/></text:span><text:span text:style-name="T391_7">INPUT</text:span><text:span text:style-name="T391_8"><text:s/></text:span><text:span text:style-name="T391_9">OF</text:span><text:span text:style-name="T391_10"><text:s/></text:span><text:span text:style-name="T391_11">FACTOIDS</text:span><text:span text:style-name="T391_12"><text:s/></text:span><text:span text:style-name="T391_13">WITHOUT</text:span><text:span text:style-name="T391_14"><text:s/></text:span><text:span text:style-name="T391_15">LEADING</text:span><text:span text:style-name="T391_16"><text:s/>0<text:s/></text:span><text:span text:style-name="T391_17">TO</text:span><text:span text:style-name="T391_18"><text:s/></text:span><text:span text:style-name="T391_19">TRANSACTION</text:span><text:span text:style-name="T391_20"><text:s text:c="3"/><text:tab/><text:s/></text:span></text:p>
      <text:p text:style-name="P392"><text:span text:style-name="T392_1">factom</text:span><text:span text:style-name="T392_2">-</text:span><text:span text:style-name="T392_3">cli</text:span><text:span text:style-name="T392_4"><text:s/></text:span><text:span text:style-name="T392_5">newtransaction</text:span><text:span text:style-name="T392_6"><text:s/></text:span><text:span text:style-name="T392_7">transaction</text:span><text:span text:style-name="T392_8">12</text:span></text:p>
      <text:p text:style-name="P393"><text:span text:style-name="T393_1">factom</text:span><text:span text:style-name="T393_2">-</text:span><text:span text:style-name="T393_3">cli</text:span><text:span text:style-name="T393_4"><text:s/></text:span><text:span text:style-name="T393_5">addinput</text:span><text:span text:style-name="T393_6"><text:s/></text:span><text:span text:style-name="T393_7">transaction</text:span><text:span text:style-name="T393_8">12<text:s/></text:span><text:span text:style-name="T393_9">factoid</text:span><text:span text:style-name="T393_10">-</text:span><text:span text:style-name="T393_11">wallet</text:span><text:span text:style-name="T393_12">-</text:span><text:span text:style-name="T393_13">address</text:span><text:span text:style-name="T393_14">-</text:span><text:span text:style-name="T393_15">name</text:span><text:span text:style-name="T393_16">03<text:s/>.5</text:span></text:p>
      <text:p text:style-name="P394"><text:span text:style-name="T394_1">factom</text:span><text:span text:style-name="T394_2">-</text:span><text:span text:style-name="T394_3">cli</text:span><text:span text:style-name="T394_4"><text:s/></text:span><text:span text:style-name="T394_5">sign</text:span><text:span text:style-name="T394_6"><text:s/></text:span><text:span text:style-name="T394_7">transaction</text:span><text:span text:style-name="T394_8">12</text:span></text:p>
      <text:p text:style-name="P395"><text:span text:style-name="T395_1">factom</text:span><text:span text:style-name="T395_2">-</text:span><text:span text:style-name="T395_3">cli</text:span><text:span text:style-name="T395_4"><text:s/></text:span><text:span text:style-name="T395_5">submit</text:span><text:span text:style-name="T395_6"><text:s/></text:span><text:span text:style-name="T395_7">transaction</text:span><text:span text:style-name="T395_8">12</text:span></text:p>
      <text:p text:style-name="P396"><text:span text:style-name="T396_1">factom</text:span><text:span text:style-name="T396_2">-</text:span><text:span text:style-name="T396_3">cli</text:span><text:span text:style-name="T396_4"><text:s/></text:span><text:span text:style-name="T396_5">balance</text:span><text:span text:style-name="T396_6"><text:s/></text:span><text:span text:style-name="T396_7">fct</text:span><text:span text:style-name="T396_8"><text:s/></text:span><text:span text:style-name="T396_9">factoid</text:span><text:span text:style-name="T396_10">-</text:span><text:span text:style-name="T396_11">wallet</text:span><text:span text:style-name="T396_12">-</text:span><text:span text:style-name="T396_13">address</text:span><text:span text:style-name="T396_14">-</text:span><text:span text:style-name="T396_15">name</text:span><text:span text:style-name="T396_16">03</text:span></text:p>
      <text:p text:style-name="P397"><text:span text:style-name="T397_1">echo</text:span></text:p>
      <text:p text:style-name="P398"/>
      <text:p text:style-name="P399"><text:span text:style-name="T399_1">echo</text:span><text:span text:style-name="T399_2"><text:s/>2.9.6<text:s/></text:span><text:span text:style-name="T399_3">ADD</text:span><text:span text:style-name="T399_4"><text:s/></text:span><text:span text:style-name="T399_5">INPUT</text:span><text:span text:style-name="T399_6"><text:s/></text:span><text:span text:style-name="T399_7">LARGER</text:span><text:span text:style-name="T399_8"><text:s/></text:span><text:span text:style-name="T399_9">THAN</text:span><text:span text:style-name="T399_10"><text:s/></text:span><text:span text:style-name="T399_11">FACTOID</text:span><text:span text:style-name="T399_12"><text:s/></text:span><text:span text:style-name="T399_13">BALANCE</text:span><text:span text:style-name="T399_14"><text:s/></text:span><text:span text:style-name="T399_15">TO</text:span><text:span text:style-name="T399_16"><text:s/></text:span><text:span text:style-name="T399_17">TRANSACTION</text:span><text:span text:style-name="T399_18"><text:s text:c="3"/><text:tab/><text:s/></text:span></text:p>
      <text:p text:style-name="P400"><text:span text:style-name="T400_1">factom</text:span><text:span text:style-name="T400_2">-</text:span><text:span text:style-name="T400_3">cli</text:span><text:span text:style-name="T400_4"><text:s/></text:span><text:span text:style-name="T400_5">newtransaction</text:span><text:span text:style-name="T400_6"><text:s/></text:span><text:span text:style-name="T400_7">transaction</text:span><text:span text:style-name="T400_8">13</text:span></text:p>
      <text:p text:style-name="P401"><text:span text:style-name="T401_1">factom</text:span><text:span text:style-name="T401_2">-</text:span><text:span text:style-name="T401_3">cli</text:span><text:span text:style-name="T401_4"><text:s/></text:span><text:span text:style-name="T401_5">addinput</text:span><text:span text:style-name="T401_6"><text:s/></text:span><text:span text:style-name="T401_7">transaction</text:span><text:span text:style-name="T401_8">13<text:s/></text:span><text:span text:style-name="T401_9">factoid</text:span><text:span text:style-name="T401_10">-</text:span><text:span text:style-name="T401_11">wallet</text:span><text:span text:style-name="T401_12">-</text:span><text:span text:style-name="T401_13">address</text:span><text:span text:style-name="T401_14">-</text:span><text:span text:style-name="T401_15">name</text:span><text:span text:style-name="T401_16">01<text:s/>21000</text:span></text:p>
      <text:p text:style-name="P402"><text:span text:style-name="T402_1">factom</text:span><text:span text:style-name="T402_2">-</text:span><text:span text:style-name="T402_3">cli</text:span><text:span text:style-name="T402_4"><text:s/></text:span><text:span text:style-name="T402_5">sign</text:span><text:span text:style-name="T402_6"><text:s/></text:span><text:span text:style-name="T402_7">transaction</text:span><text:span text:style-name="T402_8">13</text:span></text:p>
      <text:p text:style-name="P403"><text:span text:style-name="T403_1">factom</text:span><text:span text:style-name="T403_2">-</text:span><text:span text:style-name="T403_3">cli</text:span><text:span text:style-name="T403_4"><text:s/></text:span><text:span text:style-name="T403_5">submit</text:span><text:span text:style-name="T403_6"><text:s/></text:span><text:span text:style-name="T403_7">transaction</text:span><text:span text:style-name="T403_8">13</text:span></text:p>
      <text:p text:style-name="P404"><text:span text:style-name="T404_1">factom</text:span><text:span text:style-name="T404_2">-</text:span><text:span text:style-name="T404_3">cli</text:span><text:span text:style-name="T404_4"><text:s/></text:span><text:span text:style-name="T404_5">balance</text:span><text:span text:style-name="T404_6"><text:s/></text:span><text:span text:style-name="T404_7">fct</text:span><text:span text:style-name="T404_8"><text:s/></text:span><text:span text:style-name="T404_9">factoid</text:span><text:span text:style-name="T404_10">-</text:span><text:span text:style-name="T404_11">wallet</text:span><text:span text:style-name="T404_12">-</text:span><text:span text:style-name="T404_13">address</text:span><text:span text:style-name="T404_14">-</text:span><text:span text:style-name="T404_15">name</text:span><text:span text:style-name="T404_16">03</text:span></text:p>
      <text:p text:style-name="P405"><text:span text:style-name="T405_1">echo</text:span></text:p>
      <text:p text:style-name="P406"/>
      <text:p text:style-name="P407"><text:span text:style-name="T407_1">echo</text:span><text:span text:style-name="T407_2"><text:s/>2.9.7<text:s/></text:span><text:span text:style-name="T407_3">ADD</text:span><text:span text:style-name="T407_4"><text:s/></text:span><text:span text:style-name="T407_5">LARGEST</text:span><text:span text:style-name="T407_6"><text:s/></text:span><text:span text:style-name="T407_7">ALLOWABLE</text:span><text:span text:style-name="T407_8"><text:s/></text:span><text:span text:style-name="T407_9">INPUT</text:span><text:span text:style-name="T407_10"><text:s/></text:span><text:span text:style-name="T407_11">OF</text:span><text:span text:style-name="T407_12"><text:s/>92233720368.54775806<text:s/></text:span><text:span text:style-name="T407_13">FACTOIDS</text:span><text:span text:style-name="T407_14"><text:s/></text:span><text:span text:style-name="T407_15">TO</text:span><text:span text:style-name="T407_16"><text:s/></text:span><text:span text:style-name="T407_17">TRANSACTION</text:span><text:span text:style-name="T407_18"><text:s text:c="3"/><text:tab/><text:s/></text:span></text:p>
      <text:p text:style-name="P408"><text:span text:style-name="T408_1">factom</text:span><text:span text:style-name="T408_2">-</text:span><text:span text:style-name="T408_3">cli</text:span><text:span text:style-name="T408_4"><text:s/></text:span><text:span text:style-name="T408_5">newtransaction</text:span><text:span text:style-name="T408_6"><text:s/></text:span><text:span text:style-name="T408_7">transaction</text:span><text:span text:style-name="T408_8">14</text:span></text:p>
      <text:p text:style-name="P409"><text:span text:style-name="T409_1">factom</text:span><text:span text:style-name="T409_2">-</text:span><text:span text:style-name="T409_3">cli</text:span><text:span text:style-name="T409_4"><text:s/></text:span><text:span text:style-name="T409_5">addinput</text:span><text:span text:style-name="T409_6"><text:s/></text:span><text:span text:style-name="T409_7">transaction</text:span><text:span text:style-name="T409_8">14<text:s/></text:span><text:span text:style-name="T409_9">factoid</text:span><text:span text:style-name="T409_10">-</text:span><text:span text:style-name="T409_11">wallet</text:span><text:span text:style-name="T409_12">-</text:span><text:span text:style-name="T409_13">address</text:span><text:span text:style-name="T409_14">-</text:span><text:span text:style-name="T409_15">name</text:span><text:span text:style-name="T409_16">03<text:s/>92233720368.54775806</text:span></text:p>
      <text:p text:style-name="P410"><text:span text:style-name="T410_1">factom</text:span><text:span text:style-name="T410_2">-</text:span><text:span text:style-name="T410_3">cli</text:span><text:span text:style-name="T410_4"><text:s/></text:span><text:span text:style-name="T410_5">sign</text:span><text:span text:style-name="T410_6"><text:s/></text:span><text:span text:style-name="T410_7">transaction</text:span><text:span text:style-name="T410_8">14</text:span></text:p>
      <text:p text:style-name="P411"><text:span text:style-name="T411_1">factom</text:span><text:span text:style-name="T411_2">-</text:span><text:span text:style-name="T411_3">cli</text:span><text:span text:style-name="T411_4"><text:s/></text:span><text:span text:style-name="T411_5">submit</text:span><text:span text:style-name="T411_6"><text:s/></text:span><text:span text:style-name="T411_7">transaction</text:span><text:span text:style-name="T411_8">14</text:span></text:p>
      <text:p text:style-name="P412"><text:span text:style-name="T412_1">factom</text:span><text:span text:style-name="T412_2">-</text:span><text:span text:style-name="T412_3">cli</text:span><text:span text:style-name="T412_4"><text:s/></text:span><text:span text:style-name="T412_5">balance</text:span><text:span text:style-name="T412_6"><text:s/></text:span><text:span text:style-name="T412_7">fct</text:span><text:span text:style-name="T412_8"><text:s/></text:span><text:span text:style-name="T412_9">factoid</text:span><text:span text:style-name="T412_10">-</text:span><text:span text:style-name="T412_11">wallet</text:span><text:span text:style-name="T412_12">-</text:span><text:span text:style-name="T412_13">address</text:span><text:span text:style-name="T412_14">-</text:span><text:span text:style-name="T412_15">name</text:span><text:span text:style-name="T412_16">03</text:span></text:p>
      <text:p text:style-name="P413"><text:span text:style-name="T413_1">echo</text:span></text:p>
      <text:p text:style-name="P414"/>
      <text:p text:style-name="P415"><text:span text:style-name="T415_1">echo</text:span><text:span text:style-name="T415_2"><text:s/>2.9.8<text:s/></text:span><text:span text:style-name="T415_3">ADD</text:span><text:span text:style-name="T415_4"><text:s/></text:span><text:span text:style-name="T415_5">TOO</text:span><text:span text:style-name="T415_6"><text:s/></text:span><text:span text:style-name="T415_7">LARGE</text:span><text:span text:style-name="T415_8"><text:s/></text:span><text:span text:style-name="T415_9">INPUT</text:span><text:span text:style-name="T415_10"><text:s/></text:span><text:span text:style-name="T415_11">OF</text:span><text:span text:style-name="T415_12"><text:s/>92233720369<text:s/></text:span><text:span text:style-name="T415_13">FACTOIDS</text:span><text:span text:style-name="T415_14"><text:s/></text:span><text:span text:style-name="T415_15">TO</text:span><text:span text:style-name="T415_16"><text:s/></text:span><text:span text:style-name="T415_17">TRANSACTION</text:span><text:span text:style-name="T415_18"><text:s text:c="3"/><text:tab/><text:s/></text:span></text:p>
      <text:p text:style-name="P416"><text:span text:style-name="T416_1">factom</text:span><text:span text:style-name="T416_2">-</text:span><text:span text:style-name="T416_3">cli</text:span><text:span text:style-name="T416_4"><text:s/></text:span><text:span text:style-name="T416_5">newtransaction</text:span><text:span text:style-name="T416_6"><text:s/></text:span><text:span text:style-name="T416_7">transaction</text:span><text:span text:style-name="T416_8">15</text:span></text:p>
      <text:p text:style-name="P417"><text:span text:style-name="T417_1">factom</text:span><text:span text:style-name="T417_2">-</text:span><text:span text:style-name="T417_3">cli</text:span><text:span text:style-name="T417_4"><text:s/></text:span><text:span text:style-name="T417_5">addinput</text:span><text:span text:style-name="T417_6"><text:s/></text:span><text:span text:style-name="T417_7">transaction</text:span><text:span text:style-name="T417_8">15<text:s/></text:span><text:span text:style-name="T417_9">factoid</text:span><text:span text:style-name="T417_10">-</text:span><text:span text:style-name="T417_11">wallet</text:span><text:span text:style-name="T417_12">-</text:span><text:span text:style-name="T417_13">address</text:span><text:span text:style-name="T417_14">-</text:span><text:span text:style-name="T417_15">name</text:span><text:span text:style-name="T417_16">03<text:s/>92233720369</text:span></text:p>
      <text:p text:style-name="P418"><text:span text:style-name="T418_1">factom</text:span><text:span text:style-name="T418_2">-</text:span><text:span text:style-name="T418_3">cli</text:span><text:span text:style-name="T418_4"><text:s/></text:span><text:span text:style-name="T418_5">sign</text:span><text:span text:style-name="T418_6"><text:s/></text:span><text:span text:style-name="T418_7">transaction</text:span><text:span text:style-name="T418_8">15</text:span></text:p>
      <text:p text:style-name="P419"><text:span text:style-name="T419_1">factom</text:span><text:span text:style-name="T419_2">-</text:span><text:span text:style-name="T419_3">cli</text:span><text:span text:style-name="T419_4"><text:s/></text:span><text:span text:style-name="T419_5">submit</text:span><text:span text:style-name="T419_6"><text:s/></text:span><text:span text:style-name="T419_7">transaction</text:span><text:span text:style-name="T419_8">15</text:span></text:p>
      <text:p text:style-name="P420"><text:span text:style-name="T420_1">factom</text:span><text:span text:style-name="T420_2">-</text:span><text:span text:style-name="T420_3">cli</text:span><text:span text:style-name="T420_4"><text:s/></text:span><text:span text:style-name="T420_5">balance</text:span><text:span text:style-name="T420_6"><text:s/></text:span><text:span text:style-name="T420_7">fct</text:span><text:span text:style-name="T420_8"><text:s/></text:span><text:span text:style-name="T420_9">factoid</text:span><text:span text:style-name="T420_10">-</text:span><text:span text:style-name="T420_11">wallet</text:span><text:span text:style-name="T420_12">-</text:span><text:span text:style-name="T420_13">address</text:span><text:span text:style-name="T420_14">-</text:span><text:span text:style-name="T420_15">name</text:span><text:span text:style-name="T420_16">03</text:span></text:p>
      <text:p text:style-name="P421"><text:span text:style-name="T421_1">echo</text:span></text:p>
      <text:p text:style-name="P422"/>
      <text:p text:style-name="P423"><text:span text:style-name="T423_1">#<text:s/></text:span><text:span text:style-name="T423_2">CHECK</text:span><text:span text:style-name="T423_3"><text:s/></text:span><text:span text:style-name="T423_4">ALL</text:span><text:span text:style-name="T423_5"><text:s/></text:span><text:span text:style-name="T423_6">CHARACTERS</text:span><text:span text:style-name="T423_7"><text:s/></text:span><text:span text:style-name="T423_8">EVENTUALLY</text:span><text:span text:style-name="T423_9"><text:s/>(!@+*</text:span><text:span text:style-name="T423_10">ETC</text:span><text:span text:style-name="T423_11">)</text:span></text:p>
      <text:p text:style-name="P424"/>
      <text:p text:style-name="P425"><text:span text:style-name="T425_1">echo</text:span><text:span text:style-name="T425_2"><text:s/>3<text:s/></text:span><text:span text:style-name="T425_3">CHAIN</text:span></text:p>
      <text:p text:style-name="P426"><text:span text:style-name="T426_1">echo</text:span></text:p>
      <text:p text:style-name="P427"><text:span text:style-name="T427_1">echo</text:span><text:span text:style-name="T427_2"><text:s/>3.1<text:s/></text:span><text:span text:style-name="T427_3">MAKE</text:span><text:span text:style-name="T427_4"><text:s/></text:span><text:span text:style-name="T427_5">A</text:span><text:span text:style-name="T427_6"><text:s/></text:span><text:span text:style-name="T427_7">CHAIN</text:span></text:p>
      <text:p text:style-name="P428"><text:span text:style-name="T428_1">echo</text:span></text:p>
      <text:p text:style-name="P429"><text:span text:style-name="T429_1">echo</text:span><text:span text:style-name="T429_2"><text:s/>3.1.1<text:s/></text:span><text:span text:style-name="T429_3">TRY</text:span><text:span text:style-name="T429_4"><text:s/></text:span><text:span text:style-name="T429_5">TO</text:span><text:span text:style-name="T429_6"><text:s/></text:span><text:span text:style-name="T429_7">MAKE</text:span><text:span text:style-name="T429_8"><text:s/></text:span><text:span text:style-name="T429_9">CHAIN</text:span><text:span text:style-name="T429_10"><text:s/></text:span><text:span text:style-name="T429_11">USING</text:span><text:span text:style-name="T429_12"><text:s/></text:span><text:span text:style-name="T429_13">NON</text:span><text:span text:style-name="T429_14">-</text:span><text:span text:style-name="T429_15">EXISTENT</text:span><text:span text:style-name="T429_16"><text:s/></text:span><text:span text:style-name="T429_17">ENTRY</text:span><text:span text:style-name="T429_18"><text:s/></text:span><text:span text:style-name="T429_19">CREDIT</text:span><text:span text:style-name="T429_20"><text:s/></text:span><text:span text:style-name="T429_21">ADDRESS</text:span></text:p>
      <text:p text:style-name="P430"><text:span text:style-name="T430_1">echo</text:span></text:p>
      <text:p text:style-name="P431"><text:span text:style-name="T431_1">echo</text:span><text:span text:style-name="T431_2"><text:s/></text:span><text:span text:style-name="T431_3">Proposed</text:span><text:span text:style-name="T431_4"><text:s/></text:span><text:span text:style-name="T431_5">New</text:span><text:span text:style-name="T431_6"><text:s/></text:span><text:span text:style-name="T431_7">Chain</text:span><text:span text:style-name="T431_8"><text:s/></text:span><text:span text:style-name="T431_9">ID</text:span></text:p>
      <text:p text:style-name="P432"><text:span text:style-name="T432_1">CHAINID</text:span><text:span text:style-name="T432_2">=$(</text:span><text:span text:style-name="T432_3">factom</text:span><text:span text:style-name="T432_4">-</text:span><text:span text:style-name="T432_5">cli</text:span><text:span text:style-name="T432_6"><text:s/></text:span><text:span text:style-name="T432_7">mkchain</text:span><text:span text:style-name="T432_8"><text:s/>-</text:span><text:span text:style-name="T432_9">e</text:span><text:span text:style-name="T432_10"><text:s/>111111<text:s/>-</text:span><text:span text:style-name="T432_11">e</text:span><text:span text:style-name="T432_12"><text:s/>222222<text:s/></text:span><text:span text:style-name="T432_13">xxx</text:span><text:span text:style-name="T432_14"><text:s/>&lt;~/</text:span><text:span text:style-name="T432_15">testing</text:span><text:span text:style-name="T432_16">/</text:span><text:span text:style-name="T432_17">testing</text:span><text:span text:style-name="T432_18">/</text:span><text:span text:style-name="T432_19">test</text:span><text:span text:style-name="T432_20">-</text:span><text:span text:style-name="T432_21">plans</text:span><text:span text:style-name="T432_22">-</text:span><text:span text:style-name="T432_23">and</text:span><text:span text:style-name="T432_24">-</text:span><text:span text:style-name="T432_25">scripts</text:span><text:span text:style-name="T432_26">/</text:span><text:span text:style-name="T432_27">Robert</text:span><text:span text:style-name="T432_28">-</text:span><text:span text:style-name="T432_29">API</text:span><text:span text:style-name="T432_30">/</text:span><text:span text:style-name="T432_31">entries</text:span><text:span text:style-name="T432_32">/1</text:span><text:span text:style-name="T432_33">st</text:span><text:span text:style-name="T432_34">-</text:span><text:span text:style-name="T432_35">entry</text:span><text:span text:style-name="T432_36"><text:s/>|<text:s/></text:span><text:span text:style-name="T432_37">awk</text:span><text:span text:style-name="T432_38"><text:s/>'{</text:span><text:span text:style-name="T432_39">print</text:span><text:span text:style-name="T432_40"><text:s/>$3}')</text:span></text:p>
      <text:p text:style-name="P433"><text:span text:style-name="T433_1">echo</text:span><text:span text:style-name="T433_2"><text:s/>$</text:span><text:span text:style-name="T433_3">CHAINID</text:span></text:p>
      <text:p text:style-name="P434"><text:span text:style-name="T434_1">echo</text:span></text:p>
      <text:p text:style-name="P435"><text:span text:style-name="T435_1">echo</text:span><text:span text:style-name="T435_2"><text:s/></text:span><text:span text:style-name="T435_3">WAITING</text:span><text:span text:style-name="T435_4"><text:s/>60<text:s/></text:span><text:span text:style-name="T435_5">SECONDS</text:span><text:span text:style-name="T435_6"><text:s/></text:span><text:span text:style-name="T435_7">FOR</text:span><text:span text:style-name="T435_8"><text:s/></text:span><text:span text:style-name="T435_9">DIRECTORY</text:span><text:span text:style-name="T435_10"><text:s/></text:span><text:span text:style-name="T435_11">BLOCK</text:span><text:span text:style-name="T435_12"><text:s/></text:span><text:span text:style-name="T435_13">TO</text:span><text:span text:style-name="T435_14"><text:s/></text:span><text:span text:style-name="T435_15">CLOSE</text:span></text:p>
      <text:p text:style-name="P436"><text:span text:style-name="T436_1">sleep</text:span><text:span text:style-name="T436_2"><text:s/>60</text:span></text:p>
      <text:p text:style-name="P437"><text:span text:style-name="T437_1">echo</text:span><text:span text:style-name="T437_2"><text:s/></text:span><text:span text:style-name="T437_3">Chain</text:span><text:span text:style-name="T437_4"><text:s/></text:span><text:span text:style-name="T437_5">Head</text:span><text:span text:style-name="T437_6"><text:s/></text:span><text:span text:style-name="T437_7">Merkelroot</text:span></text:p>
      <text:p text:style-name="P438"><text:span text:style-name="T438_1">HEAD</text:span><text:span text:style-name="T438_2">=$(</text:span><text:span text:style-name="T438_3">factom</text:span><text:span text:style-name="T438_4">-</text:span><text:span text:style-name="T438_5">cli</text:span><text:span text:style-name="T438_6"><text:s/></text:span><text:span text:style-name="T438_7">get</text:span><text:span text:style-name="T438_8"><text:s/></text:span><text:span text:style-name="T438_9">chain</text:span><text:span text:style-name="T438_10"><text:s/>$</text:span><text:span text:style-name="T438_11">CHAINID</text:span><text:span text:style-name="T438_12">)</text:span></text:p>
      <text:p text:style-name="P439"><text:span text:style-name="T439_1">echo</text:span><text:span text:style-name="T439_2"><text:s/>$</text:span><text:span text:style-name="T439_3">HEAD</text:span></text:p>
      <text:p text:style-name="P440"><text:span text:style-name="T440_1">factom</text:span><text:span text:style-name="T440_2">-</text:span><text:span text:style-name="T440_3">cli</text:span><text:span text:style-name="T440_4"><text:s/></text:span><text:span text:style-name="T440_5">balance</text:span><text:span text:style-name="T440_6"><text:s/></text:span><text:span text:style-name="T440_7">ec</text:span><text:span text:style-name="T440_8"><text:s/></text:span><text:span text:style-name="T440_9">xxx</text:span></text:p>
      <text:p text:style-name="P441"><text:span text:style-name="T441_1">echo</text:span></text:p>
      <text:p text:style-name="P442"/>
      <text:p text:style-name="P443"><text:span text:style-name="T443_1">echo</text:span><text:span text:style-name="T443_2"><text:s/>3.1.2<text:s/></text:span><text:span text:style-name="T443_3">MAKE</text:span><text:span text:style-name="T443_4"><text:s/></text:span><text:span text:style-name="T443_5">CHAIN</text:span><text:span text:style-name="T443_6"><text:s/></text:span><text:span text:style-name="T443_7">USING</text:span><text:span text:style-name="T443_8"><text:s/></text:span><text:span text:style-name="T443_9">ENTRY</text:span><text:span text:style-name="T443_10"><text:s/></text:span><text:span text:style-name="T443_11">CREDIT</text:span><text:span text:style-name="T443_12"><text:s/></text:span><text:span text:style-name="T443_13">ADDRESS</text:span><text:span text:style-name="T443_14"><text:s/></text:span><text:span text:style-name="T443_15">NAME</text:span></text:p>
      <text:p text:style-name="P444"><text:span text:style-name="T444_1">echo</text:span></text:p>
      <text:p text:style-name="P445"><text:span text:style-name="T445_1">factom</text:span><text:span text:style-name="T445_2">-</text:span><text:span text:style-name="T445_3">cli</text:span><text:span text:style-name="T445_4"><text:s/></text:span><text:span text:style-name="T445_5">balance</text:span><text:span text:style-name="T445_6"><text:s/></text:span><text:span text:style-name="T445_7">ec</text:span><text:span text:style-name="T445_8"><text:s/></text:span><text:span text:style-name="T445_9">ec</text:span><text:span text:style-name="T445_10">-</text:span><text:span text:style-name="T445_11">wallet</text:span><text:span text:style-name="T445_12">-</text:span><text:span text:style-name="T445_13">address</text:span><text:span text:style-name="T445_14">-</text:span><text:span text:style-name="T445_15">name</text:span><text:span text:style-name="T445_16">01</text:span></text:p>
      <text:p text:style-name="P446"><text:span text:style-name="T446_1">echo</text:span><text:span text:style-name="T446_2"><text:s/></text:span><text:span text:style-name="T446_3">Proposed</text:span><text:span text:style-name="T446_4"><text:s/></text:span><text:span text:style-name="T446_5">New</text:span><text:span text:style-name="T446_6"><text:s/></text:span><text:span text:style-name="T446_7">Chain</text:span><text:span text:style-name="T446_8"><text:s/></text:span><text:span text:style-name="T446_9">ID</text:span></text:p>
      <text:p text:style-name="P447"><text:span text:style-name="T447_1">CHAINIDGOOD</text:span><text:span text:style-name="T447_2">=$(</text:span><text:span text:style-name="T447_3">factom</text:span><text:span text:style-name="T447_4">-</text:span><text:span text:style-name="T447_5">cli</text:span><text:span text:style-name="T447_6"><text:s/></text:span><text:span text:style-name="T447_7">mkchain</text:span><text:span text:style-name="T447_8"><text:s/>-</text:span><text:span text:style-name="T447_9">e</text:span><text:span text:style-name="T447_10"><text:s/>111111<text:s/>-</text:span><text:span text:style-name="T447_11">e</text:span><text:span text:style-name="T447_12"><text:s/>222222<text:s/></text:span><text:span text:style-name="T447_13">ec</text:span><text:span text:style-name="T447_14">-</text:span><text:span text:style-name="T447_15">wallet</text:span><text:span text:style-name="T447_16">-</text:span><text:span text:style-name="T447_17">address</text:span><text:span text:style-name="T447_18">-</text:span><text:span text:style-name="T447_19">name</text:span><text:span text:style-name="T447_20">01<text:s/>&lt;~/</text:span><text:span text:style-name="T447_21">testing</text:span><text:span text:style-name="T447_22">/</text:span><text:span text:style-name="T447_23">testing</text:span><text:span text:style-name="T447_24">/</text:span><text:span text:style-name="T447_25">test</text:span><text:span text:style-name="T447_26">-</text:span><text:span text:style-name="T447_27">plans</text:span><text:span text:style-name="T447_28">-</text:span><text:span text:style-name="T447_29">and</text:span><text:span text:style-name="T447_30">-</text:span><text:span text:style-name="T447_31">scripts</text:span><text:span text:style-name="T447_32">/</text:span><text:span text:style-name="T447_33">Robert</text:span><text:span text:style-name="T447_34">-</text:span><text:span text:style-name="T447_35">API</text:span><text:span text:style-name="T447_36">/</text:span><text:span text:style-name="T447_37">entries</text:span><text:span text:style-name="T447_38">/1</text:span><text:span text:style-name="T447_39">st</text:span><text:span text:style-name="T447_40">-</text:span><text:span text:style-name="T447_41">entry</text:span><text:span text:style-name="T447_42"><text:s/>|<text:s/></text:span><text:span text:style-name="T447_43">awk</text:span><text:span text:style-name="T447_44"><text:s/>'{</text:span><text:span text:style-name="T447_45">printf</text:span><text:span text:style-name="T447_46"><text:s/>$3}')</text:span></text:p>
      <text:p text:style-name="P448"><text:span text:style-name="T448_1">echo</text:span><text:span text:style-name="T448_2"><text:s/>$</text:span><text:span text:style-name="T448_3">CHAINIDGOOD</text:span></text:p>
      <text:p text:style-name="P449"><text:span text:style-name="T449_1">echo</text:span></text:p>
      <text:p text:style-name="P450"><text:span text:style-name="T450_1">echo</text:span><text:span text:style-name="T450_2"><text:s/></text:span><text:span text:style-name="T450_3">WAITING</text:span><text:span text:style-name="T450_4"><text:s/>60<text:s/></text:span><text:span text:style-name="T450_5">SECONDS</text:span><text:span text:style-name="T450_6"><text:s/></text:span><text:span text:style-name="T450_7">FOR</text:span><text:span text:style-name="T450_8"><text:s/></text:span><text:span text:style-name="T450_9">DIRECTORY</text:span><text:span text:style-name="T450_10"><text:s/></text:span><text:span text:style-name="T450_11">BLOCK</text:span><text:span text:style-name="T450_12"><text:s/></text:span><text:span text:style-name="T450_13">TO</text:span><text:span text:style-name="T450_14"><text:s/></text:span><text:span text:style-name="T450_15">CLOSE</text:span></text:p>
      <text:p text:style-name="P451"><text:span text:style-name="T451_1">sleep</text:span><text:span text:style-name="T451_2"><text:s/>60</text:span></text:p>
      <text:p text:style-name="P452"><text:span text:style-name="T452_1">echo</text:span><text:span text:style-name="T452_2"><text:s/></text:span><text:span text:style-name="T452_3">Chain</text:span><text:span text:style-name="T452_4"><text:s/></text:span><text:span text:style-name="T452_5">Head</text:span><text:span text:style-name="T452_6"><text:s/></text:span><text:span text:style-name="T452_7">Merkelroot</text:span></text:p>
      <text:p text:style-name="P453"><text:span text:style-name="T453_1">HEADGOOD</text:span><text:span text:style-name="T453_2">=$(</text:span><text:span text:style-name="T453_3">factom</text:span><text:span text:style-name="T453_4">-</text:span><text:span text:style-name="T453_5">cli</text:span><text:span text:style-name="T453_6"><text:s/></text:span><text:span text:style-name="T453_7">get</text:span><text:span text:style-name="T453_8"><text:s/></text:span><text:span text:style-name="T453_9">chain</text:span><text:span text:style-name="T453_10"><text:s/>$</text:span><text:span text:style-name="T453_11">CHAINIDGOOD</text:span><text:span text:style-name="T453_12">)</text:span></text:p>
      <text:p text:style-name="P454"><text:span text:style-name="T454_1">echo</text:span><text:span text:style-name="T454_2"><text:s/>$</text:span><text:span text:style-name="T454_3">HEADGOOD</text:span></text:p>
      <text:p text:style-name="P455"><text:span text:style-name="T455_1">factom</text:span><text:span text:style-name="T455_2">-</text:span><text:span text:style-name="T455_3">cli</text:span><text:span text:style-name="T455_4"><text:s/></text:span><text:span text:style-name="T455_5">balance</text:span><text:span text:style-name="T455_6"><text:s/></text:span><text:span text:style-name="T455_7">ec</text:span><text:span text:style-name="T455_8"><text:s/></text:span><text:span text:style-name="T455_9">ec</text:span><text:span text:style-name="T455_10">-</text:span><text:span text:style-name="T455_11">wallet</text:span><text:span text:style-name="T455_12">-</text:span><text:span text:style-name="T455_13">address</text:span><text:span text:style-name="T455_14">-</text:span><text:span text:style-name="T455_15">name</text:span><text:span text:style-name="T455_16">01</text:span></text:p>
      <text:p text:style-name="P456"><text:span text:style-name="T456_1">echo</text:span></text:p>
      <text:p text:style-name="P457"/>
      <text:p text:style-name="P458"><text:span text:style-name="T458_1">echo</text:span><text:span text:style-name="T458_2"><text:s/>3.1.3<text:s/></text:span><text:span text:style-name="T458_3">MAKE</text:span><text:span text:style-name="T458_4"><text:s/></text:span><text:span text:style-name="T458_5">CHAIN</text:span><text:span text:style-name="T458_6"><text:s/></text:span><text:span text:style-name="T458_7">THAT</text:span><text:span text:style-name="T458_8"><text:s/></text:span><text:span text:style-name="T458_9">ALREADY</text:span><text:span text:style-name="T458_10"><text:s/></text:span><text:span text:style-name="T458_11">EXISTS</text:span></text:p>
      <text:p text:style-name="P459"><text:span text:style-name="T459_1">echo</text:span></text:p>
      <text:p text:style-name="P460"><text:span text:style-name="T460_1">factom</text:span><text:span text:style-name="T460_2">-</text:span><text:span text:style-name="T460_3">cli</text:span><text:span text:style-name="T460_4"><text:s/></text:span><text:span text:style-name="T460_5">balance</text:span><text:span text:style-name="T460_6"><text:s/></text:span><text:span text:style-name="T460_7">ec</text:span><text:span text:style-name="T460_8"><text:s/></text:span><text:span text:style-name="T460_9">ec</text:span><text:span text:style-name="T460_10">-</text:span><text:span text:style-name="T460_11">wallet</text:span><text:span text:style-name="T460_12">-</text:span><text:span text:style-name="T460_13">address</text:span><text:span text:style-name="T460_14">-</text:span><text:span text:style-name="T460_15">name</text:span><text:span text:style-name="T460_16">01</text:span></text:p>
      <text:p text:style-name="P461"><text:span text:style-name="T461_1">echo</text:span><text:span text:style-name="T461_2"><text:s/></text:span><text:span text:style-name="T461_3">Proposed</text:span><text:span text:style-name="T461_4"><text:s/></text:span><text:span text:style-name="T461_5">New</text:span><text:span text:style-name="T461_6"><text:s/></text:span><text:span text:style-name="T461_7">Chain</text:span><text:span text:style-name="T461_8"><text:s/></text:span><text:span text:style-name="T461_9">ID</text:span></text:p>
      <text:p text:style-name="P462"><text:span text:style-name="T462_1">CHAINID</text:span><text:span text:style-name="T462_2">=$(</text:span><text:span text:style-name="T462_3">factom</text:span><text:span text:style-name="T462_4">-</text:span><text:span text:style-name="T462_5">cli</text:span><text:span text:style-name="T462_6"><text:s/></text:span><text:span text:style-name="T462_7">mkchain</text:span><text:span text:style-name="T462_8"><text:s/>-</text:span><text:span text:style-name="T462_9">e</text:span><text:span text:style-name="T462_10"><text:s/>111111<text:s/>-</text:span><text:span text:style-name="T462_11">e</text:span><text:span text:style-name="T462_12"><text:s/>222222<text:s/></text:span><text:span text:style-name="T462_13">ec</text:span><text:span text:style-name="T462_14">-</text:span><text:span text:style-name="T462_15">wallet</text:span><text:span text:style-name="T462_16">-</text:span><text:span text:style-name="T462_17">address</text:span><text:span text:style-name="T462_18">-</text:span><text:span text:style-name="T462_19">name</text:span><text:span text:style-name="T462_20">01<text:s/>&lt;~/</text:span><text:span text:style-name="T462_21">testing</text:span><text:span text:style-name="T462_22">/</text:span><text:span text:style-name="T462_23">testing</text:span><text:span text:style-name="T462_24">/</text:span><text:span text:style-name="T462_25">test</text:span><text:span text:style-name="T462_26">-</text:span><text:span text:style-name="T462_27">plans</text:span><text:span text:style-name="T462_28">-</text:span><text:span text:style-name="T462_29">and</text:span><text:span text:style-name="T462_30">-</text:span><text:span text:style-name="T462_31">scripts</text:span><text:span text:style-name="T462_32">/</text:span><text:span text:style-name="T462_33">Robert</text:span><text:span text:style-name="T462_34">-</text:span><text:span text:style-name="T462_35">API</text:span><text:span text:style-name="T462_36">/</text:span><text:span text:style-name="T462_37">entries</text:span><text:span text:style-name="T462_38">/1</text:span><text:span text:style-name="T462_39">st</text:span><text:span text:style-name="T462_40">-</text:span><text:span text:style-name="T462_41">entry</text:span><text:span text:style-name="T462_42"><text:s/>|<text:s/></text:span><text:span text:style-name="T462_43">awk</text:span><text:span text:style-name="T462_44"><text:s/>'{</text:span><text:span text:style-name="T462_45">printf</text:span><text:span text:style-name="T462_46"><text:s/>$3}')</text:span></text:p>
      <text:p text:style-name="P463"><text:span text:style-name="T463_1">echo</text:span><text:span text:style-name="T463_2"><text:s/>$</text:span><text:span text:style-name="T463_3">CHAINID</text:span></text:p>
      <text:p text:style-name="P464"><text:span text:style-name="T464_1">echo</text:span></text:p>
      <text:p text:style-name="P465"><text:span text:style-name="T465_1">echo</text:span><text:span text:style-name="T465_2"><text:s/></text:span><text:span text:style-name="T465_3">WAITING</text:span><text:span text:style-name="T465_4"><text:s/>60<text:s/></text:span><text:span text:style-name="T465_5">SECONDS</text:span><text:span text:style-name="T465_6"><text:s/></text:span><text:span text:style-name="T465_7">FOR</text:span><text:span text:style-name="T465_8"><text:s/></text:span><text:span text:style-name="T465_9">DIRECTORY</text:span><text:span text:style-name="T465_10"><text:s/></text:span><text:span text:style-name="T465_11">BLOCK</text:span><text:span text:style-name="T465_12"><text:s/></text:span><text:span text:style-name="T465_13">TO</text:span><text:span text:style-name="T465_14"><text:s/></text:span><text:span text:style-name="T465_15">CLOSE</text:span></text:p>
      <text:p text:style-name="P466"><text:span text:style-name="T466_1">sleep</text:span><text:span text:style-name="T466_2"><text:s/>60</text:span></text:p>
      <text:p text:style-name="P467"><text:span text:style-name="T467_1">echo</text:span><text:span text:style-name="T467_2"><text:s/></text:span><text:span text:style-name="T467_3">Chain</text:span><text:span text:style-name="T467_4"><text:s/></text:span><text:span text:style-name="T467_5">Head</text:span><text:span text:style-name="T467_6"><text:s/></text:span><text:span text:style-name="T467_7">Merkelroot</text:span></text:p>
      <text:p text:style-name="P468"><text:span text:style-name="T468_1">HEAD</text:span><text:span text:style-name="T468_2">=$(</text:span><text:span text:style-name="T468_3">factom</text:span><text:span text:style-name="T468_4">-</text:span><text:span text:style-name="T468_5">cli</text:span><text:span text:style-name="T468_6"><text:s/></text:span><text:span text:style-name="T468_7">get</text:span><text:span text:style-name="T468_8"><text:s/></text:span><text:span text:style-name="T468_9">chain</text:span><text:span text:style-name="T468_10"><text:s/>$</text:span><text:span text:style-name="T468_11">CHAINID</text:span><text:span text:style-name="T468_12">)</text:span></text:p>
      <text:p text:style-name="P469"><text:span text:style-name="T469_1">echo</text:span><text:span text:style-name="T469_2"><text:s/>$</text:span><text:span text:style-name="T469_3">HEAD</text:span></text:p>
      <text:p text:style-name="P470"><text:span text:style-name="T470_1">factom</text:span><text:span text:style-name="T470_2">-</text:span><text:span text:style-name="T470_3">cli</text:span><text:span text:style-name="T470_4"><text:s/></text:span><text:span text:style-name="T470_5">balance</text:span><text:span text:style-name="T470_6"><text:s/></text:span><text:span text:style-name="T470_7">ec</text:span><text:span text:style-name="T470_8"><text:s/></text:span><text:span text:style-name="T470_9">ec</text:span><text:span text:style-name="T470_10">-</text:span><text:span text:style-name="T470_11">wallet</text:span><text:span text:style-name="T470_12">-</text:span><text:span text:style-name="T470_13">address</text:span><text:span text:style-name="T470_14">-</text:span><text:span text:style-name="T470_15">name</text:span><text:span text:style-name="T470_16">01</text:span></text:p>
      <text:p text:style-name="P471"><text:span text:style-name="T471_1">echo</text:span></text:p>
      <text:p text:style-name="P472"/>
      <text:p text:style-name="P473"><text:span text:style-name="T473_1">echo</text:span><text:span text:style-name="T473_2"><text:s/>3.1.4<text:s/></text:span><text:span text:style-name="T473_3">MAKE</text:span><text:span text:style-name="T473_4"><text:s/></text:span><text:span text:style-name="T473_5">SAME</text:span><text:span text:style-name="T473_6"><text:s/></text:span><text:span text:style-name="T473_7">CHAIN</text:span><text:span text:style-name="T473_8"><text:s/></text:span><text:span text:style-name="T473_9">USING</text:span><text:span text:style-name="T473_10"><text:s/></text:span><text:span text:style-name="T473_11">DIFFERENT</text:span><text:span text:style-name="T473_12"><text:s/></text:span><text:span text:style-name="T473_13">EXTERNAL</text:span><text:span text:style-name="T473_14"><text:s/></text:span><text:span text:style-name="T473_15">ID</text:span></text:p>
      <text:p text:style-name="P474"><text:span text:style-name="T474_1">echo</text:span></text:p>
      <text:p text:style-name="P475"><text:span text:style-name="T475_1">echo</text:span><text:span text:style-name="T475_2"><text:s/></text:span><text:span text:style-name="T475_3">Proposed</text:span><text:span text:style-name="T475_4"><text:s/></text:span><text:span text:style-name="T475_5">New</text:span><text:span text:style-name="T475_6"><text:s/></text:span><text:span text:style-name="T475_7">Chain</text:span><text:span text:style-name="T475_8"><text:s/></text:span><text:span text:style-name="T475_9">ID</text:span></text:p>
      <text:p text:style-name="P476"><text:span text:style-name="T476_1">CHAINID</text:span><text:span text:style-name="T476_2">=$(</text:span><text:span text:style-name="T476_3">factom</text:span><text:span text:style-name="T476_4">-</text:span><text:span text:style-name="T476_5">cli</text:span><text:span text:style-name="T476_6"><text:s/></text:span><text:span text:style-name="T476_7">mkchain</text:span><text:span text:style-name="T476_8"><text:s/>-</text:span><text:span text:style-name="T476_9">e</text:span><text:span text:style-name="T476_10"><text:s/>111111<text:s/>-</text:span><text:span text:style-name="T476_11">e</text:span><text:span text:style-name="T476_12"><text:s/>222222<text:s/></text:span><text:span text:style-name="T476_13">ec</text:span><text:span text:style-name="T476_14">-</text:span><text:span text:style-name="T476_15">wallet</text:span><text:span text:style-name="T476_16">-</text:span><text:span text:style-name="T476_17">address</text:span><text:span text:style-name="T476_18">-</text:span><text:span text:style-name="T476_19">name</text:span><text:span text:style-name="T476_20">01<text:s/>&lt;~/</text:span><text:span text:style-name="T476_21">testing</text:span><text:span text:style-name="T476_22">/</text:span><text:span text:style-name="T476_23">testing</text:span><text:span text:style-name="T476_24">/</text:span><text:span text:style-name="T476_25">test</text:span><text:span text:style-name="T476_26">-</text:span><text:span text:style-name="T476_27">plans</text:span><text:span text:style-name="T476_28">-</text:span><text:span text:style-name="T476_29">and</text:span><text:span text:style-name="T476_30">-</text:span><text:span text:style-name="T476_31">scripts</text:span><text:span text:style-name="T476_32">/</text:span><text:span text:style-name="T476_33">Robert</text:span><text:span text:style-name="T476_34">-</text:span><text:span text:style-name="T476_35">API</text:span><text:span text:style-name="T476_36">/</text:span><text:span text:style-name="T476_37">entries</text:span><text:span text:style-name="T476_38">/2</text:span><text:span text:style-name="T476_39">nd</text:span><text:span text:style-name="T476_40">-</text:span><text:span text:style-name="T476_41">entry</text:span><text:span text:style-name="T476_42"><text:s/>|<text:s/></text:span><text:span text:style-name="T476_43">awk</text:span><text:span text:style-name="T476_44"><text:s/>'{</text:span><text:span text:style-name="T476_45">printf</text:span><text:span text:style-name="T476_46"><text:s/>$3}')</text:span></text:p>
      <text:p text:style-name="P477"><text:span text:style-name="T477_1">echo</text:span><text:span text:style-name="T477_2"><text:s/>$</text:span><text:span text:style-name="T477_3">CHAINID</text:span></text:p>
      <text:p text:style-name="P478"><text:span text:style-name="T478_1">echo</text:span></text:p>
      <text:p text:style-name="P479"><text:span text:style-name="T479_1">echo</text:span><text:span text:style-name="T479_2"><text:s/></text:span><text:span text:style-name="T479_3">WAITING</text:span><text:span text:style-name="T479_4"><text:s/>60<text:s/></text:span><text:span text:style-name="T479_5">SECONDS</text:span><text:span text:style-name="T479_6"><text:s/></text:span><text:span text:style-name="T479_7">FOR</text:span><text:span text:style-name="T479_8"><text:s/></text:span><text:span text:style-name="T479_9">DIRECTORY</text:span><text:span text:style-name="T479_10"><text:s/></text:span><text:span text:style-name="T479_11">BLOCK</text:span><text:span text:style-name="T479_12"><text:s/></text:span><text:span text:style-name="T479_13">TO</text:span><text:span text:style-name="T479_14"><text:s/></text:span><text:span text:style-name="T479_15">CLOSE</text:span></text:p>
      <text:p text:style-name="P480"><text:span text:style-name="T480_1">sleep</text:span><text:span text:style-name="T480_2"><text:s/>60</text:span></text:p>
      <text:p text:style-name="P481"><text:span text:style-name="T481_1">echo</text:span><text:span text:style-name="T481_2"><text:s/></text:span><text:span text:style-name="T481_3">Chain</text:span><text:span text:style-name="T481_4"><text:s/></text:span><text:span text:style-name="T481_5">Head</text:span><text:span text:style-name="T481_6"><text:s/></text:span><text:span text:style-name="T481_7">Merkelroot</text:span></text:p>
      <text:p text:style-name="P482"><text:span text:style-name="T482_1">HEAD</text:span><text:span text:style-name="T482_2">=$(</text:span><text:span text:style-name="T482_3">factom</text:span><text:span text:style-name="T482_4">-</text:span><text:span text:style-name="T482_5">cli</text:span><text:span text:style-name="T482_6"><text:s/></text:span><text:span text:style-name="T482_7">get</text:span><text:span text:style-name="T482_8"><text:s/></text:span><text:span text:style-name="T482_9">chain</text:span><text:span text:style-name="T482_10"><text:s/>$</text:span><text:span text:style-name="T482_11">CHAINID</text:span><text:span text:style-name="T482_12">)</text:span></text:p>
      <text:p text:style-name="P483"><text:span text:style-name="T483_1">echo</text:span><text:span text:style-name="T483_2"><text:s/>$</text:span><text:span text:style-name="T483_3">HEAD</text:span></text:p>
      <text:p text:style-name="P484"><text:span text:style-name="T484_1">factom</text:span><text:span text:style-name="T484_2">-</text:span><text:span text:style-name="T484_3">cli</text:span><text:span text:style-name="T484_4"><text:s/></text:span><text:span text:style-name="T484_5">balance</text:span><text:span text:style-name="T484_6"><text:s/></text:span><text:span text:style-name="T484_7">ec</text:span><text:span text:style-name="T484_8"><text:s/>$</text:span><text:span text:style-name="T484_9">ECWALLETADDRESSKEY</text:span><text:span text:style-name="T484_10">01</text:span></text:p>
      <text:p text:style-name="P485"><text:span text:style-name="T485_1">echo</text:span></text:p>
      <text:p text:style-name="P486"/>
      <text:p text:style-name="P487"><text:span text:style-name="T487_1">echo</text:span><text:span text:style-name="T487_2"><text:s/>3.1.5<text:s/></text:span><text:span text:style-name="T487_3">MAKE</text:span><text:span text:style-name="T487_4"><text:s/></text:span><text:span text:style-name="T487_5">CHAIN</text:span><text:span text:style-name="T487_6"><text:s/></text:span><text:span text:style-name="T487_7">USING</text:span><text:span text:style-name="T487_8"><text:s/></text:span><text:span text:style-name="T487_9">A</text:span><text:span text:style-name="T487_10"><text:s/></text:span><text:span text:style-name="T487_11">ENTRY</text:span><text:span text:style-name="T487_12"><text:s/></text:span><text:span text:style-name="T487_13">CREDIT</text:span><text:span text:style-name="T487_14"><text:s/></text:span><text:span text:style-name="T487_15">ADDRESS</text:span><text:span text:style-name="T487_16"><text:s/></text:span><text:span text:style-name="T487_17">KEY</text:span></text:p>
      <text:p text:style-name="P488"><text:span text:style-name="T488_1">echo</text:span></text:p>
      <text:p text:style-name="P489"><text:span text:style-name="T489_1">HOUR</text:span><text:span text:style-name="T489_2">=$(<text:s/></text:span><text:span text:style-name="T489_3">date</text:span><text:span text:style-name="T489_4"><text:s/>+%</text:span><text:span text:style-name="T489_5">H</text:span><text:span text:style-name="T489_6"><text:s/>)</text:span></text:p>
      <text:p text:style-name="P490"><text:span text:style-name="T490_1">MINUTE</text:span><text:span text:style-name="T490_2">=$(<text:s/></text:span><text:span text:style-name="T490_3">date</text:span><text:span text:style-name="T490_4"><text:s/>+%</text:span><text:span text:style-name="T490_5">M</text:span><text:span text:style-name="T490_6"><text:s/>)</text:span></text:p>
      <text:p text:style-name="P491"><text:span text:style-name="T491_1">echo</text:span><text:span text:style-name="T491_2"><text:s/></text:span><text:span text:style-name="T491_3">Proposed</text:span><text:span text:style-name="T491_4"><text:s/></text:span><text:span text:style-name="T491_5">New</text:span><text:span text:style-name="T491_6"><text:s/></text:span><text:span text:style-name="T491_7">Chain</text:span><text:span text:style-name="T491_8"><text:s/></text:span><text:span text:style-name="T491_9">ID</text:span></text:p>
      <text:p text:style-name="P492"><text:span text:style-name="T492_1">CHAINID</text:span><text:span text:style-name="T492_2">=$(</text:span><text:span text:style-name="T492_3">factom</text:span><text:span text:style-name="T492_4">-</text:span><text:span text:style-name="T492_5">cli</text:span><text:span text:style-name="T492_6"><text:s/></text:span><text:span text:style-name="T492_7">mkchain</text:span><text:span text:style-name="T492_8"><text:s/>-</text:span><text:span text:style-name="T492_9">e</text:span><text:span text:style-name="T492_10"><text:s/>$</text:span><text:span text:style-name="T492_11">HOUR</text:span><text:span text:style-name="T492_12"><text:s/>-</text:span><text:span text:style-name="T492_13">e</text:span><text:span text:style-name="T492_14"><text:s/>$</text:span><text:span text:style-name="T492_15">MINUTE</text:span><text:span text:style-name="T492_16"><text:s/>$</text:span><text:span text:style-name="T492_17">ECWALLETADDRESSKEY</text:span><text:span text:style-name="T492_18">01<text:s/>&lt;~/</text:span><text:span text:style-name="T492_19">testing</text:span><text:span text:style-name="T492_20">/</text:span><text:span text:style-name="T492_21">testing</text:span><text:span text:style-name="T492_22">/</text:span><text:span text:style-name="T492_23">test</text:span><text:span text:style-name="T492_24">-</text:span><text:span text:style-name="T492_25">plans</text:span><text:span text:style-name="T492_26">-</text:span><text:span text:style-name="T492_27">and</text:span><text:span text:style-name="T492_28">-</text:span><text:span text:style-name="T492_29">scripts</text:span><text:span text:style-name="T492_30">/</text:span><text:span text:style-name="T492_31">Robert</text:span><text:span text:style-name="T492_32">-</text:span><text:span text:style-name="T492_33">API</text:span><text:span text:style-name="T492_34">/</text:span><text:span text:style-name="T492_35">entries</text:span><text:span text:style-name="T492_36">/1</text:span><text:span text:style-name="T492_37">st</text:span><text:span text:style-name="T492_38">-</text:span><text:span text:style-name="T492_39">entry</text:span><text:span text:style-name="T492_40"><text:s/>|<text:s/></text:span><text:span text:style-name="T492_41">awk</text:span><text:span text:style-name="T492_42"><text:s/>'{</text:span><text:span text:style-name="T492_43">printf</text:span><text:span text:style-name="T492_44"><text:s/>$3}')</text:span></text:p>
      <text:p text:style-name="P493"><text:span text:style-name="T493_1">echo</text:span><text:span text:style-name="T493_2"><text:s/>$</text:span><text:span text:style-name="T493_3">CHAINID</text:span></text:p>
      <text:p text:style-name="P494"><text:span text:style-name="T494_1">echo</text:span></text:p>
      <text:p text:style-name="P495"><text:span text:style-name="T495_1">echo</text:span><text:span text:style-name="T495_2"><text:s/></text:span><text:span text:style-name="T495_3">WAITING</text:span><text:span text:style-name="T495_4"><text:s/>60<text:s/></text:span><text:span text:style-name="T495_5">SECONDS</text:span><text:span text:style-name="T495_6"><text:s/></text:span><text:span text:style-name="T495_7">FOR</text:span><text:span text:style-name="T495_8"><text:s/></text:span><text:span text:style-name="T495_9">DIRECTORY</text:span><text:span text:style-name="T495_10"><text:s/></text:span><text:span text:style-name="T495_11">BLOCK</text:span><text:span text:style-name="T495_12"><text:s/></text:span><text:span text:style-name="T495_13">TO</text:span><text:span text:style-name="T495_14"><text:s/></text:span><text:span text:style-name="T495_15">CLOSE</text:span></text:p>
      <text:p text:style-name="P496"><text:span text:style-name="T496_1">sleep</text:span><text:span text:style-name="T496_2"><text:s/>60</text:span></text:p>
      <text:p text:style-name="P497"><text:span text:style-name="T497_1">echo</text:span><text:span text:style-name="T497_2"><text:s/></text:span><text:span text:style-name="T497_3">Chain</text:span><text:span text:style-name="T497_4"><text:s/></text:span><text:span text:style-name="T497_5">Head</text:span><text:span text:style-name="T497_6"><text:s/></text:span><text:span text:style-name="T497_7">Merkelroot</text:span></text:p>
      <text:p text:style-name="P498"><text:span text:style-name="T498_1">HEAD</text:span><text:span text:style-name="T498_2">=$(</text:span><text:span text:style-name="T498_3">factom</text:span><text:span text:style-name="T498_4">-</text:span><text:span text:style-name="T498_5">cli</text:span><text:span text:style-name="T498_6"><text:s/></text:span><text:span text:style-name="T498_7">get</text:span><text:span text:style-name="T498_8"><text:s/></text:span><text:span text:style-name="T498_9">chain</text:span><text:span text:style-name="T498_10"><text:s/>$</text:span><text:span text:style-name="T498_11">CHAINID</text:span><text:span text:style-name="T498_12">)</text:span></text:p>
      <text:p text:style-name="P499"><text:span text:style-name="T499_1">echo</text:span><text:span text:style-name="T499_2"><text:s/>$</text:span><text:span text:style-name="T499_3">HEAD</text:span></text:p>
      <text:p text:style-name="P500"><text:span text:style-name="T500_1">factom</text:span><text:span text:style-name="T500_2">-</text:span><text:span text:style-name="T500_3">cli</text:span><text:span text:style-name="T500_4"><text:s/></text:span><text:span text:style-name="T500_5">balance</text:span><text:span text:style-name="T500_6"><text:s/></text:span><text:span text:style-name="T500_7">ec</text:span><text:span text:style-name="T500_8"><text:s/>$</text:span><text:span text:style-name="T500_9">ECWALLETADDRESSKEY</text:span><text:span text:style-name="T500_10">01</text:span></text:p>
      <text:p text:style-name="P501"><text:span text:style-name="T501_1">echo</text:span></text:p>
      <text:p text:style-name="P502"/>
      <text:p text:style-name="P503"><text:span text:style-name="T503_1">echo</text:span><text:span text:style-name="T503_2"><text:s/>3.2<text:s/></text:span><text:span text:style-name="T503_3">SHOW</text:span><text:span text:style-name="T503_4"><text:s/></text:span><text:span text:style-name="T503_5">ENTRY</text:span><text:span text:style-name="T503_6"><text:s/></text:span><text:span text:style-name="T503_7">BLOCK</text:span><text:span text:style-name="T503_8"><text:s/></text:span><text:span text:style-name="T503_9">CHAIN</text:span></text:p>
      <text:p text:style-name="P504"><text:span text:style-name="T504_1">ENTRYKEYMERKELROOT</text:span><text:span text:style-name="T504_2">=$</text:span><text:span text:style-name="T504_3">HEADGOOD</text:span></text:p>
      <text:p text:style-name="P505"><text:span text:style-name="T505_1">until</text:span><text:span text:style-name="T505_2"><text:s/>[<text:s/>"$</text:span><text:span text:style-name="T505_3">ENTRYKEYMERKELROOT</text:span><text:span text:style-name="T505_4">"<text:s/>=<text:s text:c="2"/>'0000000000000000000000000000000000000000000000000000000000000000'<text:s/>-</text:span><text:span text:style-name="T505_5">o</text:span><text:span text:style-name="T505_6"><text:s/>"$</text:span><text:span text:style-name="T505_7">ENTRYKEYMERKELROOT</text:span><text:span text:style-name="T505_8">"<text:s/>=<text:s/>""<text:s/>];<text:s/></text:span><text:span text:style-name="T505_9">do</text:span></text:p>
      <text:p text:style-name="P506"><text:span text:style-name="T506_1"><text:tab/></text:span><text:span text:style-name="T506_2">RESULT</text:span><text:span text:style-name="T506_3">=$(</text:span><text:span text:style-name="T506_4">factom</text:span><text:span text:style-name="T506_5">-</text:span><text:span text:style-name="T506_6">cli</text:span><text:span text:style-name="T506_7"><text:s/></text:span><text:span text:style-name="T506_8">get</text:span><text:span text:style-name="T506_9"><text:s/></text:span><text:span text:style-name="T506_10">eblock</text:span><text:span text:style-name="T506_11"><text:s/>$</text:span><text:span text:style-name="T506_12">ENTRYKEYMERKELROOT</text:span><text:span text:style-name="T506_13">)</text:span></text:p>
      <text:p text:style-name="P507"><text:span text:style-name="T507_1">#<text:s text:c="3"/></text:span><text:span text:style-name="T507_2">echo</text:span><text:span text:style-name="T507_3"><text:s/>$</text:span><text:span text:style-name="T507_4">RESULT</text:span></text:p>
      <text:p text:style-name="P508"><text:span text:style-name="T508_1"><text:tab/></text:span><text:span text:style-name="T508_2">SEQNO</text:span><text:span text:style-name="T508_3">=$(</text:span><text:span text:style-name="T508_4">echo</text:span><text:span text:style-name="T508_5"><text:s/>$</text:span><text:span text:style-name="T508_6">RESULT</text:span><text:span text:style-name="T508_7"><text:s/>|<text:s/></text:span><text:span text:style-name="T508_8">awk</text:span><text:span text:style-name="T508_9"><text:s/>'{</text:span><text:span text:style-name="T508_10">printf</text:span><text:span text:style-name="T508_11"><text:s/>$2}')</text:span></text:p>
      <text:p text:style-name="P509"><text:span text:style-name="T509_1"><text:tab/></text:span><text:span text:style-name="T509_2">TIMESTAMP</text:span><text:span text:style-name="T509_3">=$(</text:span><text:span text:style-name="T509_4">echo</text:span><text:span text:style-name="T509_5"><text:s/>$</text:span><text:span text:style-name="T509_6">RESULT</text:span><text:span text:style-name="T509_7"><text:s/>|<text:s/></text:span><text:span text:style-name="T509_8">awk</text:span><text:span text:style-name="T509_9"><text:s/>'{</text:span><text:span text:style-name="T509_10">printf</text:span><text:span text:style-name="T509_11"><text:s/>$8}')<text:s text:c="4"/></text:span></text:p>
      <text:p text:style-name="P510"><text:span text:style-name="T510_1"><text:tab/></text:span><text:span text:style-name="T510_2">EBCHAINID</text:span><text:span text:style-name="T510_3">=$(</text:span><text:span text:style-name="T510_4">echo</text:span><text:span text:style-name="T510_5"><text:s/>$</text:span><text:span text:style-name="T510_6">RESULT</text:span><text:span text:style-name="T510_7"><text:s/>|<text:s/></text:span><text:span text:style-name="T510_8">awk</text:span><text:span text:style-name="T510_9"><text:s/>'{</text:span><text:span text:style-name="T510_10">printf</text:span><text:span text:style-name="T510_11"><text:s/>$4}')</text:span></text:p>
      <text:p text:style-name="P511"><text:span text:style-name="T511_1"><text:tab/></text:span><text:span text:style-name="T511_2">ENTRYKEYMERKELROOT</text:span><text:span text:style-name="T511_3">=$(</text:span><text:span text:style-name="T511_4">echo</text:span><text:span text:style-name="T511_5"><text:s/>$</text:span><text:span text:style-name="T511_6">RESULT</text:span><text:span text:style-name="T511_7"><text:s/>|<text:s/></text:span><text:span text:style-name="T511_8">awk</text:span><text:span text:style-name="T511_9"><text:s/>'{</text:span><text:span text:style-name="T511_10">printf</text:span><text:span text:style-name="T511_11"><text:s/>$6}')</text:span></text:p>
      <text:p text:style-name="P512"><text:span text:style-name="T512_1"><text:tab/></text:span><text:span text:style-name="T512_2">echo</text:span><text:span text:style-name="T512_3"><text:s/></text:span><text:span text:style-name="T512_4">ENTRY</text:span><text:span text:style-name="T512_5"><text:s/></text:span><text:span text:style-name="T512_6">BLOCK</text:span></text:p>
      <text:p text:style-name="P513"><text:span text:style-name="T513_1"><text:tab/></text:span><text:span text:style-name="T513_2">echo</text:span><text:span text:style-name="T513_3"><text:s/>-----------</text:span></text:p>
      <text:p text:style-name="P514"><text:span text:style-name="T514_1"><text:tab/></text:span><text:span text:style-name="T514_2">echo</text:span><text:span text:style-name="T514_3"><text:s/></text:span><text:span text:style-name="T514_4">Sequence</text:span><text:span text:style-name="T514_5"><text:s/></text:span><text:span text:style-name="T514_6">Number</text:span><text:span text:style-name="T514_7"><text:s/>-<text:s/></text:span><text:span text:style-name="T514_8">Time</text:span><text:span text:style-name="T514_9"><text:s/></text:span><text:span text:style-name="T514_10">Stamp</text:span></text:p>
      <text:p text:style-name="P515"><text:span text:style-name="T515_1"><text:tab/></text:span><text:span text:style-name="T515_2">echo</text:span><text:span text:style-name="T515_3"><text:s/>$</text:span><text:span text:style-name="T515_4">SEQNO</text:span><text:span text:style-name="T515_5"><text:s/>$</text:span><text:span text:style-name="T515_6">TIMESTAMP</text:span></text:p>
      <text:p text:style-name="P516"><text:span text:style-name="T516_1"><text:tab/></text:span><text:span text:style-name="T516_2">echo</text:span><text:span text:style-name="T516_3"><text:s/></text:span><text:span text:style-name="T516_4">Chain</text:span><text:span text:style-name="T516_5"><text:s/></text:span><text:span text:style-name="T516_6">ID</text:span></text:p>
      <text:p text:style-name="P517"><text:span text:style-name="T517_1"><text:tab/></text:span><text:span text:style-name="T517_2">echo</text:span><text:span text:style-name="T517_3"><text:s/>$</text:span><text:span text:style-name="T517_4">EBCHAINID</text:span></text:p>
      <text:p text:style-name="P518"><text:span text:style-name="T518_1"><text:tab/></text:span><text:span text:style-name="T518_2">echo</text:span><text:span text:style-name="T518_3"><text:s/></text:span><text:span text:style-name="T518_4">Previous</text:span><text:span text:style-name="T518_5"><text:s/></text:span><text:span text:style-name="T518_6">Entry</text:span><text:span text:style-name="T518_7"><text:s/></text:span><text:span text:style-name="T518_8">Block</text:span><text:span text:style-name="T518_9"><text:s/></text:span><text:span text:style-name="T518_10">Key</text:span><text:span text:style-name="T518_11"><text:s/></text:span><text:span text:style-name="T518_12">Merkel</text:span><text:span text:style-name="T518_13"><text:s/></text:span><text:span text:style-name="T518_14">Root</text:span></text:p>
      <text:p text:style-name="P519"><text:span text:style-name="T519_1"><text:tab/></text:span><text:span text:style-name="T519_2">echo</text:span><text:span text:style-name="T519_3"><text:s/>$</text:span><text:span text:style-name="T519_4">ENTRYKEYMERKELROOT</text:span></text:p>
      <text:p text:style-name="P520"><text:span text:style-name="T520_1"><text:tab/></text:span><text:span text:style-name="T520_2">echo</text:span></text:p>
      <text:p text:style-name="P521"><text:span text:style-name="T521_1"><text:tab/></text:span><text:span text:style-name="T521_2">ENTRYINDEX</text:span><text:span text:style-name="T521_3">=12</text:span></text:p>
      <text:p text:style-name="P522"><text:span text:style-name="T522_1"><text:tab/></text:span><text:span text:style-name="T522_2">ENTRYTIMESTAMP</text:span><text:span text:style-name="T522_3">=$(</text:span><text:span text:style-name="T522_4">echo</text:span><text:span text:style-name="T522_5"><text:s/>$</text:span><text:span text:style-name="T522_6">RESULT</text:span><text:span text:style-name="T522_7"><text:s/>|<text:s/></text:span><text:span text:style-name="T522_8">awk</text:span><text:span text:style-name="T522_9"><text:s/>'{</text:span><text:span text:style-name="T522_10">printf</text:span><text:span text:style-name="T522_11"><text:s/>$12}')</text:span></text:p>
      <text:p text:style-name="P523"><text:span text:style-name="T523_1"><text:tab/></text:span><text:span text:style-name="T523_2">until</text:span><text:span text:style-name="T523_3"><text:s/>[<text:s/>"$</text:span><text:span text:style-name="T523_4">ENTRYTIMESTAMP</text:span><text:span text:style-name="T523_5">"<text:s/>=<text:s/>""<text:s/>];<text:s/></text:span><text:span text:style-name="T523_6">do</text:span></text:p>
      <text:p text:style-name="P524"><text:span text:style-name="T524_1"><text:s text:c="4"/><text:tab/></text:span><text:span text:style-name="T524_2">echo</text:span><text:span text:style-name="T524_3"><text:s/>"<text:tab/>"</text:span><text:span text:style-name="T524_4">ENTRY</text:span></text:p>
      <text:p text:style-name="P525"><text:span text:style-name="T525_1"><text:s text:c="4"/><text:tab/></text:span><text:span text:style-name="T525_2">echo</text:span><text:span text:style-name="T525_3"><text:s/>"<text:tab/>"-----</text:span></text:p>
      <text:p text:style-name="P526"><text:span text:style-name="T526_1"><text:s text:c="4"/><text:tab/></text:span><text:span text:style-name="T526_2">echo</text:span><text:span text:style-name="T526_3"><text:s/>"<text:tab/>"</text:span><text:span text:style-name="T526_4">Entry</text:span><text:span text:style-name="T526_5"><text:s/></text:span><text:span text:style-name="T526_6">Time</text:span><text:span text:style-name="T526_7"><text:s/></text:span><text:span text:style-name="T526_8">Stamp</text:span></text:p>
      <text:p text:style-name="P527"><text:span text:style-name="T527_1"><text:s text:c="4"/><text:tab/></text:span><text:span text:style-name="T527_2">echo</text:span><text:span text:style-name="T527_3"><text:s/>"<text:tab/>"$</text:span><text:span text:style-name="T527_4">ENTRYTIMESTAMP</text:span></text:p>
      <text:p text:style-name="P528"><text:span text:style-name="T528_1"><text:s text:c="4"/><text:tab/></text:span><text:span text:style-name="T528_2">echo</text:span><text:span text:style-name="T528_3"><text:s/>"<text:tab/>"</text:span><text:span text:style-name="T528_4">Entry</text:span><text:span text:style-name="T528_5"><text:s/></text:span><text:span text:style-name="T528_6">Hash</text:span></text:p>
      <text:p text:style-name="P529"><text:span text:style-name="T529_1"><text:s text:c="4"/><text:tab/></text:span><text:span text:style-name="T529_2">ENTRYHASH</text:span><text:span text:style-name="T529_3">=$(</text:span><text:span text:style-name="T529_4">echo</text:span><text:span text:style-name="T529_5"><text:s/>$</text:span><text:span text:style-name="T529_6">RESULT</text:span><text:span text:style-name="T529_7"><text:s/>|<text:s/></text:span><text:span text:style-name="T529_8">awk</text:span><text:span text:style-name="T529_9"><text:s/>-</text:span><text:span text:style-name="T529_10">v</text:span><text:span text:style-name="T529_11"><text:s/></text:span><text:span text:style-name="T529_12">INDEX</text:span><text:span text:style-name="T529_13">="$(($</text:span><text:span text:style-name="T529_14">ENTRYINDEX</text:span><text:span text:style-name="T529_15"><text:s/>+<text:s/>2))"<text:s/>'{</text:span><text:span text:style-name="T529_16">printf</text:span><text:span text:style-name="T529_17"><text:s/>$</text:span><text:span text:style-name="T529_18">INDEX</text:span><text:span text:style-name="T529_19">}')</text:span></text:p>
      <text:p text:style-name="P530"><text:span text:style-name="T530_1"><text:s text:c="4"/><text:tab/></text:span><text:span text:style-name="T530_2">echo</text:span><text:span text:style-name="T530_3"><text:s/>"<text:tab/>"$</text:span><text:span text:style-name="T530_4">ENTRYHASH</text:span></text:p>
      <text:p text:style-name="P531"><text:span text:style-name="T531_1"><text:s text:c="4"/><text:tab/></text:span><text:span text:style-name="T531_2">factom</text:span><text:span text:style-name="T531_3">-</text:span><text:span text:style-name="T531_4">cli</text:span><text:span text:style-name="T531_5"><text:s/></text:span><text:span text:style-name="T531_6">get</text:span><text:span text:style-name="T531_7"><text:s/></text:span><text:span text:style-name="T531_8">entry</text:span><text:span text:style-name="T531_9"><text:s/>$</text:span><text:span text:style-name="T531_10">ENTRYHASH</text:span></text:p>
      <text:p text:style-name="P532"><text:span text:style-name="T532_1"><text:s text:c="4"/><text:tab/>((</text:span><text:span text:style-name="T532_2">ENTRYINDEX</text:span><text:span text:style-name="T532_3">+=7))</text:span></text:p>
      <text:p text:style-name="P533"><text:span text:style-name="T533_1"><text:s text:c="4"/><text:tab/></text:span><text:span text:style-name="T533_2">ENTRYTIMESTAMP</text:span><text:span text:style-name="T533_3">=$(</text:span><text:span text:style-name="T533_4">echo</text:span><text:span text:style-name="T533_5"><text:s/>$</text:span><text:span text:style-name="T533_6">RESULT</text:span><text:span text:style-name="T533_7"><text:s/>|<text:s/></text:span><text:span text:style-name="T533_8">awk</text:span><text:span text:style-name="T533_9"><text:s/>-</text:span><text:span text:style-name="T533_10">v</text:span><text:span text:style-name="T533_11"><text:s/></text:span><text:span text:style-name="T533_12">INDEX</text:span><text:span text:style-name="T533_13">="$</text:span><text:span text:style-name="T533_14">ENTRYINDEX</text:span><text:span text:style-name="T533_15">"<text:s/>'{</text:span><text:span text:style-name="T533_16">printf</text:span><text:span text:style-name="T533_17"><text:s/>$</text:span><text:span text:style-name="T533_18">INDEX</text:span><text:span text:style-name="T533_19">}')</text:span></text:p>
      <text:p text:style-name="P534"><text:span text:style-name="T534_1"><text:tab/></text:span><text:span text:style-name="T534_2">echo</text:span></text:p>
      <text:p text:style-name="P535"><text:span text:style-name="T535_1"><text:tab/></text:span><text:span text:style-name="T535_2">done</text:span></text:p>
      <text:p text:style-name="P536"><text:span text:style-name="T536_1">done</text:span></text:p>
      <text:p text:style-name="P537"><text:span text:style-name="T537_1">echo</text:span></text:p>
      <text:p text:style-name="P538"/>
      <text:p text:style-name="P539"><text:span text:style-name="T539_1">echo</text:span><text:span text:style-name="T539_2"><text:s/>3.3<text:s/></text:span><text:span text:style-name="T539_3">ADD</text:span><text:span text:style-name="T539_4"><text:s/></text:span><text:span text:style-name="T539_5">ENTRY</text:span><text:span text:style-name="T539_6"><text:s/></text:span><text:span text:style-name="T539_7">TO</text:span><text:span text:style-name="T539_8"><text:s/></text:span><text:span text:style-name="T539_9">CHAIN</text:span></text:p>
      <text:p text:style-name="P540"><text:span text:style-name="T540_1">factom</text:span><text:span text:style-name="T540_2">-</text:span><text:span text:style-name="T540_3">cli</text:span><text:span text:style-name="T540_4"><text:s/></text:span><text:span text:style-name="T540_5">put</text:span><text:span text:style-name="T540_6"><text:s/>-</text:span><text:span text:style-name="T540_7">e</text:span><text:span text:style-name="T540_8"><text:s/>333333<text:s/>-</text:span><text:span text:style-name="T540_9">e</text:span><text:span text:style-name="T540_10"><text:s/>444444<text:s/>-</text:span><text:span text:style-name="T540_11">c</text:span><text:span text:style-name="T540_12"><text:s/>$</text:span><text:span text:style-name="T540_13">CHAINIDGOOD</text:span><text:span text:style-name="T540_14"><text:s/></text:span><text:span text:style-name="T540_15">ec</text:span><text:span text:style-name="T540_16">-</text:span><text:span text:style-name="T540_17">wallet</text:span><text:span text:style-name="T540_18">-</text:span><text:span text:style-name="T540_19">address</text:span><text:span text:style-name="T540_20">-</text:span><text:span text:style-name="T540_21">name</text:span><text:span text:style-name="T540_22">01<text:s/>&lt;~/</text:span><text:span text:style-name="T540_23">testing</text:span><text:span text:style-name="T540_24">/</text:span><text:span text:style-name="T540_25">testing</text:span><text:span text:style-name="T540_26">/</text:span><text:span text:style-name="T540_27">test</text:span><text:span text:style-name="T540_28">-</text:span><text:span text:style-name="T540_29">plans</text:span><text:span text:style-name="T540_30">-</text:span><text:span text:style-name="T540_31">and</text:span><text:span text:style-name="T540_32">-</text:span><text:span text:style-name="T540_33">scripts</text:span><text:span text:style-name="T540_34">/</text:span><text:span text:style-name="T540_35">Robert</text:span><text:span text:style-name="T540_36">-</text:span><text:span text:style-name="T540_37">API</text:span><text:span text:style-name="T540_38">/</text:span><text:span text:style-name="T540_39">entries</text:span><text:span text:style-name="T540_40">/2</text:span><text:span text:style-name="T540_41">nd</text:span><text:span text:style-name="T540_42">-</text:span><text:span text:style-name="T540_43">entry</text:span></text:p>
      <text:p text:style-name="P541"><text:span text:style-name="T541_1">echo</text:span><text:span text:style-name="T541_2"><text:s/></text:span><text:span text:style-name="T541_3">Chain</text:span><text:span text:style-name="T541_4"><text:s/></text:span><text:span text:style-name="T541_5">Head</text:span><text:span text:style-name="T541_6"><text:s/></text:span><text:span text:style-name="T541_7">Merkelroot</text:span></text:p>
      <text:p text:style-name="P542"><text:span text:style-name="T542_1">echo</text:span><text:span text:style-name="T542_2"><text:s/></text:span><text:span text:style-name="T542_3">WAITING</text:span><text:span text:style-name="T542_4"><text:s/>60<text:s/></text:span><text:span text:style-name="T542_5">SECONDS</text:span><text:span text:style-name="T542_6"><text:s/></text:span><text:span text:style-name="T542_7">FOR</text:span><text:span text:style-name="T542_8"><text:s/></text:span><text:span text:style-name="T542_9">DIRECTORY</text:span><text:span text:style-name="T542_10"><text:s/></text:span><text:span text:style-name="T542_11">BLOCK</text:span><text:span text:style-name="T542_12"><text:s/></text:span><text:span text:style-name="T542_13">TO</text:span><text:span text:style-name="T542_14"><text:s/></text:span><text:span text:style-name="T542_15">CLOSE</text:span></text:p>
      <text:p text:style-name="P543"><text:span text:style-name="T543_1">sleep</text:span><text:span text:style-name="T543_2"><text:s/>60</text:span></text:p>
      <text:p text:style-name="P544"><text:span text:style-name="T544_1">HEADGOOD</text:span><text:span text:style-name="T544_2">=$(</text:span><text:span text:style-name="T544_3">factom</text:span><text:span text:style-name="T544_4">-</text:span><text:span text:style-name="T544_5">cli</text:span><text:span text:style-name="T544_6"><text:s/></text:span><text:span text:style-name="T544_7">get</text:span><text:span text:style-name="T544_8"><text:s/></text:span><text:span text:style-name="T544_9">chain</text:span><text:span text:style-name="T544_10"><text:s/>$</text:span><text:span text:style-name="T544_11">CHAINIDGOOD</text:span><text:span text:style-name="T544_12">)</text:span></text:p>
      <text:p text:style-name="P545"><text:span text:style-name="T545_1">echo</text:span><text:span text:style-name="T545_2"><text:s/>$</text:span><text:span text:style-name="T545_3">HEADGOOD</text:span></text:p>
      <text:p text:style-name="P546"/>
      <text:p text:style-name="P547"><text:span text:style-name="T547_1">echo</text:span><text:span text:style-name="T547_2"><text:s/>3.4<text:s/></text:span><text:span text:style-name="T547_3">TRACE</text:span><text:span text:style-name="T547_4"><text:s/></text:span><text:span text:style-name="T547_5">EXTENDED</text:span><text:span text:style-name="T547_6"><text:s/></text:span><text:span text:style-name="T547_7">ENTRY</text:span><text:span text:style-name="T547_8"><text:s/></text:span><text:span text:style-name="T547_9">BLOCK</text:span><text:span text:style-name="T547_10"><text:s/></text:span><text:span text:style-name="T547_11">CHAIN</text:span></text:p>
      <text:p text:style-name="P548"><text:span text:style-name="T548_1">ENTRYKEYMERKELROOT</text:span><text:span text:style-name="T548_2">=$</text:span><text:span text:style-name="T548_3">HEADGOOD</text:span></text:p>
      <text:p text:style-name="P549"><text:span text:style-name="T549_1">until</text:span><text:span text:style-name="T549_2"><text:s/>[<text:s/>"$</text:span><text:span text:style-name="T549_3">ENTRYKEYMERKELROOT</text:span><text:span text:style-name="T549_4">"<text:s/>=<text:s text:c="2"/>'0000000000000000000000000000000000000000000000000000000000000000'<text:s/>-</text:span><text:span text:style-name="T549_5">o</text:span><text:span text:style-name="T549_6"><text:s/>"$</text:span><text:span text:style-name="T549_7">ENTRYKEYMERKELROOT</text:span><text:span text:style-name="T549_8">"<text:s/>=<text:s/>""<text:s/>];<text:s/></text:span><text:span text:style-name="T549_9">do</text:span></text:p>
      <text:p text:style-name="P550"><text:span text:style-name="T550_1"><text:tab/></text:span><text:span text:style-name="T550_2">RESULT</text:span><text:span text:style-name="T550_3">=$(</text:span><text:span text:style-name="T550_4">factom</text:span><text:span text:style-name="T550_5">-</text:span><text:span text:style-name="T550_6">cli</text:span><text:span text:style-name="T550_7"><text:s/></text:span><text:span text:style-name="T550_8">get</text:span><text:span text:style-name="T550_9"><text:s/></text:span><text:span text:style-name="T550_10">eblock</text:span><text:span text:style-name="T550_11"><text:s/>$</text:span><text:span text:style-name="T550_12">ENTRYKEYMERKELROOT</text:span><text:span text:style-name="T550_13">)</text:span></text:p>
      <text:p text:style-name="P551"><text:span text:style-name="T551_1">#<text:s text:c="3"/></text:span><text:span text:style-name="T551_2">echo</text:span><text:span text:style-name="T551_3"><text:s/>$</text:span><text:span text:style-name="T551_4">RESULT</text:span></text:p>
      <text:p text:style-name="P552"><text:span text:style-name="T552_1"><text:tab/></text:span><text:span text:style-name="T552_2">SEQNO</text:span><text:span text:style-name="T552_3">=$(</text:span><text:span text:style-name="T552_4">echo</text:span><text:span text:style-name="T552_5"><text:s/>$</text:span><text:span text:style-name="T552_6">RESULT</text:span><text:span text:style-name="T552_7"><text:s/>|<text:s/></text:span><text:span text:style-name="T552_8">awk</text:span><text:span text:style-name="T552_9"><text:s/>'{</text:span><text:span text:style-name="T552_10">printf</text:span><text:span text:style-name="T552_11"><text:s/>$2}')</text:span></text:p>
      <text:p text:style-name="P553"><text:span text:style-name="T553_1"><text:tab/></text:span><text:span text:style-name="T553_2">TIMESTAMP</text:span><text:span text:style-name="T553_3">=$(</text:span><text:span text:style-name="T553_4">echo</text:span><text:span text:style-name="T553_5"><text:s/>$</text:span><text:span text:style-name="T553_6">RESULT</text:span><text:span text:style-name="T553_7"><text:s/>|<text:s/></text:span><text:span text:style-name="T553_8">awk</text:span><text:span text:style-name="T553_9"><text:s/>'{</text:span><text:span text:style-name="T553_10">printf</text:span><text:span text:style-name="T553_11"><text:s/>$8}')<text:s text:c="4"/></text:span></text:p>
      <text:p text:style-name="P554"><text:span text:style-name="T554_1"><text:tab/></text:span><text:span text:style-name="T554_2">EBCHAINID</text:span><text:span text:style-name="T554_3">=$(</text:span><text:span text:style-name="T554_4">echo</text:span><text:span text:style-name="T554_5"><text:s/>$</text:span><text:span text:style-name="T554_6">RESULT</text:span><text:span text:style-name="T554_7"><text:s/>|<text:s/></text:span><text:span text:style-name="T554_8">awk</text:span><text:span text:style-name="T554_9"><text:s/>'{</text:span><text:span text:style-name="T554_10">printf</text:span><text:span text:style-name="T554_11"><text:s/>$4}')</text:span></text:p>
      <text:p text:style-name="P555"><text:span text:style-name="T555_1"><text:tab/></text:span><text:span text:style-name="T555_2">ENTRYKEYMERKELROOT</text:span><text:span text:style-name="T555_3">=$(</text:span><text:span text:style-name="T555_4">echo</text:span><text:span text:style-name="T555_5"><text:s/>$</text:span><text:span text:style-name="T555_6">RESULT</text:span><text:span text:style-name="T555_7"><text:s/>|<text:s/></text:span><text:span text:style-name="T555_8">awk</text:span><text:span text:style-name="T555_9"><text:s/>'{</text:span><text:span text:style-name="T555_10">printf</text:span><text:span text:style-name="T555_11"><text:s/>$6}')</text:span></text:p>
      <text:p text:style-name="P556"><text:span text:style-name="T556_1"><text:tab/></text:span><text:span text:style-name="T556_2">echo</text:span><text:span text:style-name="T556_3"><text:s/></text:span><text:span text:style-name="T556_4">ENTRY</text:span><text:span text:style-name="T556_5"><text:s/></text:span><text:span text:style-name="T556_6">BLOCK</text:span></text:p>
      <text:p text:style-name="P557"><text:span text:style-name="T557_1"><text:tab/></text:span><text:span text:style-name="T557_2">echo</text:span><text:span text:style-name="T557_3"><text:s/>-----------</text:span></text:p>
      <text:p text:style-name="P558"><text:span text:style-name="T558_1"><text:tab/></text:span><text:span text:style-name="T558_2">echo</text:span><text:span text:style-name="T558_3"><text:s/></text:span><text:span text:style-name="T558_4">Sequence</text:span><text:span text:style-name="T558_5"><text:s/></text:span><text:span text:style-name="T558_6">Number</text:span><text:span text:style-name="T558_7"><text:s/>-<text:s/></text:span><text:span text:style-name="T558_8">Time</text:span><text:span text:style-name="T558_9"><text:s/></text:span><text:span text:style-name="T558_10">Stamp</text:span></text:p>
      <text:p text:style-name="P559"><text:span text:style-name="T559_1"><text:tab/></text:span><text:span text:style-name="T559_2">echo</text:span><text:span text:style-name="T559_3"><text:s/>$</text:span><text:span text:style-name="T559_4">SEQNO</text:span><text:span text:style-name="T559_5"><text:s/>$</text:span><text:span text:style-name="T559_6">TIMESTAMP</text:span></text:p>
      <text:p text:style-name="P560"><text:span text:style-name="T560_1"><text:tab/></text:span><text:span text:style-name="T560_2">echo</text:span><text:span text:style-name="T560_3"><text:s/></text:span><text:span text:style-name="T560_4">Chain</text:span><text:span text:style-name="T560_5"><text:s/></text:span><text:span text:style-name="T560_6">ID</text:span></text:p>
      <text:p text:style-name="P561"><text:span text:style-name="T561_1"><text:tab/></text:span><text:span text:style-name="T561_2">echo</text:span><text:span text:style-name="T561_3"><text:s/>$</text:span><text:span text:style-name="T561_4">EBCHAINID</text:span></text:p>
      <text:p text:style-name="P562"><text:span text:style-name="T562_1"><text:tab/></text:span><text:span text:style-name="T562_2">echo</text:span><text:span text:style-name="T562_3"><text:s/></text:span><text:span text:style-name="T562_4">Previous</text:span><text:span text:style-name="T562_5"><text:s/></text:span><text:span text:style-name="T562_6">Entry</text:span><text:span text:style-name="T562_7"><text:s/></text:span><text:span text:style-name="T562_8">Block</text:span><text:span text:style-name="T562_9"><text:s/></text:span><text:span text:style-name="T562_10">Key</text:span><text:span text:style-name="T562_11"><text:s/></text:span><text:span text:style-name="T562_12">Merkel</text:span><text:span text:style-name="T562_13"><text:s/></text:span><text:span text:style-name="T562_14">Root</text:span></text:p>
      <text:p text:style-name="P563"><text:span text:style-name="T563_1"><text:tab/></text:span><text:span text:style-name="T563_2">echo</text:span><text:span text:style-name="T563_3"><text:s/>$</text:span><text:span text:style-name="T563_4">ENTRYKEYMERKELROOT</text:span></text:p>
      <text:p text:style-name="P564"><text:span text:style-name="T564_1"><text:tab/></text:span><text:span text:style-name="T564_2">echo</text:span></text:p>
      <text:p text:style-name="P565"><text:span text:style-name="T565_1"><text:tab/></text:span><text:span text:style-name="T565_2">ENTRYINDEX</text:span><text:span text:style-name="T565_3">=12</text:span></text:p>
      <text:p text:style-name="P566"><text:span text:style-name="T566_1"><text:tab/></text:span><text:span text:style-name="T566_2">ENTRYTIMESTAMP</text:span><text:span text:style-name="T566_3">=$(</text:span><text:span text:style-name="T566_4">echo</text:span><text:span text:style-name="T566_5"><text:s/>$</text:span><text:span text:style-name="T566_6">RESULT</text:span><text:span text:style-name="T566_7"><text:s/>|<text:s/></text:span><text:span text:style-name="T566_8">awk</text:span><text:span text:style-name="T566_9"><text:s/>'{</text:span><text:span text:style-name="T566_10">printf</text:span><text:span text:style-name="T566_11"><text:s/>$12}')</text:span></text:p>
      <text:p text:style-name="P567"><text:span text:style-name="T567_1"><text:tab/></text:span><text:span text:style-name="T567_2">until</text:span><text:span text:style-name="T567_3"><text:s/>[<text:s/>"$</text:span><text:span text:style-name="T567_4">ENTRYTIMESTAMP</text:span><text:span text:style-name="T567_5">"<text:s/>=<text:s/>""<text:s/>];<text:s/></text:span><text:span text:style-name="T567_6">do</text:span></text:p>
      <text:p text:style-name="P568"><text:span text:style-name="T568_1"><text:s text:c="4"/><text:tab/></text:span><text:span text:style-name="T568_2">echo</text:span><text:span text:style-name="T568_3"><text:s/>"<text:tab/>"</text:span><text:span text:style-name="T568_4">ENTRY</text:span></text:p>
      <text:p text:style-name="P569"><text:span text:style-name="T569_1"><text:s text:c="4"/><text:tab/></text:span><text:span text:style-name="T569_2">echo</text:span><text:span text:style-name="T569_3"><text:s/>"<text:tab/>"-----</text:span></text:p>
      <text:p text:style-name="P570"><text:span text:style-name="T570_1"><text:s text:c="4"/><text:tab/></text:span><text:span text:style-name="T570_2">echo</text:span><text:span text:style-name="T570_3"><text:s/>"<text:tab/>"</text:span><text:span text:style-name="T570_4">Entry</text:span><text:span text:style-name="T570_5"><text:s/></text:span><text:span text:style-name="T570_6">Time</text:span><text:span text:style-name="T570_7"><text:s/></text:span><text:span text:style-name="T570_8">Stamp</text:span></text:p>
      <text:p text:style-name="P571"><text:span text:style-name="T571_1"><text:s text:c="4"/><text:tab/></text:span><text:span text:style-name="T571_2">echo</text:span><text:span text:style-name="T571_3"><text:s/>"<text:tab/>"$</text:span><text:span text:style-name="T571_4">ENTRYTIMESTAMP</text:span></text:p>
      <text:p text:style-name="P572"><text:span text:style-name="T572_1"><text:s text:c="4"/><text:tab/></text:span><text:span text:style-name="T572_2">echo</text:span><text:span text:style-name="T572_3"><text:s/>"<text:tab/>"</text:span><text:span text:style-name="T572_4">Entry</text:span><text:span text:style-name="T572_5"><text:s/></text:span><text:span text:style-name="T572_6">Hash</text:span></text:p>
      <text:p text:style-name="P573"><text:span text:style-name="T573_1"><text:s text:c="4"/><text:tab/></text:span><text:span text:style-name="T573_2">ENTRYHASH</text:span><text:span text:style-name="T573_3">=$(</text:span><text:span text:style-name="T573_4">echo</text:span><text:span text:style-name="T573_5"><text:s/>$</text:span><text:span text:style-name="T573_6">RESULT</text:span><text:span text:style-name="T573_7"><text:s/>|<text:s/></text:span><text:span text:style-name="T573_8">awk</text:span><text:span text:style-name="T573_9"><text:s/>-</text:span><text:span text:style-name="T573_10">v</text:span><text:span text:style-name="T573_11"><text:s/></text:span><text:span text:style-name="T573_12">INDEX</text:span><text:span text:style-name="T573_13">="$(($</text:span><text:span text:style-name="T573_14">ENTRYINDEX</text:span><text:span text:style-name="T573_15"><text:s/>+<text:s/>2))"<text:s/>'{</text:span><text:span text:style-name="T573_16">printf</text:span><text:span text:style-name="T573_17"><text:s/>$</text:span><text:span text:style-name="T573_18">INDEX</text:span><text:span text:style-name="T573_19">}')</text:span></text:p>
      <text:p text:style-name="P574"><text:span text:style-name="T574_1"><text:s text:c="4"/><text:tab/></text:span><text:span text:style-name="T574_2">echo</text:span><text:span text:style-name="T574_3"><text:s/>"<text:tab/>"$</text:span><text:span text:style-name="T574_4">ENTRYHASH</text:span></text:p>
      <text:p text:style-name="P575"><text:span text:style-name="T575_1"><text:s text:c="4"/><text:tab/></text:span><text:span text:style-name="T575_2">factom</text:span><text:span text:style-name="T575_3">-</text:span><text:span text:style-name="T575_4">cli</text:span><text:span text:style-name="T575_5"><text:s/></text:span><text:span text:style-name="T575_6">get</text:span><text:span text:style-name="T575_7"><text:s/></text:span><text:span text:style-name="T575_8">entry</text:span><text:span text:style-name="T575_9"><text:s/>$</text:span><text:span text:style-name="T575_10">ENTRYHASH</text:span></text:p>
      <text:p text:style-name="P576"><text:span text:style-name="T576_1"><text:s text:c="4"/><text:tab/>((</text:span><text:span text:style-name="T576_2">ENTRYINDEX</text:span><text:span text:style-name="T576_3">+=7))</text:span></text:p>
      <text:p text:style-name="P577"><text:span text:style-name="T577_1"><text:s text:c="4"/><text:tab/></text:span><text:span text:style-name="T577_2">ENTRYTIMESTAMP</text:span><text:span text:style-name="T577_3">=$(</text:span><text:span text:style-name="T577_4">echo</text:span><text:span text:style-name="T577_5"><text:s/>$</text:span><text:span text:style-name="T577_6">RESULT</text:span><text:span text:style-name="T577_7"><text:s/>|<text:s/></text:span><text:span text:style-name="T577_8">awk</text:span><text:span text:style-name="T577_9"><text:s/>-</text:span><text:span text:style-name="T577_10">v</text:span><text:span text:style-name="T577_11"><text:s/></text:span><text:span text:style-name="T577_12">INDEX</text:span><text:span text:style-name="T577_13">="$</text:span><text:span text:style-name="T577_14">ENTRYINDEX</text:span><text:span text:style-name="T577_15">"<text:s/>'{</text:span><text:span text:style-name="T577_16">printf</text:span><text:span text:style-name="T577_17"><text:s/>$</text:span><text:span text:style-name="T577_18">INDEX</text:span><text:span text:style-name="T577_19">}')</text:span></text:p>
      <text:p text:style-name="P578"><text:span text:style-name="T578_1"><text:tab/></text:span><text:span text:style-name="T578_2">echo</text:span></text:p>
      <text:p text:style-name="P579"><text:span text:style-name="T579_1"><text:tab/></text:span><text:span text:style-name="T579_2">done</text:span></text:p>
      <text:p text:style-name="P580"><text:span text:style-name="T580_1">done</text:span></text:p>
      <text:p text:style-name="P581"><text:span text:style-name="T581_1">echo</text:span></text:p>
      <text:p text:style-name="P582"/>
      <text:p text:style-name="P583"><text:span text:style-name="T583_1">#'</text:span><text:span text:style-name="T583_2">s</text:span><text:span text:style-name="T583_3">/[{}]//</text:span><text:span text:style-name="T583_4">g</text:span><text:span text:style-name="T583_5">'<text:s text:c="2"/>|<text:s/></text:span><text:span text:style-name="T583_6">sed</text:span><text:span text:style-name="T583_7"><text:s/>'</text:span><text:span text:style-name="T583_8">s</text:span><text:span text:style-name="T583_9">/^.//'<text:s text:c="2"/>|<text:s/></text:span><text:span text:style-name="T583_10">sed</text:span><text:span text:style-name="T583_11"><text:s/>'</text:span><text:span text:style-name="T583_12">s</text:span><text:span text:style-name="T583_13">/.$//'</text:span></text:p>
      <text:p text:style-name="P584"><text:span text:style-name="T584_1">echo</text:span><text:span text:style-name="T584_2"><text:s/>3.5<text:s text:c="2"/></text:span><text:span text:style-name="T584_3">TRACE</text:span><text:span text:style-name="T584_4"><text:s/></text:span><text:span text:style-name="T584_5">DIRECTORY</text:span><text:span text:style-name="T584_6"><text:s/></text:span><text:span text:style-name="T584_7">BLOCK</text:span><text:span text:style-name="T584_8"><text:s/></text:span><text:span text:style-name="T584_9">CHAIN</text:span></text:p>
      <text:p text:style-name="P585"><text:span text:style-name="T585_1">HEAD</text:span><text:span text:style-name="T585_2">=$(</text:span><text:span text:style-name="T585_3">factom</text:span><text:span text:style-name="T585_4">-</text:span><text:span text:style-name="T585_5">cli</text:span><text:span text:style-name="T585_6"><text:s/></text:span><text:span text:style-name="T585_7">get</text:span><text:span text:style-name="T585_8"><text:s/></text:span><text:span text:style-name="T585_9">head</text:span><text:span text:style-name="T585_10">)</text:span></text:p>
      <text:p text:style-name="P586"><text:span text:style-name="T586_1">echo</text:span><text:span text:style-name="T586_2"><text:s/>$</text:span><text:span text:style-name="T586_3">HEAD</text:span></text:p>
      <text:p text:style-name="P587"><text:span text:style-name="T587_1">DIRECTORYKEYMERKELROOT</text:span><text:span text:style-name="T587_2">=$</text:span><text:span text:style-name="T587_3">HEAD</text:span></text:p>
      <text:p text:style-name="P588"><text:span text:style-name="T588_1">until</text:span><text:span text:style-name="T588_2"><text:s/>[<text:s/>"$</text:span><text:span text:style-name="T588_3">DIRECTORYKEYMERKELROOT</text:span><text:span text:style-name="T588_4">"<text:s/>=<text:s/>"0000000000000000000000000000000000000000000000000000000000000000"<text:s/>-</text:span><text:span text:style-name="T588_5">o</text:span><text:span text:style-name="T588_6"><text:s/>"$</text:span><text:span text:style-name="T588_7">DIRECTORYKEYMERKELROOT</text:span><text:span text:style-name="T588_8">"<text:s/>=<text:s/>""<text:s/>];<text:s/></text:span><text:span text:style-name="T588_9">do</text:span></text:p>
      <text:p text:style-name="P589"><text:span text:style-name="T589_1"><text:tab/></text:span><text:span text:style-name="T589_2">RESULT</text:span><text:span text:style-name="T589_3">=$(</text:span><text:span text:style-name="T589_4">factom</text:span><text:span text:style-name="T589_5">-</text:span><text:span text:style-name="T589_6">cli</text:span><text:span text:style-name="T589_7"><text:s/></text:span><text:span text:style-name="T589_8">get</text:span><text:span text:style-name="T589_9"><text:s/></text:span><text:span text:style-name="T589_10">dblock</text:span><text:span text:style-name="T589_11"><text:s/>$</text:span><text:span text:style-name="T589_12">DIRECTORYKEYMERKELROOT</text:span><text:span text:style-name="T589_13">)</text:span></text:p>
      <text:p text:style-name="P590"><text:span text:style-name="T590_1">#<text:s text:c="3"/></text:span><text:span text:style-name="T590_2">echo</text:span><text:span text:style-name="T590_3"><text:s/>$</text:span><text:span text:style-name="T590_4">RESULT</text:span></text:p>
      <text:p text:style-name="P591"><text:span text:style-name="T591_1"><text:tab/></text:span><text:span text:style-name="T591_2">DIRECTORYKEYMERKELROOT</text:span><text:span text:style-name="T591_3">=$(</text:span><text:span text:style-name="T591_4">echo</text:span><text:span text:style-name="T591_5"><text:s/>$</text:span><text:span text:style-name="T591_6">RESULT</text:span><text:span text:style-name="T591_7"><text:s/>|<text:s/></text:span><text:span text:style-name="T591_8">awk</text:span><text:span text:style-name="T591_9"><text:s/>'{</text:span><text:span text:style-name="T591_10">printf</text:span><text:span text:style-name="T591_11"><text:s/>$2}')</text:span></text:p>
      <text:p text:style-name="P592"><text:span text:style-name="T592_1"><text:tab/></text:span><text:span text:style-name="T592_2">TIMESTAMP</text:span><text:span text:style-name="T592_3">=$(</text:span><text:span text:style-name="T592_4">echo</text:span><text:span text:style-name="T592_5"><text:s/>$</text:span><text:span text:style-name="T592_6">RESULT</text:span><text:span text:style-name="T592_7"><text:s/>|<text:s/></text:span><text:span text:style-name="T592_8">awk</text:span><text:span text:style-name="T592_9"><text:s/>'{</text:span><text:span text:style-name="T592_10">printf</text:span><text:span text:style-name="T592_11"><text:s/>$4}')<text:s text:c="4"/></text:span></text:p>
      <text:p text:style-name="P593"><text:span text:style-name="T593_1"><text:tab/></text:span><text:span text:style-name="T593_2">SEQNO</text:span><text:span text:style-name="T593_3">=$(</text:span><text:span text:style-name="T593_4">echo</text:span><text:span text:style-name="T593_5"><text:s/>$</text:span><text:span text:style-name="T593_6">RESULT</text:span><text:span text:style-name="T593_7"><text:s/>|<text:s/></text:span><text:span text:style-name="T593_8">awk</text:span><text:span text:style-name="T593_9"><text:s/>'{</text:span><text:span text:style-name="T593_10">printf</text:span><text:span text:style-name="T593_11"><text:s/>$6}')</text:span></text:p>
      <text:p text:style-name="P594"><text:span text:style-name="T594_1"><text:tab/></text:span><text:span text:style-name="T594_2">echo</text:span><text:span text:style-name="T594_3"><text:s/></text:span><text:span text:style-name="T594_4">DIRECTORY</text:span><text:span text:style-name="T594_5"><text:s/></text:span><text:span text:style-name="T594_6">BLOCK</text:span></text:p>
      <text:p text:style-name="P595"><text:span text:style-name="T595_1"><text:tab/></text:span><text:span text:style-name="T595_2">echo</text:span><text:span text:style-name="T595_3"><text:s/>---------------</text:span></text:p>
      <text:p text:style-name="P596"><text:span text:style-name="T596_1"><text:tab/></text:span><text:span text:style-name="T596_2">echo</text:span><text:span text:style-name="T596_3"><text:s/></text:span><text:span text:style-name="T596_4">Previous</text:span><text:span text:style-name="T596_5"><text:s/></text:span><text:span text:style-name="T596_6">Directory</text:span><text:span text:style-name="T596_7"><text:s/></text:span><text:span text:style-name="T596_8">Block</text:span><text:span text:style-name="T596_9"><text:s/></text:span><text:span text:style-name="T596_10">Key</text:span><text:span text:style-name="T596_11"><text:s/></text:span><text:span text:style-name="T596_12">Merkel</text:span><text:span text:style-name="T596_13"><text:s/></text:span><text:span text:style-name="T596_14">Root</text:span><text:span text:style-name="T596_15"><text:s/>-<text:s/></text:span><text:span text:style-name="T596_16">Time</text:span><text:span text:style-name="T596_17"><text:s/></text:span><text:span text:style-name="T596_18">Stamp</text:span><text:span text:style-name="T596_19"><text:s/>-<text:s/></text:span><text:span text:style-name="T596_20">Sequence</text:span><text:span text:style-name="T596_21"><text:s/></text:span><text:span text:style-name="T596_22">Number</text:span></text:p>
      <text:p text:style-name="P597"><text:span text:style-name="T597_1"><text:tab/></text:span><text:span text:style-name="T597_2">echo</text:span><text:span text:style-name="T597_3"><text:s/>$</text:span><text:span text:style-name="T597_4">DIRECTORYKEYMERKELROOT</text:span><text:span text:style-name="T597_5"><text:s/>$</text:span><text:span text:style-name="T597_6">TIMESTAMP</text:span><text:span text:style-name="T597_7"><text:s/>$</text:span><text:span text:style-name="T597_8">SEQNO</text:span></text:p>
      <text:p text:style-name="P598"><text:span text:style-name="T598_1"><text:tab/></text:span><text:span text:style-name="T598_2">echo</text:span></text:p>
      <text:p text:style-name="P599"><text:span text:style-name="T599_1"><text:tab/></text:span><text:span text:style-name="T599_2">EBCHAINIDINDEX</text:span><text:span text:style-name="T599_3">=10</text:span></text:p>
      <text:p text:style-name="P600"><text:span text:style-name="T600_1"><text:tab/></text:span><text:span text:style-name="T600_2">EBCHAINID</text:span><text:span text:style-name="T600_3">=$(</text:span><text:span text:style-name="T600_4">echo</text:span><text:span text:style-name="T600_5"><text:s/>$</text:span><text:span text:style-name="T600_6">RESULT</text:span><text:span text:style-name="T600_7"><text:s/>|<text:s/></text:span><text:span text:style-name="T600_8">awk</text:span><text:span text:style-name="T600_9"><text:s/>'{</text:span><text:span text:style-name="T600_10">printf</text:span><text:span text:style-name="T600_11"><text:s/>$10}')</text:span></text:p>
      <text:p text:style-name="P601"><text:span text:style-name="T601_1"><text:tab/></text:span><text:span text:style-name="T601_2">until</text:span><text:span text:style-name="T601_3"><text:s/>[<text:s/>"$</text:span><text:span text:style-name="T601_4">EBCHAINID</text:span><text:span text:style-name="T601_5">"<text:s/>=<text:s/>""<text:s/>];<text:s/></text:span><text:span text:style-name="T601_6">do</text:span></text:p>
      <text:p text:style-name="P602"><text:span text:style-name="T602_1"><text:s text:c="4"/><text:tab/></text:span><text:span text:style-name="T602_2">EBKEYMERKELROOT</text:span><text:span text:style-name="T602_3">=$(</text:span><text:span text:style-name="T602_4">echo</text:span><text:span text:style-name="T602_5"><text:s/>$</text:span><text:span text:style-name="T602_6">RESULT</text:span><text:span text:style-name="T602_7"><text:s/>|<text:s/></text:span><text:span text:style-name="T602_8">awk</text:span><text:span text:style-name="T602_9"><text:s/>-</text:span><text:span text:style-name="T602_10">v</text:span><text:span text:style-name="T602_11"><text:s/></text:span><text:span text:style-name="T602_12">INDEX</text:span><text:span text:style-name="T602_13">="$(($</text:span><text:span text:style-name="T602_14">EBCHAINIDINDEX</text:span><text:span text:style-name="T602_15"><text:s/>+<text:s/>2))"<text:s/>'{</text:span><text:span text:style-name="T602_16">printf</text:span><text:span text:style-name="T602_17"><text:s/>$</text:span><text:span text:style-name="T602_18">INDEX</text:span><text:span text:style-name="T602_19">}')</text:span></text:p>
      <text:p text:style-name="P603"><text:span text:style-name="T603_1"><text:s text:c="4"/><text:tab/></text:span><text:span text:style-name="T603_2">echo</text:span><text:span text:style-name="T603_3"><text:s/>"<text:tab/>"</text:span><text:span text:style-name="T603_4">ENTRY</text:span><text:span text:style-name="T603_5"><text:s/></text:span><text:span text:style-name="T603_6">BLOCK</text:span></text:p>
      <text:p text:style-name="P604"><text:span text:style-name="T604_1"><text:s text:c="4"/><text:tab/></text:span><text:span text:style-name="T604_2">echo</text:span><text:span text:style-name="T604_3"><text:s/>"<text:tab/>"-----------</text:span></text:p>
      <text:p text:style-name="P605"><text:span text:style-name="T605_1"><text:s text:c="4"/><text:tab/></text:span><text:span text:style-name="T605_2">echo</text:span><text:span text:style-name="T605_3"><text:s/>"<text:tab/>"</text:span><text:span text:style-name="T605_4">Entry</text:span><text:span text:style-name="T605_5"><text:s/></text:span><text:span text:style-name="T605_6">Block</text:span><text:span text:style-name="T605_7"><text:s/></text:span><text:span text:style-name="T605_8">Chain</text:span><text:span text:style-name="T605_9"><text:s/></text:span><text:span text:style-name="T605_10">ID</text:span></text:p>
      <text:p text:style-name="P606"><text:span text:style-name="T606_1"><text:s text:c="4"/><text:tab/></text:span><text:span text:style-name="T606_2">echo</text:span><text:span text:style-name="T606_3"><text:s/>"<text:tab/>"$</text:span><text:span text:style-name="T606_4">EBCHAINID</text:span></text:p>
      <text:p text:style-name="P607"><text:span text:style-name="T607_1"><text:s text:c="4"/><text:tab/></text:span><text:span text:style-name="T607_2">echo</text:span><text:span text:style-name="T607_3"><text:s/>"<text:tab/>"</text:span><text:span text:style-name="T607_4">Entry</text:span><text:span text:style-name="T607_5"><text:s/></text:span><text:span text:style-name="T607_6">Block</text:span><text:span text:style-name="T607_7"><text:s/></text:span><text:span text:style-name="T607_8">Key</text:span><text:span text:style-name="T607_9"><text:s/></text:span><text:span text:style-name="T607_10">Merkel</text:span><text:span text:style-name="T607_11"><text:s/></text:span><text:span text:style-name="T607_12">Root</text:span></text:p>
      <text:p text:style-name="P608"><text:span text:style-name="T608_1"><text:s text:c="4"/><text:tab/></text:span><text:span text:style-name="T608_2">echo</text:span><text:span text:style-name="T608_3"><text:s/>"<text:tab/>"$</text:span><text:span text:style-name="T608_4">EBKEYMERKELROOT</text:span></text:p>
      <text:p text:style-name="P609"><text:span text:style-name="T609_1"><text:s text:c="4"/><text:tab/>((</text:span><text:span text:style-name="T609_2">EBCHAINIDINDEX</text:span><text:span text:style-name="T609_3">+=7))</text:span></text:p>
      <text:p text:style-name="P610"><text:span text:style-name="T610_1"><text:s text:c="4"/><text:tab/></text:span><text:span text:style-name="T610_2">EBCHAINID</text:span><text:span text:style-name="T610_3">=$(</text:span><text:span text:style-name="T610_4">echo</text:span><text:span text:style-name="T610_5"><text:s/>$</text:span><text:span text:style-name="T610_6">RESULT</text:span><text:span text:style-name="T610_7"><text:s/>|<text:s/></text:span><text:span text:style-name="T610_8">awk</text:span><text:span text:style-name="T610_9"><text:s/>-</text:span><text:span text:style-name="T610_10">v</text:span><text:span text:style-name="T610_11"><text:s/></text:span><text:span text:style-name="T610_12">INDEX</text:span><text:span text:style-name="T610_13">="$</text:span><text:span text:style-name="T610_14">EBCHAINIDINDEX</text:span><text:span text:style-name="T610_15">"<text:s/>'{</text:span><text:span text:style-name="T610_16">printf</text:span><text:span text:style-name="T610_17"><text:s/>$</text:span><text:span text:style-name="T610_18">INDEX</text:span><text:span text:style-name="T610_19">}')</text:span></text:p>
      <text:p text:style-name="P611"><text:span text:style-name="T611_1"><text:tab/></text:span><text:span text:style-name="T611_2">echo</text:span></text:p>
      <text:p text:style-name="P612"><text:span text:style-name="T612_1"><text:tab/></text:span><text:span text:style-name="T612_2">done</text:span></text:p>
      <text:p text:style-name="P613"><text:span text:style-name="T613_1">done</text:span></text:p>
      <text:p text:style-name="P614"><text:span text:style-name="T614_1">echo</text:span></text:p>
      <text:p text:style-name="P615"/>
      <text:p text:style-name="P616"><text:span text:style-name="T616_1">:<text:s/>&lt;&lt;'</text:span><text:span text:style-name="T616_2">EOF</text:span><text:span text:style-name="T616_3">'</text:span></text:p>
      <text:p text:style-name="P617"/>
      <text:p text:style-name="P618"><text:span text:style-name="T618_1">EOF</text:span></text:p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